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SERT INTO sparten_mitglieder (Sparte, Mitglied) VALUES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34" calcext:value-type="float">
            <text:p>34</text:p>
          </table:table-cell>
          <table:table-cell table:formula="of:=CONCATENATE(&quot;(&quot;;[.A2];&quot;,&quot;;[.B2];&quot;),&quot;)" office:value-type="string" office:string-value="(13,34)," calcext:value-type="string">
            <text:p>(13,34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87" calcext:value-type="float">
            <text:p>87</text:p>
          </table:table-cell>
          <table:table-cell table:formula="of:=CONCATENATE(&quot;(&quot;;[.A3];&quot;,&quot;;[.B3];&quot;),&quot;)" office:value-type="string" office:string-value="(17,87)," calcext:value-type="string">
            <text:p>(17,8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37" calcext:value-type="float">
            <text:p>37</text:p>
          </table:table-cell>
          <table:table-cell table:formula="of:=CONCATENATE(&quot;(&quot;;[.A4];&quot;,&quot;;[.B4];&quot;),&quot;)" office:value-type="string" office:string-value="(19,37)," calcext:value-type="string">
            <text:p>(19,37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09" calcext:value-type="float">
            <text:p>109</text:p>
          </table:table-cell>
          <table:table-cell table:formula="of:=CONCATENATE(&quot;(&quot;;[.A5];&quot;,&quot;;[.B5];&quot;),&quot;)" office:value-type="string" office:string-value="(4,109)," calcext:value-type="string">
            <text:p>(4,109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90" calcext:value-type="float">
            <text:p>90</text:p>
          </table:table-cell>
          <table:table-cell table:formula="of:=CONCATENATE(&quot;(&quot;;[.A6];&quot;,&quot;;[.B6];&quot;),&quot;)" office:value-type="string" office:string-value="(2,90)," calcext:value-type="string">
            <text:p>(2,9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81" calcext:value-type="float">
            <text:p>81</text:p>
          </table:table-cell>
          <table:table-cell table:formula="of:=CONCATENATE(&quot;(&quot;;[.A7];&quot;,&quot;;[.B7];&quot;),&quot;)" office:value-type="string" office:string-value="(3,81)," calcext:value-type="string">
            <text:p>(3,81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97" calcext:value-type="float">
            <text:p>97</text:p>
          </table:table-cell>
          <table:table-cell table:formula="of:=CONCATENATE(&quot;(&quot;;[.A8];&quot;,&quot;;[.B8];&quot;),&quot;)" office:value-type="string" office:string-value="(9,97)," calcext:value-type="string">
            <text:p>(9,97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34" calcext:value-type="float">
            <text:p>34</text:p>
          </table:table-cell>
          <table:table-cell table:formula="of:=CONCATENATE(&quot;(&quot;;[.A9];&quot;,&quot;;[.B9];&quot;),&quot;)" office:value-type="string" office:string-value="(11,34)," calcext:value-type="string">
            <text:p>(11,34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38" calcext:value-type="float">
            <text:p>138</text:p>
          </table:table-cell>
          <table:table-cell table:formula="of:=CONCATENATE(&quot;(&quot;;[.A10];&quot;,&quot;;[.B10];&quot;),&quot;)" office:value-type="string" office:string-value="(17,138)," calcext:value-type="string">
            <text:p>(17,138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0" calcext:value-type="float">
            <text:p>10</text:p>
          </table:table-cell>
          <table:table-cell table:formula="of:=CONCATENATE(&quot;(&quot;;[.A11];&quot;,&quot;;[.B11];&quot;),&quot;)" office:value-type="string" office:string-value="(18,10)," calcext:value-type="string">
            <text:p>(18,10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14" calcext:value-type="float">
            <text:p>114</text:p>
          </table:table-cell>
          <table:table-cell table:formula="of:=CONCATENATE(&quot;(&quot;;[.A12];&quot;,&quot;;[.B12];&quot;),&quot;)" office:value-type="string" office:string-value="(14,114)," calcext:value-type="string">
            <text:p>(14,114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13];&quot;,&quot;;[.B13];&quot;),&quot;)" office:value-type="string" office:string-value="(7,22)," calcext:value-type="string">
            <text:p>(7,22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20" calcext:value-type="float">
            <text:p>20</text:p>
          </table:table-cell>
          <table:table-cell table:formula="of:=CONCATENATE(&quot;(&quot;;[.A14];&quot;,&quot;;[.B14];&quot;),&quot;)" office:value-type="string" office:string-value="(1,20)," calcext:value-type="string">
            <text:p>(1,20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93" calcext:value-type="float">
            <text:p>193</text:p>
          </table:table-cell>
          <table:table-cell table:formula="of:=CONCATENATE(&quot;(&quot;;[.A15];&quot;,&quot;;[.B15];&quot;),&quot;)" office:value-type="string" office:string-value="(5,193)," calcext:value-type="string">
            <text:p>(5,193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60" calcext:value-type="float">
            <text:p>60</text:p>
          </table:table-cell>
          <table:table-cell table:formula="of:=CONCATENATE(&quot;(&quot;;[.A16];&quot;,&quot;;[.B16];&quot;),&quot;)" office:value-type="string" office:string-value="(19,60)," calcext:value-type="string">
            <text:p>(19,60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17];&quot;,&quot;;[.B17];&quot;),&quot;)" office:value-type="string" office:string-value="(6,98)," calcext:value-type="string">
            <text:p>(6,9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73" calcext:value-type="float">
            <text:p>173</text:p>
          </table:table-cell>
          <table:table-cell table:formula="of:=CONCATENATE(&quot;(&quot;;[.A18];&quot;,&quot;;[.B18];&quot;),&quot;)" office:value-type="string" office:string-value="(1,173)," calcext:value-type="string">
            <text:p>(1,173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37" calcext:value-type="float">
            <text:p>137</text:p>
          </table:table-cell>
          <table:table-cell table:formula="of:=CONCATENATE(&quot;(&quot;;[.A19];&quot;,&quot;;[.B19];&quot;),&quot;)" office:value-type="string" office:string-value="(11,137)," calcext:value-type="string">
            <text:p>(11,137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27" calcext:value-type="float">
            <text:p>27</text:p>
          </table:table-cell>
          <table:table-cell table:formula="of:=CONCATENATE(&quot;(&quot;;[.A20];&quot;,&quot;;[.B20];&quot;),&quot;)" office:value-type="string" office:string-value="(8,27)," calcext:value-type="string">
            <text:p>(8,27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49" calcext:value-type="float">
            <text:p>49</text:p>
          </table:table-cell>
          <table:table-cell table:formula="of:=CONCATENATE(&quot;(&quot;;[.A21];&quot;,&quot;;[.B21];&quot;),&quot;)" office:value-type="string" office:string-value="(20,49)," calcext:value-type="string">
            <text:p>(20,49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22];&quot;,&quot;;[.B22];&quot;),&quot;)" office:value-type="string" office:string-value="(17,132)," calcext:value-type="string">
            <text:p>(17,132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22" calcext:value-type="float">
            <text:p>122</text:p>
          </table:table-cell>
          <table:table-cell table:formula="of:=CONCATENATE(&quot;(&quot;;[.A23];&quot;,&quot;;[.B23];&quot;),&quot;)" office:value-type="string" office:string-value="(19,122)," calcext:value-type="string">
            <text:p>(19,122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24];&quot;,&quot;;[.B24];&quot;),&quot;)" office:value-type="string" office:string-value="(3,16)," calcext:value-type="string">
            <text:p>(3,16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81" calcext:value-type="float">
            <text:p>181</text:p>
          </table:table-cell>
          <table:table-cell table:formula="of:=CONCATENATE(&quot;(&quot;;[.A25];&quot;,&quot;;[.B25];&quot;),&quot;)" office:value-type="string" office:string-value="(20,181)," calcext:value-type="string">
            <text:p>(20,181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9" calcext:value-type="float">
            <text:p>19</text:p>
          </table:table-cell>
          <table:table-cell table:formula="of:=CONCATENATE(&quot;(&quot;;[.A26];&quot;,&quot;;[.B26];&quot;),&quot;)" office:value-type="string" office:string-value="(7,19)," calcext:value-type="string">
            <text:p>(7,19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4" calcext:value-type="float">
            <text:p>4</text:p>
          </table:table-cell>
          <table:table-cell table:formula="of:=CONCATENATE(&quot;(&quot;;[.A27];&quot;,&quot;;[.B27];&quot;),&quot;)" office:value-type="string" office:string-value="(12,4)," calcext:value-type="string">
            <text:p>(12,4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88" calcext:value-type="float">
            <text:p>188</text:p>
          </table:table-cell>
          <table:table-cell table:formula="of:=CONCATENATE(&quot;(&quot;;[.A28];&quot;,&quot;;[.B28];&quot;),&quot;)" office:value-type="string" office:string-value="(3,188)," calcext:value-type="string">
            <text:p>(3,188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56" calcext:value-type="float">
            <text:p>56</text:p>
          </table:table-cell>
          <table:table-cell table:formula="of:=CONCATENATE(&quot;(&quot;;[.A29];&quot;,&quot;;[.B29];&quot;),&quot;)" office:value-type="string" office:string-value="(6,56)," calcext:value-type="string">
            <text:p>(6,56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91" calcext:value-type="float">
            <text:p>91</text:p>
          </table:table-cell>
          <table:table-cell table:formula="of:=CONCATENATE(&quot;(&quot;;[.A30];&quot;,&quot;;[.B30];&quot;),&quot;)" office:value-type="string" office:string-value="(2,91)," calcext:value-type="string">
            <text:p>(2,91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82" calcext:value-type="float">
            <text:p>182</text:p>
          </table:table-cell>
          <table:table-cell table:formula="of:=CONCATENATE(&quot;(&quot;;[.A31];&quot;,&quot;;[.B31];&quot;),&quot;)" office:value-type="string" office:string-value="(8,182)," calcext:value-type="string">
            <text:p>(8,182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06" calcext:value-type="float">
            <text:p>106</text:p>
          </table:table-cell>
          <table:table-cell table:formula="of:=CONCATENATE(&quot;(&quot;;[.A32];&quot;,&quot;;[.B32];&quot;),&quot;)" office:value-type="string" office:string-value="(14,106)," calcext:value-type="string">
            <text:p>(14,10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87" calcext:value-type="float">
            <text:p>187</text:p>
          </table:table-cell>
          <table:table-cell table:formula="of:=CONCATENATE(&quot;(&quot;;[.A33];&quot;,&quot;;[.B33];&quot;),&quot;)" office:value-type="string" office:string-value="(4,187)," calcext:value-type="string">
            <text:p>(4,187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77" calcext:value-type="float">
            <text:p>77</text:p>
          </table:table-cell>
          <table:table-cell table:formula="of:=CONCATENATE(&quot;(&quot;;[.A34];&quot;,&quot;;[.B34];&quot;),&quot;)" office:value-type="string" office:string-value="(13,77)," calcext:value-type="string">
            <text:p>(13,77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19" calcext:value-type="float">
            <text:p>119</text:p>
          </table:table-cell>
          <table:table-cell table:formula="of:=CONCATENATE(&quot;(&quot;;[.A35];&quot;,&quot;;[.B35];&quot;),&quot;)" office:value-type="string" office:string-value="(8,119)," calcext:value-type="string">
            <text:p>(8,119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84" calcext:value-type="float">
            <text:p>84</text:p>
          </table:table-cell>
          <table:table-cell table:formula="of:=CONCATENATE(&quot;(&quot;;[.A36];&quot;,&quot;;[.B36];&quot;),&quot;)" office:value-type="string" office:string-value="(17,84)," calcext:value-type="string">
            <text:p>(17,84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99" calcext:value-type="float">
            <text:p>99</text:p>
          </table:table-cell>
          <table:table-cell table:formula="of:=CONCATENATE(&quot;(&quot;;[.A37];&quot;,&quot;;[.B37];&quot;),&quot;)" office:value-type="string" office:string-value="(9,99)," calcext:value-type="string">
            <text:p>(9,99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" calcext:value-type="float">
            <text:p>1</text:p>
          </table:table-cell>
          <table:table-cell table:formula="of:=CONCATENATE(&quot;(&quot;;[.A38];&quot;,&quot;;[.B38];&quot;),&quot;)" office:value-type="string" office:string-value="(18,1)," calcext:value-type="string">
            <text:p>(18,1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09" calcext:value-type="float">
            <text:p>109</text:p>
          </table:table-cell>
          <table:table-cell table:formula="of:=CONCATENATE(&quot;(&quot;;[.A39];&quot;,&quot;;[.B39];&quot;),&quot;)" office:value-type="string" office:string-value="(9,109)," calcext:value-type="string">
            <text:p>(9,109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84" calcext:value-type="float">
            <text:p>84</text:p>
          </table:table-cell>
          <table:table-cell table:formula="of:=CONCATENATE(&quot;(&quot;;[.A40];&quot;,&quot;;[.B40];&quot;),&quot;)" office:value-type="string" office:string-value="(10,84)," calcext:value-type="string">
            <text:p>(10,84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63" calcext:value-type="float">
            <text:p>163</text:p>
          </table:table-cell>
          <table:table-cell table:formula="of:=CONCATENATE(&quot;(&quot;;[.A41];&quot;,&quot;;[.B41];&quot;),&quot;)" office:value-type="string" office:string-value="(1,163)," calcext:value-type="string">
            <text:p>(1,163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94" calcext:value-type="float">
            <text:p>194</text:p>
          </table:table-cell>
          <table:table-cell table:formula="of:=CONCATENATE(&quot;(&quot;;[.A42];&quot;,&quot;;[.B42];&quot;),&quot;)" office:value-type="string" office:string-value="(2,194)," calcext:value-type="string">
            <text:p>(2,19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36" calcext:value-type="float">
            <text:p>136</text:p>
          </table:table-cell>
          <table:table-cell table:formula="of:=CONCATENATE(&quot;(&quot;;[.A43];&quot;,&quot;;[.B43];&quot;),&quot;)" office:value-type="string" office:string-value="(8,136)," calcext:value-type="string">
            <text:p>(8,136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3" calcext:value-type="float">
            <text:p>13</text:p>
          </table:table-cell>
          <table:table-cell table:formula="of:=CONCATENATE(&quot;(&quot;;[.A44];&quot;,&quot;;[.B44];&quot;),&quot;)" office:value-type="string" office:string-value="(17,13)," calcext:value-type="string">
            <text:p>(17,13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94" calcext:value-type="float">
            <text:p>194</text:p>
          </table:table-cell>
          <table:table-cell table:formula="of:=CONCATENATE(&quot;(&quot;;[.A45];&quot;,&quot;;[.B45];&quot;),&quot;)" office:value-type="string" office:string-value="(13,194)," calcext:value-type="string">
            <text:p>(13,194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51" calcext:value-type="float">
            <text:p>151</text:p>
          </table:table-cell>
          <table:table-cell table:formula="of:=CONCATENATE(&quot;(&quot;;[.A46];&quot;,&quot;;[.B46];&quot;),&quot;)" office:value-type="string" office:string-value="(2,151)," calcext:value-type="string">
            <text:p>(2,151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30" calcext:value-type="float">
            <text:p>130</text:p>
          </table:table-cell>
          <table:table-cell table:formula="of:=CONCATENATE(&quot;(&quot;;[.A47];&quot;,&quot;;[.B47];&quot;),&quot;)" office:value-type="string" office:string-value="(18,130)," calcext:value-type="string">
            <text:p>(18,13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40" calcext:value-type="float">
            <text:p>140</text:p>
          </table:table-cell>
          <table:table-cell table:formula="of:=CONCATENATE(&quot;(&quot;;[.A48];&quot;,&quot;;[.B48];&quot;),&quot;)" office:value-type="string" office:string-value="(15,140)," calcext:value-type="string">
            <text:p>(15,14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26" calcext:value-type="float">
            <text:p>126</text:p>
          </table:table-cell>
          <table:table-cell table:formula="of:=CONCATENATE(&quot;(&quot;;[.A49];&quot;,&quot;;[.B49];&quot;),&quot;)" office:value-type="string" office:string-value="(15,126)," calcext:value-type="string">
            <text:p>(15,12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36" calcext:value-type="float">
            <text:p>136</text:p>
          </table:table-cell>
          <table:table-cell table:formula="of:=CONCATENATE(&quot;(&quot;;[.A50];&quot;,&quot;;[.B50];&quot;),&quot;)" office:value-type="string" office:string-value="(4,136)," calcext:value-type="string">
            <text:p>(4,13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34" calcext:value-type="float">
            <text:p>134</text:p>
          </table:table-cell>
          <table:table-cell table:formula="of:=CONCATENATE(&quot;(&quot;;[.A51];&quot;,&quot;;[.B51];&quot;),&quot;)" office:value-type="string" office:string-value="(4,134)," calcext:value-type="string">
            <text:p>(4,134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64" calcext:value-type="float">
            <text:p>164</text:p>
          </table:table-cell>
          <table:table-cell table:formula="of:=CONCATENATE(&quot;(&quot;;[.A52];&quot;,&quot;;[.B52];&quot;),&quot;)" office:value-type="string" office:string-value="(3,164)," calcext:value-type="string">
            <text:p>(3,164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79" calcext:value-type="float">
            <text:p>79</text:p>
          </table:table-cell>
          <table:table-cell table:formula="of:=CONCATENATE(&quot;(&quot;;[.A53];&quot;,&quot;;[.B53];&quot;),&quot;)" office:value-type="string" office:string-value="(7,79)," calcext:value-type="string">
            <text:p>(7,79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44" calcext:value-type="float">
            <text:p>44</text:p>
          </table:table-cell>
          <table:table-cell table:formula="of:=CONCATENATE(&quot;(&quot;;[.A54];&quot;,&quot;;[.B54];&quot;),&quot;)" office:value-type="string" office:string-value="(6,44)," calcext:value-type="string">
            <text:p>(6,44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17" calcext:value-type="float">
            <text:p>117</text:p>
          </table:table-cell>
          <table:table-cell table:formula="of:=CONCATENATE(&quot;(&quot;;[.A55];&quot;,&quot;;[.B55];&quot;),&quot;)" office:value-type="string" office:string-value="(12,117)," calcext:value-type="string">
            <text:p>(12,117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35" calcext:value-type="float">
            <text:p>35</text:p>
          </table:table-cell>
          <table:table-cell table:formula="of:=CONCATENATE(&quot;(&quot;;[.A56];&quot;,&quot;;[.B56];&quot;),&quot;)" office:value-type="string" office:string-value="(6,35)," calcext:value-type="string">
            <text:p>(6,35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57" calcext:value-type="float">
            <text:p>157</text:p>
          </table:table-cell>
          <table:table-cell table:formula="of:=CONCATENATE(&quot;(&quot;;[.A57];&quot;,&quot;;[.B57];&quot;),&quot;)" office:value-type="string" office:string-value="(19,157)," calcext:value-type="string">
            <text:p>(19,157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29" calcext:value-type="float">
            <text:p>29</text:p>
          </table:table-cell>
          <table:table-cell table:formula="of:=CONCATENATE(&quot;(&quot;;[.A58];&quot;,&quot;;[.B58];&quot;),&quot;)" office:value-type="string" office:string-value="(7,29)," calcext:value-type="string">
            <text:p>(7,29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54" calcext:value-type="float">
            <text:p>154</text:p>
          </table:table-cell>
          <table:table-cell table:formula="of:=CONCATENATE(&quot;(&quot;;[.A59];&quot;,&quot;;[.B59];&quot;),&quot;)" office:value-type="string" office:string-value="(5,154)," calcext:value-type="string">
            <text:p>(5,154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50" calcext:value-type="float">
            <text:p>150</text:p>
          </table:table-cell>
          <table:table-cell table:formula="of:=CONCATENATE(&quot;(&quot;;[.A60];&quot;,&quot;;[.B60];&quot;),&quot;)" office:value-type="string" office:string-value="(10,150)," calcext:value-type="string">
            <text:p>(10,150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5" calcext:value-type="float">
            <text:p>15</text:p>
          </table:table-cell>
          <table:table-cell table:formula="of:=CONCATENATE(&quot;(&quot;;[.A61];&quot;,&quot;;[.B61];&quot;),&quot;)" office:value-type="string" office:string-value="(19,15)," calcext:value-type="string">
            <text:p>(19,15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0" calcext:value-type="float">
            <text:p>30</text:p>
          </table:table-cell>
          <table:table-cell table:formula="of:=CONCATENATE(&quot;(&quot;;[.A62];&quot;,&quot;;[.B62];&quot;),&quot;)" office:value-type="string" office:string-value="(9,30)," calcext:value-type="string">
            <text:p>(9,3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60" calcext:value-type="float">
            <text:p>60</text:p>
          </table:table-cell>
          <table:table-cell table:formula="of:=CONCATENATE(&quot;(&quot;;[.A63];&quot;,&quot;;[.B63];&quot;),&quot;)" office:value-type="string" office:string-value="(15,60)," calcext:value-type="string">
            <text:p>(15,6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52" calcext:value-type="float">
            <text:p>52</text:p>
          </table:table-cell>
          <table:table-cell table:formula="of:=CONCATENATE(&quot;(&quot;;[.A64];&quot;,&quot;;[.B64];&quot;),&quot;)" office:value-type="string" office:string-value="(15,52)," calcext:value-type="string">
            <text:p>(15,52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93" calcext:value-type="float">
            <text:p>93</text:p>
          </table:table-cell>
          <table:table-cell table:formula="of:=CONCATENATE(&quot;(&quot;;[.A65];&quot;,&quot;;[.B65];&quot;),&quot;)" office:value-type="string" office:string-value="(4,93)," calcext:value-type="string">
            <text:p>(4,93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2" calcext:value-type="float">
            <text:p>2</text:p>
          </table:table-cell>
          <table:table-cell table:formula="of:=CONCATENATE(&quot;(&quot;;[.A66];&quot;,&quot;;[.B66];&quot;),&quot;)" office:value-type="string" office:string-value="(5,2)," calcext:value-type="string">
            <text:p>(5,2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73" calcext:value-type="float">
            <text:p>73</text:p>
          </table:table-cell>
          <table:table-cell table:formula="of:=CONCATENATE(&quot;(&quot;;[.A67];&quot;,&quot;;[.B67];&quot;),&quot;)" office:value-type="string" office:string-value="(4,73)," calcext:value-type="string">
            <text:p>(4,73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53" calcext:value-type="float">
            <text:p>153</text:p>
          </table:table-cell>
          <table:table-cell table:formula="of:=CONCATENATE(&quot;(&quot;;[.A68];&quot;,&quot;;[.B68];&quot;),&quot;)" office:value-type="string" office:string-value="(18,153)," calcext:value-type="string">
            <text:p>(18,153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69];&quot;,&quot;;[.B69];&quot;),&quot;)" office:value-type="string" office:string-value="(15,33)," calcext:value-type="string">
            <text:p>(15,33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94" calcext:value-type="float">
            <text:p>94</text:p>
          </table:table-cell>
          <table:table-cell table:formula="of:=CONCATENATE(&quot;(&quot;;[.A70];&quot;,&quot;;[.B70];&quot;),&quot;)" office:value-type="string" office:string-value="(17,94)," calcext:value-type="string">
            <text:p>(17,9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14" calcext:value-type="float">
            <text:p>114</text:p>
          </table:table-cell>
          <table:table-cell table:formula="of:=CONCATENATE(&quot;(&quot;;[.A71];&quot;,&quot;;[.B71];&quot;),&quot;)" office:value-type="string" office:string-value="(8,114)," calcext:value-type="string">
            <text:p>(8,114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91" calcext:value-type="float">
            <text:p>91</text:p>
          </table:table-cell>
          <table:table-cell table:formula="of:=CONCATENATE(&quot;(&quot;;[.A72];&quot;,&quot;;[.B72];&quot;),&quot;)" office:value-type="string" office:string-value="(3,91)," calcext:value-type="string">
            <text:p>(3,91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48" calcext:value-type="float">
            <text:p>148</text:p>
          </table:table-cell>
          <table:table-cell table:formula="of:=CONCATENATE(&quot;(&quot;;[.A73];&quot;,&quot;;[.B73];&quot;),&quot;)" office:value-type="string" office:string-value="(10,148)," calcext:value-type="string">
            <text:p>(10,148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2" calcext:value-type="float">
            <text:p>2</text:p>
          </table:table-cell>
          <table:table-cell table:formula="of:=CONCATENATE(&quot;(&quot;;[.A74];&quot;,&quot;;[.B74];&quot;),&quot;)" office:value-type="string" office:string-value="(14,2)," calcext:value-type="string">
            <text:p>(14,2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94" calcext:value-type="float">
            <text:p>94</text:p>
          </table:table-cell>
          <table:table-cell table:formula="of:=CONCATENATE(&quot;(&quot;;[.A75];&quot;,&quot;;[.B75];&quot;),&quot;)" office:value-type="string" office:string-value="(3,94)," calcext:value-type="string">
            <text:p>(3,94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35" calcext:value-type="float">
            <text:p>35</text:p>
          </table:table-cell>
          <table:table-cell table:formula="of:=CONCATENATE(&quot;(&quot;;[.A76];&quot;,&quot;;[.B76];&quot;),&quot;)" office:value-type="string" office:string-value="(16,35)," calcext:value-type="string">
            <text:p>(16,35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57" calcext:value-type="float">
            <text:p>57</text:p>
          </table:table-cell>
          <table:table-cell table:formula="of:=CONCATENATE(&quot;(&quot;;[.A77];&quot;,&quot;;[.B77];&quot;),&quot;)" office:value-type="string" office:string-value="(9,57)," calcext:value-type="string">
            <text:p>(9,5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78];&quot;,&quot;;[.B78];&quot;),&quot;)" office:value-type="string" office:string-value="(5,22)," calcext:value-type="string">
            <text:p>(5,2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50" calcext:value-type="float">
            <text:p>50</text:p>
          </table:table-cell>
          <table:table-cell table:formula="of:=CONCATENATE(&quot;(&quot;;[.A79];&quot;,&quot;;[.B79];&quot;),&quot;)" office:value-type="string" office:string-value="(6,50)," calcext:value-type="string">
            <text:p>(6,5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87" calcext:value-type="float">
            <text:p>87</text:p>
          </table:table-cell>
          <table:table-cell table:formula="of:=CONCATENATE(&quot;(&quot;;[.A80];&quot;,&quot;;[.B80];&quot;),&quot;)" office:value-type="string" office:string-value="(13,87)," calcext:value-type="string">
            <text:p>(13,87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07" calcext:value-type="float">
            <text:p>107</text:p>
          </table:table-cell>
          <table:table-cell table:formula="of:=CONCATENATE(&quot;(&quot;;[.A81];&quot;,&quot;;[.B81];&quot;),&quot;)" office:value-type="string" office:string-value="(16,107)," calcext:value-type="string">
            <text:p>(16,107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44" calcext:value-type="float">
            <text:p>144</text:p>
          </table:table-cell>
          <table:table-cell table:formula="of:=CONCATENATE(&quot;(&quot;;[.A82];&quot;,&quot;;[.B82];&quot;),&quot;)" office:value-type="string" office:string-value="(12,144)," calcext:value-type="string">
            <text:p>(12,144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58" calcext:value-type="float">
            <text:p>158</text:p>
          </table:table-cell>
          <table:table-cell table:formula="of:=CONCATENATE(&quot;(&quot;;[.A83];&quot;,&quot;;[.B83];&quot;),&quot;)" office:value-type="string" office:string-value="(4,158)," calcext:value-type="string">
            <text:p>(4,158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90" calcext:value-type="float">
            <text:p>190</text:p>
          </table:table-cell>
          <table:table-cell table:formula="of:=CONCATENATE(&quot;(&quot;;[.A84];&quot;,&quot;;[.B84];&quot;),&quot;)" office:value-type="string" office:string-value="(18,190)," calcext:value-type="string">
            <text:p>(18,190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54" calcext:value-type="float">
            <text:p>54</text:p>
          </table:table-cell>
          <table:table-cell table:formula="of:=CONCATENATE(&quot;(&quot;;[.A85];&quot;,&quot;;[.B85];&quot;),&quot;)" office:value-type="string" office:string-value="(20,54)," calcext:value-type="string">
            <text:p>(20,54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51" calcext:value-type="float">
            <text:p>51</text:p>
          </table:table-cell>
          <table:table-cell table:formula="of:=CONCATENATE(&quot;(&quot;;[.A86];&quot;,&quot;;[.B86];&quot;),&quot;)" office:value-type="string" office:string-value="(17,51)," calcext:value-type="string">
            <text:p>(17,51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03" calcext:value-type="float">
            <text:p>103</text:p>
          </table:table-cell>
          <table:table-cell table:formula="of:=CONCATENATE(&quot;(&quot;;[.A87];&quot;,&quot;;[.B87];&quot;),&quot;)" office:value-type="string" office:string-value="(16,103)," calcext:value-type="string">
            <text:p>(16,103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56" calcext:value-type="float">
            <text:p>156</text:p>
          </table:table-cell>
          <table:table-cell table:formula="of:=CONCATENATE(&quot;(&quot;;[.A88];&quot;,&quot;;[.B88];&quot;),&quot;)" office:value-type="string" office:string-value="(18,156)," calcext:value-type="string">
            <text:p>(18,156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31" calcext:value-type="float">
            <text:p>31</text:p>
          </table:table-cell>
          <table:table-cell table:formula="of:=CONCATENATE(&quot;(&quot;;[.A89];&quot;,&quot;;[.B89];&quot;),&quot;)" office:value-type="string" office:string-value="(2,31)," calcext:value-type="string">
            <text:p>(2,31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90];&quot;,&quot;;[.B90];&quot;),&quot;)" office:value-type="string" office:string-value="(13,98)," calcext:value-type="string">
            <text:p>(13,98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10" calcext:value-type="float">
            <text:p>110</text:p>
          </table:table-cell>
          <table:table-cell table:formula="of:=CONCATENATE(&quot;(&quot;;[.A91];&quot;,&quot;;[.B91];&quot;),&quot;)" office:value-type="string" office:string-value="(7,110)," calcext:value-type="string">
            <text:p>(7,110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1" calcext:value-type="float">
            <text:p>11</text:p>
          </table:table-cell>
          <table:table-cell table:formula="of:=CONCATENATE(&quot;(&quot;;[.A92];&quot;,&quot;;[.B92];&quot;),&quot;)" office:value-type="string" office:string-value="(10,11)," calcext:value-type="string">
            <text:p>(10,11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50" calcext:value-type="float">
            <text:p>150</text:p>
          </table:table-cell>
          <table:table-cell table:formula="of:=CONCATENATE(&quot;(&quot;;[.A93];&quot;,&quot;;[.B93];&quot;),&quot;)" office:value-type="string" office:string-value="(18,150)," calcext:value-type="string">
            <text:p>(18,150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60" calcext:value-type="float">
            <text:p>60</text:p>
          </table:table-cell>
          <table:table-cell table:formula="of:=CONCATENATE(&quot;(&quot;;[.A94];&quot;,&quot;;[.B94];&quot;),&quot;)" office:value-type="string" office:string-value="(9,60)," calcext:value-type="string">
            <text:p>(9,60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77" calcext:value-type="float">
            <text:p>177</text:p>
          </table:table-cell>
          <table:table-cell table:formula="of:=CONCATENATE(&quot;(&quot;;[.A95];&quot;,&quot;;[.B95];&quot;),&quot;)" office:value-type="string" office:string-value="(8,177)," calcext:value-type="string">
            <text:p>(8,177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1" calcext:value-type="float">
            <text:p>31</text:p>
          </table:table-cell>
          <table:table-cell table:formula="of:=CONCATENATE(&quot;(&quot;;[.A96];&quot;,&quot;;[.B96];&quot;),&quot;)" office:value-type="string" office:string-value="(9,31)," calcext:value-type="string">
            <text:p>(9,31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44" calcext:value-type="float">
            <text:p>144</text:p>
          </table:table-cell>
          <table:table-cell table:formula="of:=CONCATENATE(&quot;(&quot;;[.A97];&quot;,&quot;;[.B97];&quot;),&quot;)" office:value-type="string" office:string-value="(1,144)," calcext:value-type="string">
            <text:p>(1,144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67" calcext:value-type="float">
            <text:p>67</text:p>
          </table:table-cell>
          <table:table-cell table:formula="of:=CONCATENATE(&quot;(&quot;;[.A98];&quot;,&quot;;[.B98];&quot;),&quot;)" office:value-type="string" office:string-value="(7,67)," calcext:value-type="string">
            <text:p>(7,67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99];&quot;,&quot;;[.B99];&quot;),&quot;)" office:value-type="string" office:string-value="(7,132)," calcext:value-type="string">
            <text:p>(7,132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75" calcext:value-type="float">
            <text:p>75</text:p>
          </table:table-cell>
          <table:table-cell table:formula="of:=CONCATENATE(&quot;(&quot;;[.A100];&quot;,&quot;;[.B100];&quot;),&quot;)" office:value-type="string" office:string-value="(12,75)," calcext:value-type="string">
            <text:p>(12,75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06" calcext:value-type="float">
            <text:p>106</text:p>
          </table:table-cell>
          <table:table-cell table:formula="of:=CONCATENATE(&quot;(&quot;;[.A101];&quot;,&quot;;[.B101];&quot;),&quot;)" office:value-type="string" office:string-value="(6,106)," calcext:value-type="string">
            <text:p>(6,106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102];&quot;,&quot;;[.B102];&quot;),&quot;)" office:value-type="string" office:string-value="(6,7)," calcext:value-type="string">
            <text:p>(6,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67" calcext:value-type="float">
            <text:p>167</text:p>
          </table:table-cell>
          <table:table-cell table:formula="of:=CONCATENATE(&quot;(&quot;;[.A103];&quot;,&quot;;[.B103];&quot;),&quot;)" office:value-type="string" office:string-value="(19,167)," calcext:value-type="string">
            <text:p>(19,167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92" calcext:value-type="float">
            <text:p>192</text:p>
          </table:table-cell>
          <table:table-cell table:formula="of:=CONCATENATE(&quot;(&quot;;[.A104];&quot;,&quot;;[.B104];&quot;),&quot;)" office:value-type="string" office:string-value="(17,192)," calcext:value-type="string">
            <text:p>(17,192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07" calcext:value-type="float">
            <text:p>107</text:p>
          </table:table-cell>
          <table:table-cell table:formula="of:=CONCATENATE(&quot;(&quot;;[.A105];&quot;,&quot;;[.B105];&quot;),&quot;)" office:value-type="string" office:string-value="(10,107)," calcext:value-type="string">
            <text:p>(10,107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37" calcext:value-type="float">
            <text:p>37</text:p>
          </table:table-cell>
          <table:table-cell table:formula="of:=CONCATENATE(&quot;(&quot;;[.A106];&quot;,&quot;;[.B106];&quot;),&quot;)" office:value-type="string" office:string-value="(12,37)," calcext:value-type="string">
            <text:p>(12,3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95" calcext:value-type="float">
            <text:p>195</text:p>
          </table:table-cell>
          <table:table-cell table:formula="of:=CONCATENATE(&quot;(&quot;;[.A107];&quot;,&quot;;[.B107];&quot;),&quot;)" office:value-type="string" office:string-value="(5,195)," calcext:value-type="string">
            <text:p>(5,195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27" calcext:value-type="float">
            <text:p>27</text:p>
          </table:table-cell>
          <table:table-cell table:formula="of:=CONCATENATE(&quot;(&quot;;[.A108];&quot;,&quot;;[.B108];&quot;),&quot;)" office:value-type="string" office:string-value="(10,27)," calcext:value-type="string">
            <text:p>(10,27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69" calcext:value-type="float">
            <text:p>169</text:p>
          </table:table-cell>
          <table:table-cell table:formula="of:=CONCATENATE(&quot;(&quot;;[.A109];&quot;,&quot;;[.B109];&quot;),&quot;)" office:value-type="string" office:string-value="(8,169)," calcext:value-type="string">
            <text:p>(8,169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47" calcext:value-type="float">
            <text:p>47</text:p>
          </table:table-cell>
          <table:table-cell table:formula="of:=CONCATENATE(&quot;(&quot;;[.A110];&quot;,&quot;;[.B110];&quot;),&quot;)" office:value-type="string" office:string-value="(11,47)," calcext:value-type="string">
            <text:p>(11,47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27" calcext:value-type="float">
            <text:p>27</text:p>
          </table:table-cell>
          <table:table-cell table:formula="of:=CONCATENATE(&quot;(&quot;;[.A111];&quot;,&quot;;[.B111];&quot;),&quot;)" office:value-type="string" office:string-value="(7,27)," calcext:value-type="string">
            <text:p>(7,27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60" calcext:value-type="float">
            <text:p>60</text:p>
          </table:table-cell>
          <table:table-cell table:formula="of:=CONCATENATE(&quot;(&quot;;[.A112];&quot;,&quot;;[.B112];&quot;),&quot;)" office:value-type="string" office:string-value="(15,60)," calcext:value-type="string">
            <text:p>(15,60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72" calcext:value-type="float">
            <text:p>172</text:p>
          </table:table-cell>
          <table:table-cell table:formula="of:=CONCATENATE(&quot;(&quot;;[.A113];&quot;,&quot;;[.B113];&quot;),&quot;)" office:value-type="string" office:string-value="(18,172)," calcext:value-type="string">
            <text:p>(18,172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114];&quot;,&quot;;[.B114];&quot;),&quot;)" office:value-type="string" office:string-value="(9,98)," calcext:value-type="string">
            <text:p>(9,98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26" calcext:value-type="float">
            <text:p>26</text:p>
          </table:table-cell>
          <table:table-cell table:formula="of:=CONCATENATE(&quot;(&quot;;[.A115];&quot;,&quot;;[.B115];&quot;),&quot;)" office:value-type="string" office:string-value="(5,26)," calcext:value-type="string">
            <text:p>(5,26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84" calcext:value-type="float">
            <text:p>184</text:p>
          </table:table-cell>
          <table:table-cell table:formula="of:=CONCATENATE(&quot;(&quot;;[.A116];&quot;,&quot;;[.B116];&quot;),&quot;)" office:value-type="string" office:string-value="(9,184)," calcext:value-type="string">
            <text:p>(9,184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01" calcext:value-type="float">
            <text:p>101</text:p>
          </table:table-cell>
          <table:table-cell table:formula="of:=CONCATENATE(&quot;(&quot;;[.A117];&quot;,&quot;;[.B117];&quot;),&quot;)" office:value-type="string" office:string-value="(14,101)," calcext:value-type="string">
            <text:p>(14,101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66" calcext:value-type="float">
            <text:p>66</text:p>
          </table:table-cell>
          <table:table-cell table:formula="of:=CONCATENATE(&quot;(&quot;;[.A118];&quot;,&quot;;[.B118];&quot;),&quot;)" office:value-type="string" office:string-value="(5,66)," calcext:value-type="string">
            <text:p>(5,66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25" calcext:value-type="float">
            <text:p>25</text:p>
          </table:table-cell>
          <table:table-cell table:formula="of:=CONCATENATE(&quot;(&quot;;[.A119];&quot;,&quot;;[.B119];&quot;),&quot;)" office:value-type="string" office:string-value="(12,25)," calcext:value-type="string">
            <text:p>(12,25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84" calcext:value-type="float">
            <text:p>84</text:p>
          </table:table-cell>
          <table:table-cell table:formula="of:=CONCATENATE(&quot;(&quot;;[.A120];&quot;,&quot;;[.B120];&quot;),&quot;)" office:value-type="string" office:string-value="(7,84)," calcext:value-type="string">
            <text:p>(7,84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55" calcext:value-type="float">
            <text:p>55</text:p>
          </table:table-cell>
          <table:table-cell table:formula="of:=CONCATENATE(&quot;(&quot;;[.A121];&quot;,&quot;;[.B121];&quot;),&quot;)" office:value-type="string" office:string-value="(5,55)," calcext:value-type="string">
            <text:p>(5,55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21" calcext:value-type="float">
            <text:p>21</text:p>
          </table:table-cell>
          <table:table-cell table:formula="of:=CONCATENATE(&quot;(&quot;;[.A122];&quot;,&quot;;[.B122];&quot;),&quot;)" office:value-type="string" office:string-value="(13,21)," calcext:value-type="string">
            <text:p>(13,21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45" calcext:value-type="float">
            <text:p>145</text:p>
          </table:table-cell>
          <table:table-cell table:formula="of:=CONCATENATE(&quot;(&quot;;[.A123];&quot;,&quot;;[.B123];&quot;),&quot;)" office:value-type="string" office:string-value="(4,145)," calcext:value-type="string">
            <text:p>(4,145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124];&quot;,&quot;;[.B124];&quot;),&quot;)" office:value-type="string" office:string-value="(11,33)," calcext:value-type="string">
            <text:p>(11,33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77" calcext:value-type="float">
            <text:p>177</text:p>
          </table:table-cell>
          <table:table-cell table:formula="of:=CONCATENATE(&quot;(&quot;;[.A125];&quot;,&quot;;[.B125];&quot;),&quot;)" office:value-type="string" office:string-value="(4,177)," calcext:value-type="string">
            <text:p>(4,17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83" calcext:value-type="float">
            <text:p>83</text:p>
          </table:table-cell>
          <table:table-cell table:formula="of:=CONCATENATE(&quot;(&quot;;[.A126];&quot;,&quot;;[.B126];&quot;),&quot;)" office:value-type="string" office:string-value="(5,83)," calcext:value-type="string">
            <text:p>(5,83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80" calcext:value-type="float">
            <text:p>180</text:p>
          </table:table-cell>
          <table:table-cell table:formula="of:=CONCATENATE(&quot;(&quot;;[.A127];&quot;,&quot;;[.B127];&quot;),&quot;)" office:value-type="string" office:string-value="(4,180)," calcext:value-type="string">
            <text:p>(4,180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1" calcext:value-type="float">
            <text:p>11</text:p>
          </table:table-cell>
          <table:table-cell table:formula="of:=CONCATENATE(&quot;(&quot;;[.A128];&quot;,&quot;;[.B128];&quot;),&quot;)" office:value-type="string" office:string-value="(18,11)," calcext:value-type="string">
            <text:p>(18,11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46" calcext:value-type="float">
            <text:p>46</text:p>
          </table:table-cell>
          <table:table-cell table:formula="of:=CONCATENATE(&quot;(&quot;;[.A129];&quot;,&quot;;[.B129];&quot;),&quot;)" office:value-type="string" office:string-value="(13,46)," calcext:value-type="string">
            <text:p>(13,4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75" calcext:value-type="float">
            <text:p>75</text:p>
          </table:table-cell>
          <table:table-cell table:formula="of:=CONCATENATE(&quot;(&quot;;[.A130];&quot;,&quot;;[.B130];&quot;),&quot;)" office:value-type="string" office:string-value="(19,75)," calcext:value-type="string">
            <text:p>(19,75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131];&quot;,&quot;;[.B131];&quot;),&quot;)" office:value-type="string" office:string-value="(9,118)," calcext:value-type="string">
            <text:p>(9,118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92" calcext:value-type="float">
            <text:p>192</text:p>
          </table:table-cell>
          <table:table-cell table:formula="of:=CONCATENATE(&quot;(&quot;;[.A132];&quot;,&quot;;[.B132];&quot;),&quot;)" office:value-type="string" office:string-value="(6,192)," calcext:value-type="string">
            <text:p>(6,192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5" calcext:value-type="float">
            <text:p>15</text:p>
          </table:table-cell>
          <table:table-cell table:formula="of:=CONCATENATE(&quot;(&quot;;[.A133];&quot;,&quot;;[.B133];&quot;),&quot;)" office:value-type="string" office:string-value="(3,15)," calcext:value-type="string">
            <text:p>(3,15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42" calcext:value-type="float">
            <text:p>142</text:p>
          </table:table-cell>
          <table:table-cell table:formula="of:=CONCATENATE(&quot;(&quot;;[.A134];&quot;,&quot;;[.B134];&quot;),&quot;)" office:value-type="string" office:string-value="(14,142)," calcext:value-type="string">
            <text:p>(14,142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16" calcext:value-type="float">
            <text:p>116</text:p>
          </table:table-cell>
          <table:table-cell table:formula="of:=CONCATENATE(&quot;(&quot;;[.A135];&quot;,&quot;;[.B135];&quot;),&quot;)" office:value-type="string" office:string-value="(2,116)," calcext:value-type="string">
            <text:p>(2,116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136];&quot;,&quot;;[.B136];&quot;),&quot;)" office:value-type="string" office:string-value="(11,33)," calcext:value-type="string">
            <text:p>(11,33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66" calcext:value-type="float">
            <text:p>66</text:p>
          </table:table-cell>
          <table:table-cell table:formula="of:=CONCATENATE(&quot;(&quot;;[.A137];&quot;,&quot;;[.B137];&quot;),&quot;)" office:value-type="string" office:string-value="(18,66)," calcext:value-type="string">
            <text:p>(18,66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138];&quot;,&quot;;[.B138];&quot;),&quot;)" office:value-type="string" office:string-value="(6,33)," calcext:value-type="string">
            <text:p>(6,33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44" calcext:value-type="float">
            <text:p>44</text:p>
          </table:table-cell>
          <table:table-cell table:formula="of:=CONCATENATE(&quot;(&quot;;[.A139];&quot;,&quot;;[.B139];&quot;),&quot;)" office:value-type="string" office:string-value="(4,44)," calcext:value-type="string">
            <text:p>(4,44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80" calcext:value-type="float">
            <text:p>80</text:p>
          </table:table-cell>
          <table:table-cell table:formula="of:=CONCATENATE(&quot;(&quot;;[.A140];&quot;,&quot;;[.B140];&quot;),&quot;)" office:value-type="string" office:string-value="(16,80)," calcext:value-type="string">
            <text:p>(16,80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2" calcext:value-type="float">
            <text:p>2</text:p>
          </table:table-cell>
          <table:table-cell table:formula="of:=CONCATENATE(&quot;(&quot;;[.A141];&quot;,&quot;;[.B141];&quot;),&quot;)" office:value-type="string" office:string-value="(8,2)," calcext:value-type="string">
            <text:p>(8,2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47" calcext:value-type="float">
            <text:p>147</text:p>
          </table:table-cell>
          <table:table-cell table:formula="of:=CONCATENATE(&quot;(&quot;;[.A142];&quot;,&quot;;[.B142];&quot;),&quot;)" office:value-type="string" office:string-value="(8,147)," calcext:value-type="string">
            <text:p>(8,147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04" calcext:value-type="float">
            <text:p>104</text:p>
          </table:table-cell>
          <table:table-cell table:formula="of:=CONCATENATE(&quot;(&quot;;[.A143];&quot;,&quot;;[.B143];&quot;),&quot;)" office:value-type="string" office:string-value="(11,104)," calcext:value-type="string">
            <text:p>(11,104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27" calcext:value-type="float">
            <text:p>127</text:p>
          </table:table-cell>
          <table:table-cell table:formula="of:=CONCATENATE(&quot;(&quot;;[.A144];&quot;,&quot;;[.B144];&quot;),&quot;)" office:value-type="string" office:string-value="(12,127)," calcext:value-type="string">
            <text:p>(12,12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30" calcext:value-type="float">
            <text:p>30</text:p>
          </table:table-cell>
          <table:table-cell table:formula="of:=CONCATENATE(&quot;(&quot;;[.A145];&quot;,&quot;;[.B145];&quot;),&quot;)" office:value-type="string" office:string-value="(19,30)," calcext:value-type="string">
            <text:p>(19,3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60" calcext:value-type="float">
            <text:p>160</text:p>
          </table:table-cell>
          <table:table-cell table:formula="of:=CONCATENATE(&quot;(&quot;;[.A146];&quot;,&quot;;[.B146];&quot;),&quot;)" office:value-type="string" office:string-value="(13,160)," calcext:value-type="string">
            <text:p>(13,160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77" calcext:value-type="float">
            <text:p>177</text:p>
          </table:table-cell>
          <table:table-cell table:formula="of:=CONCATENATE(&quot;(&quot;;[.A147];&quot;,&quot;;[.B147];&quot;),&quot;)" office:value-type="string" office:string-value="(19,177)," calcext:value-type="string">
            <text:p>(19,17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71" calcext:value-type="float">
            <text:p>71</text:p>
          </table:table-cell>
          <table:table-cell table:formula="of:=CONCATENATE(&quot;(&quot;;[.A148];&quot;,&quot;;[.B148];&quot;),&quot;)" office:value-type="string" office:string-value="(5,71)," calcext:value-type="string">
            <text:p>(5,71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70" calcext:value-type="float">
            <text:p>70</text:p>
          </table:table-cell>
          <table:table-cell table:formula="of:=CONCATENATE(&quot;(&quot;;[.A149];&quot;,&quot;;[.B149];&quot;),&quot;)" office:value-type="string" office:string-value="(13,70)," calcext:value-type="string">
            <text:p>(13,7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24" calcext:value-type="float">
            <text:p>124</text:p>
          </table:table-cell>
          <table:table-cell table:formula="of:=CONCATENATE(&quot;(&quot;;[.A150];&quot;,&quot;;[.B150];&quot;),&quot;)" office:value-type="string" office:string-value="(13,124)," calcext:value-type="string">
            <text:p>(13,124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4" calcext:value-type="float">
            <text:p>4</text:p>
          </table:table-cell>
          <table:table-cell table:formula="of:=CONCATENATE(&quot;(&quot;;[.A151];&quot;,&quot;;[.B151];&quot;),&quot;)" office:value-type="string" office:string-value="(16,4)," calcext:value-type="string">
            <text:p>(16,4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29" calcext:value-type="float">
            <text:p>29</text:p>
          </table:table-cell>
          <table:table-cell table:formula="of:=CONCATENATE(&quot;(&quot;;[.A152];&quot;,&quot;;[.B152];&quot;),&quot;)" office:value-type="string" office:string-value="(19,29)," calcext:value-type="string">
            <text:p>(19,29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72" calcext:value-type="float">
            <text:p>172</text:p>
          </table:table-cell>
          <table:table-cell table:formula="of:=CONCATENATE(&quot;(&quot;;[.A153];&quot;,&quot;;[.B153];&quot;),&quot;)" office:value-type="string" office:string-value="(8,172)," calcext:value-type="string">
            <text:p>(8,172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3" calcext:value-type="float">
            <text:p>3</text:p>
          </table:table-cell>
          <table:table-cell table:formula="of:=CONCATENATE(&quot;(&quot;;[.A154];&quot;,&quot;;[.B154];&quot;),&quot;)" office:value-type="string" office:string-value="(11,3)," calcext:value-type="string">
            <text:p>(11,3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99" calcext:value-type="float">
            <text:p>99</text:p>
          </table:table-cell>
          <table:table-cell table:formula="of:=CONCATENATE(&quot;(&quot;;[.A155];&quot;,&quot;;[.B155];&quot;),&quot;)" office:value-type="string" office:string-value="(9,99)," calcext:value-type="string">
            <text:p>(9,99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68" calcext:value-type="float">
            <text:p>168</text:p>
          </table:table-cell>
          <table:table-cell table:formula="of:=CONCATENATE(&quot;(&quot;;[.A156];&quot;,&quot;;[.B156];&quot;),&quot;)" office:value-type="string" office:string-value="(20,168)," calcext:value-type="string">
            <text:p>(20,168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34" calcext:value-type="float">
            <text:p>34</text:p>
          </table:table-cell>
          <table:table-cell table:formula="of:=CONCATENATE(&quot;(&quot;;[.A157];&quot;,&quot;;[.B157];&quot;),&quot;)" office:value-type="string" office:string-value="(16,34)," calcext:value-type="string">
            <text:p>(16,34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8" calcext:value-type="float">
            <text:p>8</text:p>
          </table:table-cell>
          <table:table-cell table:formula="of:=CONCATENATE(&quot;(&quot;;[.A158];&quot;,&quot;;[.B158];&quot;),&quot;)" office:value-type="string" office:string-value="(4,8)," calcext:value-type="string">
            <text:p>(4,8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35" calcext:value-type="float">
            <text:p>35</text:p>
          </table:table-cell>
          <table:table-cell table:formula="of:=CONCATENATE(&quot;(&quot;;[.A159];&quot;,&quot;;[.B159];&quot;),&quot;)" office:value-type="string" office:string-value="(20,35)," calcext:value-type="string">
            <text:p>(20,35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76" calcext:value-type="float">
            <text:p>76</text:p>
          </table:table-cell>
          <table:table-cell table:formula="of:=CONCATENATE(&quot;(&quot;;[.A160];&quot;,&quot;;[.B160];&quot;),&quot;)" office:value-type="string" office:string-value="(5,76)," calcext:value-type="string">
            <text:p>(5,76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55" calcext:value-type="float">
            <text:p>55</text:p>
          </table:table-cell>
          <table:table-cell table:formula="of:=CONCATENATE(&quot;(&quot;;[.A161];&quot;,&quot;;[.B161];&quot;),&quot;)" office:value-type="string" office:string-value="(13,55)," calcext:value-type="string">
            <text:p>(13,55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162];&quot;,&quot;;[.B162];&quot;),&quot;)" office:value-type="string" office:string-value="(4,131)," calcext:value-type="string">
            <text:p>(4,131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75" calcext:value-type="float">
            <text:p>75</text:p>
          </table:table-cell>
          <table:table-cell table:formula="of:=CONCATENATE(&quot;(&quot;;[.A163];&quot;,&quot;;[.B163];&quot;),&quot;)" office:value-type="string" office:string-value="(11,75)," calcext:value-type="string">
            <text:p>(11,75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42" calcext:value-type="float">
            <text:p>42</text:p>
          </table:table-cell>
          <table:table-cell table:formula="of:=CONCATENATE(&quot;(&quot;;[.A164];&quot;,&quot;;[.B164];&quot;),&quot;)" office:value-type="string" office:string-value="(16,42)," calcext:value-type="string">
            <text:p>(16,42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00" calcext:value-type="float">
            <text:p>100</text:p>
          </table:table-cell>
          <table:table-cell table:formula="of:=CONCATENATE(&quot;(&quot;;[.A165];&quot;,&quot;;[.B165];&quot;),&quot;)" office:value-type="string" office:string-value="(19,100)," calcext:value-type="string">
            <text:p>(19,100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17" calcext:value-type="float">
            <text:p>117</text:p>
          </table:table-cell>
          <table:table-cell table:formula="of:=CONCATENATE(&quot;(&quot;;[.A166];&quot;,&quot;;[.B166];&quot;),&quot;)" office:value-type="string" office:string-value="(20,117)," calcext:value-type="string">
            <text:p>(20,117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67" calcext:value-type="float">
            <text:p>167</text:p>
          </table:table-cell>
          <table:table-cell table:formula="of:=CONCATENATE(&quot;(&quot;;[.A167];&quot;,&quot;;[.B167];&quot;),&quot;)" office:value-type="string" office:string-value="(3,167)," calcext:value-type="string">
            <text:p>(3,167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53" calcext:value-type="float">
            <text:p>153</text:p>
          </table:table-cell>
          <table:table-cell table:formula="of:=CONCATENATE(&quot;(&quot;;[.A168];&quot;,&quot;;[.B168];&quot;),&quot;)" office:value-type="string" office:string-value="(8,153)," calcext:value-type="string">
            <text:p>(8,153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35" calcext:value-type="float">
            <text:p>135</text:p>
          </table:table-cell>
          <table:table-cell table:formula="of:=CONCATENATE(&quot;(&quot;;[.A169];&quot;,&quot;;[.B169];&quot;),&quot;)" office:value-type="string" office:string-value="(5,135)," calcext:value-type="string">
            <text:p>(5,135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82" calcext:value-type="float">
            <text:p>182</text:p>
          </table:table-cell>
          <table:table-cell table:formula="of:=CONCATENATE(&quot;(&quot;;[.A170];&quot;,&quot;;[.B170];&quot;),&quot;)" office:value-type="string" office:string-value="(5,182)," calcext:value-type="string">
            <text:p>(5,182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3" calcext:value-type="float">
            <text:p>3</text:p>
          </table:table-cell>
          <table:table-cell table:formula="of:=CONCATENATE(&quot;(&quot;;[.A171];&quot;,&quot;;[.B171];&quot;),&quot;)" office:value-type="string" office:string-value="(20,3)," calcext:value-type="string">
            <text:p>(20,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172];&quot;,&quot;;[.B172];&quot;),&quot;)" office:value-type="string" office:string-value="(8,7)," calcext:value-type="string">
            <text:p>(8,7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66" calcext:value-type="float">
            <text:p>66</text:p>
          </table:table-cell>
          <table:table-cell table:formula="of:=CONCATENATE(&quot;(&quot;;[.A173];&quot;,&quot;;[.B173];&quot;),&quot;)" office:value-type="string" office:string-value="(8,66)," calcext:value-type="string">
            <text:p>(8,66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174];&quot;,&quot;;[.B174];&quot;),&quot;)" office:value-type="string" office:string-value="(9,131)," calcext:value-type="string">
            <text:p>(9,131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41" calcext:value-type="float">
            <text:p>41</text:p>
          </table:table-cell>
          <table:table-cell table:formula="of:=CONCATENATE(&quot;(&quot;;[.A175];&quot;,&quot;;[.B175];&quot;),&quot;)" office:value-type="string" office:string-value="(3,41)," calcext:value-type="string">
            <text:p>(3,41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176];&quot;,&quot;;[.B176];&quot;),&quot;)" office:value-type="string" office:string-value="(11,118)," calcext:value-type="string">
            <text:p>(11,118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23" calcext:value-type="float">
            <text:p>123</text:p>
          </table:table-cell>
          <table:table-cell table:formula="of:=CONCATENATE(&quot;(&quot;;[.A177];&quot;,&quot;;[.B177];&quot;),&quot;)" office:value-type="string" office:string-value="(2,123)," calcext:value-type="string">
            <text:p>(2,123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7" calcext:value-type="float">
            <text:p>17</text:p>
          </table:table-cell>
          <table:table-cell table:formula="of:=CONCATENATE(&quot;(&quot;;[.A178];&quot;,&quot;;[.B178];&quot;),&quot;)" office:value-type="string" office:string-value="(18,17)," calcext:value-type="string">
            <text:p>(18,17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48" calcext:value-type="float">
            <text:p>148</text:p>
          </table:table-cell>
          <table:table-cell table:formula="of:=CONCATENATE(&quot;(&quot;;[.A179];&quot;,&quot;;[.B179];&quot;),&quot;)" office:value-type="string" office:string-value="(17,148)," calcext:value-type="string">
            <text:p>(17,148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60" calcext:value-type="float">
            <text:p>160</text:p>
          </table:table-cell>
          <table:table-cell table:formula="of:=CONCATENATE(&quot;(&quot;;[.A180];&quot;,&quot;;[.B180];&quot;),&quot;)" office:value-type="string" office:string-value="(15,160)," calcext:value-type="string">
            <text:p>(15,160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29" calcext:value-type="float">
            <text:p>29</text:p>
          </table:table-cell>
          <table:table-cell table:formula="of:=CONCATENATE(&quot;(&quot;;[.A181];&quot;,&quot;;[.B181];&quot;),&quot;)" office:value-type="string" office:string-value="(1,29)," calcext:value-type="string">
            <text:p>(1,29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54" calcext:value-type="float">
            <text:p>154</text:p>
          </table:table-cell>
          <table:table-cell table:formula="of:=CONCATENATE(&quot;(&quot;;[.A182];&quot;,&quot;;[.B182];&quot;),&quot;)" office:value-type="string" office:string-value="(2,154)," calcext:value-type="string">
            <text:p>(2,154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183];&quot;,&quot;;[.B183];&quot;),&quot;)" office:value-type="string" office:string-value="(15,186)," calcext:value-type="string">
            <text:p>(15,186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184];&quot;,&quot;;[.B184];&quot;),&quot;)" office:value-type="string" office:string-value="(8,22)," calcext:value-type="string">
            <text:p>(8,22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74" calcext:value-type="float">
            <text:p>174</text:p>
          </table:table-cell>
          <table:table-cell table:formula="of:=CONCATENATE(&quot;(&quot;;[.A185];&quot;,&quot;;[.B185];&quot;),&quot;)" office:value-type="string" office:string-value="(17,174)," calcext:value-type="string">
            <text:p>(17,174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91" calcext:value-type="float">
            <text:p>191</text:p>
          </table:table-cell>
          <table:table-cell table:formula="of:=CONCATENATE(&quot;(&quot;;[.A186];&quot;,&quot;;[.B186];&quot;),&quot;)" office:value-type="string" office:string-value="(2,191)," calcext:value-type="string">
            <text:p>(2,191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54" calcext:value-type="float">
            <text:p>54</text:p>
          </table:table-cell>
          <table:table-cell table:formula="of:=CONCATENATE(&quot;(&quot;;[.A187];&quot;,&quot;;[.B187];&quot;),&quot;)" office:value-type="string" office:string-value="(13,54)," calcext:value-type="string">
            <text:p>(13,5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54" calcext:value-type="float">
            <text:p>54</text:p>
          </table:table-cell>
          <table:table-cell table:formula="of:=CONCATENATE(&quot;(&quot;;[.A188];&quot;,&quot;;[.B188];&quot;),&quot;)" office:value-type="string" office:string-value="(8,54)," calcext:value-type="string">
            <text:p>(8,54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26" calcext:value-type="float">
            <text:p>26</text:p>
          </table:table-cell>
          <table:table-cell table:formula="of:=CONCATENATE(&quot;(&quot;;[.A189];&quot;,&quot;;[.B189];&quot;),&quot;)" office:value-type="string" office:string-value="(13,26)," calcext:value-type="string">
            <text:p>(13,26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44" calcext:value-type="float">
            <text:p>144</text:p>
          </table:table-cell>
          <table:table-cell table:formula="of:=CONCATENATE(&quot;(&quot;;[.A190];&quot;,&quot;;[.B190];&quot;),&quot;)" office:value-type="string" office:string-value="(18,144)," calcext:value-type="string">
            <text:p>(18,144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07" calcext:value-type="float">
            <text:p>107</text:p>
          </table:table-cell>
          <table:table-cell table:formula="of:=CONCATENATE(&quot;(&quot;;[.A191];&quot;,&quot;;[.B191];&quot;),&quot;)" office:value-type="string" office:string-value="(2,107)," calcext:value-type="string">
            <text:p>(2,107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192];&quot;,&quot;;[.B192];&quot;),&quot;)" office:value-type="string" office:string-value="(18,16)," calcext:value-type="string">
            <text:p>(18,16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32" calcext:value-type="float">
            <text:p>32</text:p>
          </table:table-cell>
          <table:table-cell table:formula="of:=CONCATENATE(&quot;(&quot;;[.A193];&quot;,&quot;;[.B193];&quot;),&quot;)" office:value-type="string" office:string-value="(6,32)," calcext:value-type="string">
            <text:p>(6,32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39" calcext:value-type="float">
            <text:p>139</text:p>
          </table:table-cell>
          <table:table-cell table:formula="of:=CONCATENATE(&quot;(&quot;;[.A194];&quot;,&quot;;[.B194];&quot;),&quot;)" office:value-type="string" office:string-value="(11,139)," calcext:value-type="string">
            <text:p>(11,139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01" calcext:value-type="float">
            <text:p>101</text:p>
          </table:table-cell>
          <table:table-cell table:formula="of:=CONCATENATE(&quot;(&quot;;[.A195];&quot;,&quot;;[.B195];&quot;),&quot;)" office:value-type="string" office:string-value="(11,101)," calcext:value-type="string">
            <text:p>(11,101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20" calcext:value-type="float">
            <text:p>20</text:p>
          </table:table-cell>
          <table:table-cell table:formula="of:=CONCATENATE(&quot;(&quot;;[.A196];&quot;,&quot;;[.B196];&quot;),&quot;)" office:value-type="string" office:string-value="(20,20)," calcext:value-type="string">
            <text:p>(20,20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67" calcext:value-type="float">
            <text:p>67</text:p>
          </table:table-cell>
          <table:table-cell table:formula="of:=CONCATENATE(&quot;(&quot;;[.A197];&quot;,&quot;;[.B197];&quot;),&quot;)" office:value-type="string" office:string-value="(14,67)," calcext:value-type="string">
            <text:p>(14,6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53" calcext:value-type="float">
            <text:p>153</text:p>
          </table:table-cell>
          <table:table-cell table:formula="of:=CONCATENATE(&quot;(&quot;;[.A198];&quot;,&quot;;[.B198];&quot;),&quot;)" office:value-type="string" office:string-value="(5,153)," calcext:value-type="string">
            <text:p>(5,153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26" calcext:value-type="float">
            <text:p>126</text:p>
          </table:table-cell>
          <table:table-cell table:formula="of:=CONCATENATE(&quot;(&quot;;[.A199];&quot;,&quot;;[.B199];&quot;),&quot;)" office:value-type="string" office:string-value="(10,126)," calcext:value-type="string">
            <text:p>(10,126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34" calcext:value-type="float">
            <text:p>34</text:p>
          </table:table-cell>
          <table:table-cell table:formula="of:=CONCATENATE(&quot;(&quot;;[.A200];&quot;,&quot;;[.B200];&quot;),&quot;)" office:value-type="string" office:string-value="(16,34)," calcext:value-type="string">
            <text:p>(16,34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201];&quot;,&quot;;[.B201];&quot;),&quot;)" office:value-type="string" office:string-value="(5,131)," calcext:value-type="string">
            <text:p>(5,131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73" calcext:value-type="float">
            <text:p>73</text:p>
          </table:table-cell>
          <table:table-cell table:formula="of:=CONCATENATE(&quot;(&quot;;[.A202];&quot;,&quot;;[.B202];&quot;),&quot;)" office:value-type="string" office:string-value="(16,73)," calcext:value-type="string">
            <text:p>(16,7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203];&quot;,&quot;;[.B203];&quot;),&quot;)" office:value-type="string" office:string-value="(8,120)," calcext:value-type="string">
            <text:p>(8,120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26" calcext:value-type="float">
            <text:p>126</text:p>
          </table:table-cell>
          <table:table-cell table:formula="of:=CONCATENATE(&quot;(&quot;;[.A204];&quot;,&quot;;[.B204];&quot;),&quot;)" office:value-type="string" office:string-value="(5,126)," calcext:value-type="string">
            <text:p>(5,126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38" calcext:value-type="float">
            <text:p>138</text:p>
          </table:table-cell>
          <table:table-cell table:formula="of:=CONCATENATE(&quot;(&quot;;[.A205];&quot;,&quot;;[.B205];&quot;),&quot;)" office:value-type="string" office:string-value="(12,138)," calcext:value-type="string">
            <text:p>(12,138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91" calcext:value-type="float">
            <text:p>91</text:p>
          </table:table-cell>
          <table:table-cell table:formula="of:=CONCATENATE(&quot;(&quot;;[.A206];&quot;,&quot;;[.B206];&quot;),&quot;)" office:value-type="string" office:string-value="(11,91)," calcext:value-type="string">
            <text:p>(11,91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61" calcext:value-type="float">
            <text:p>161</text:p>
          </table:table-cell>
          <table:table-cell table:formula="of:=CONCATENATE(&quot;(&quot;;[.A207];&quot;,&quot;;[.B207];&quot;),&quot;)" office:value-type="string" office:string-value="(11,161)," calcext:value-type="string">
            <text:p>(11,16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9" calcext:value-type="float">
            <text:p>9</text:p>
          </table:table-cell>
          <table:table-cell table:formula="of:=CONCATENATE(&quot;(&quot;;[.A208];&quot;,&quot;;[.B208];&quot;),&quot;)" office:value-type="string" office:string-value="(14,9)," calcext:value-type="string">
            <text:p>(14,9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96" calcext:value-type="float">
            <text:p>96</text:p>
          </table:table-cell>
          <table:table-cell table:formula="of:=CONCATENATE(&quot;(&quot;;[.A209];&quot;,&quot;;[.B209];&quot;),&quot;)" office:value-type="string" office:string-value="(18,96)," calcext:value-type="string">
            <text:p>(18,9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0" calcext:value-type="float">
            <text:p>10</text:p>
          </table:table-cell>
          <table:table-cell table:formula="of:=CONCATENATE(&quot;(&quot;;[.A210];&quot;,&quot;;[.B210];&quot;),&quot;)" office:value-type="string" office:string-value="(19,10)," calcext:value-type="string">
            <text:p>(19,1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12" calcext:value-type="float">
            <text:p>112</text:p>
          </table:table-cell>
          <table:table-cell table:formula="of:=CONCATENATE(&quot;(&quot;;[.A211];&quot;,&quot;;[.B211];&quot;),&quot;)" office:value-type="string" office:string-value="(13,112)," calcext:value-type="string">
            <text:p>(13,112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21" calcext:value-type="float">
            <text:p>121</text:p>
          </table:table-cell>
          <table:table-cell table:formula="of:=CONCATENATE(&quot;(&quot;;[.A212];&quot;,&quot;;[.B212];&quot;),&quot;)" office:value-type="string" office:string-value="(1,121)," calcext:value-type="string">
            <text:p>(1,121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06" calcext:value-type="float">
            <text:p>106</text:p>
          </table:table-cell>
          <table:table-cell table:formula="of:=CONCATENATE(&quot;(&quot;;[.A213];&quot;,&quot;;[.B213];&quot;),&quot;)" office:value-type="string" office:string-value="(12,106)," calcext:value-type="string">
            <text:p>(12,106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45" calcext:value-type="float">
            <text:p>45</text:p>
          </table:table-cell>
          <table:table-cell table:formula="of:=CONCATENATE(&quot;(&quot;;[.A214];&quot;,&quot;;[.B214];&quot;),&quot;)" office:value-type="string" office:string-value="(10,45)," calcext:value-type="string">
            <text:p>(10,45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215];&quot;,&quot;;[.B215];&quot;),&quot;)" office:value-type="string" office:string-value="(20,102)," calcext:value-type="string">
            <text:p>(20,102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37" calcext:value-type="float">
            <text:p>137</text:p>
          </table:table-cell>
          <table:table-cell table:formula="of:=CONCATENATE(&quot;(&quot;;[.A216];&quot;,&quot;;[.B216];&quot;),&quot;)" office:value-type="string" office:string-value="(9,137)," calcext:value-type="string">
            <text:p>(9,137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217];&quot;,&quot;;[.B217];&quot;),&quot;)" office:value-type="string" office:string-value="(4,120)," calcext:value-type="string">
            <text:p>(4,12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04" calcext:value-type="float">
            <text:p>104</text:p>
          </table:table-cell>
          <table:table-cell table:formula="of:=CONCATENATE(&quot;(&quot;;[.A218];&quot;,&quot;;[.B218];&quot;),&quot;)" office:value-type="string" office:string-value="(3,104)," calcext:value-type="string">
            <text:p>(3,104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74" calcext:value-type="float">
            <text:p>174</text:p>
          </table:table-cell>
          <table:table-cell table:formula="of:=CONCATENATE(&quot;(&quot;;[.A219];&quot;,&quot;;[.B219];&quot;),&quot;)" office:value-type="string" office:string-value="(15,174)," calcext:value-type="string">
            <text:p>(15,174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62" calcext:value-type="float">
            <text:p>162</text:p>
          </table:table-cell>
          <table:table-cell table:formula="of:=CONCATENATE(&quot;(&quot;;[.A220];&quot;,&quot;;[.B220];&quot;),&quot;)" office:value-type="string" office:string-value="(4,162)," calcext:value-type="string">
            <text:p>(4,162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59" calcext:value-type="float">
            <text:p>159</text:p>
          </table:table-cell>
          <table:table-cell table:formula="of:=CONCATENATE(&quot;(&quot;;[.A221];&quot;,&quot;;[.B221];&quot;),&quot;)" office:value-type="string" office:string-value="(5,159)," calcext:value-type="string">
            <text:p>(5,159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77" calcext:value-type="float">
            <text:p>77</text:p>
          </table:table-cell>
          <table:table-cell table:formula="of:=CONCATENATE(&quot;(&quot;;[.A222];&quot;,&quot;;[.B222];&quot;),&quot;)" office:value-type="string" office:string-value="(18,77)," calcext:value-type="string">
            <text:p>(18,77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4" calcext:value-type="float">
            <text:p>14</text:p>
          </table:table-cell>
          <table:table-cell table:formula="of:=CONCATENATE(&quot;(&quot;;[.A223];&quot;,&quot;;[.B223];&quot;),&quot;)" office:value-type="string" office:string-value="(4,14)," calcext:value-type="string">
            <text:p>(4,14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90" calcext:value-type="float">
            <text:p>90</text:p>
          </table:table-cell>
          <table:table-cell table:formula="of:=CONCATENATE(&quot;(&quot;;[.A224];&quot;,&quot;;[.B224];&quot;),&quot;)" office:value-type="string" office:string-value="(16,90)," calcext:value-type="string">
            <text:p>(16,90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225];&quot;,&quot;;[.B225];&quot;),&quot;)" office:value-type="string" office:string-value="(2,102)," calcext:value-type="string">
            <text:p>(2,102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2" calcext:value-type="float">
            <text:p>2</text:p>
          </table:table-cell>
          <table:table-cell table:formula="of:=CONCATENATE(&quot;(&quot;;[.A226];&quot;,&quot;;[.B226];&quot;),&quot;)" office:value-type="string" office:string-value="(12,2)," calcext:value-type="string">
            <text:p>(12,2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80" calcext:value-type="float">
            <text:p>80</text:p>
          </table:table-cell>
          <table:table-cell table:formula="of:=CONCATENATE(&quot;(&quot;;[.A227];&quot;,&quot;;[.B227];&quot;),&quot;)" office:value-type="string" office:string-value="(8,80)," calcext:value-type="string">
            <text:p>(8,8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84" calcext:value-type="float">
            <text:p>184</text:p>
          </table:table-cell>
          <table:table-cell table:formula="of:=CONCATENATE(&quot;(&quot;;[.A228];&quot;,&quot;;[.B228];&quot;),&quot;)" office:value-type="string" office:string-value="(3,184)," calcext:value-type="string">
            <text:p>(3,184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9" calcext:value-type="float">
            <text:p>19</text:p>
          </table:table-cell>
          <table:table-cell table:formula="of:=CONCATENATE(&quot;(&quot;;[.A229];&quot;,&quot;;[.B229];&quot;),&quot;)" office:value-type="string" office:string-value="(17,19)," calcext:value-type="string">
            <text:p>(17,19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88" calcext:value-type="float">
            <text:p>88</text:p>
          </table:table-cell>
          <table:table-cell table:formula="of:=CONCATENATE(&quot;(&quot;;[.A230];&quot;,&quot;;[.B230];&quot;),&quot;)" office:value-type="string" office:string-value="(4,88)," calcext:value-type="string">
            <text:p>(4,88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53" calcext:value-type="float">
            <text:p>53</text:p>
          </table:table-cell>
          <table:table-cell table:formula="of:=CONCATENATE(&quot;(&quot;;[.A231];&quot;,&quot;;[.B231];&quot;),&quot;)" office:value-type="string" office:string-value="(3,53)," calcext:value-type="string">
            <text:p>(3,5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30" calcext:value-type="float">
            <text:p>30</text:p>
          </table:table-cell>
          <table:table-cell table:formula="of:=CONCATENATE(&quot;(&quot;;[.A232];&quot;,&quot;;[.B232];&quot;),&quot;)" office:value-type="string" office:string-value="(6,30)," calcext:value-type="string">
            <text:p>(6,30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233];&quot;,&quot;;[.B233];&quot;),&quot;)" office:value-type="string" office:string-value="(17,16)," calcext:value-type="string">
            <text:p>(17,1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15" calcext:value-type="float">
            <text:p>115</text:p>
          </table:table-cell>
          <table:table-cell table:formula="of:=CONCATENATE(&quot;(&quot;;[.A234];&quot;,&quot;;[.B234];&quot;),&quot;)" office:value-type="string" office:string-value="(19,115)," calcext:value-type="string">
            <text:p>(19,115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235];&quot;,&quot;;[.B235];&quot;),&quot;)" office:value-type="string" office:string-value="(12,98)," calcext:value-type="string">
            <text:p>(12,98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73" calcext:value-type="float">
            <text:p>73</text:p>
          </table:table-cell>
          <table:table-cell table:formula="of:=CONCATENATE(&quot;(&quot;;[.A236];&quot;,&quot;;[.B236];&quot;),&quot;)" office:value-type="string" office:string-value="(16,73)," calcext:value-type="string">
            <text:p>(16,7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59" calcext:value-type="float">
            <text:p>59</text:p>
          </table:table-cell>
          <table:table-cell table:formula="of:=CONCATENATE(&quot;(&quot;;[.A237];&quot;,&quot;;[.B237];&quot;),&quot;)" office:value-type="string" office:string-value="(7,59)," calcext:value-type="string">
            <text:p>(7,59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37" calcext:value-type="float">
            <text:p>137</text:p>
          </table:table-cell>
          <table:table-cell table:formula="of:=CONCATENATE(&quot;(&quot;;[.A238];&quot;,&quot;;[.B238];&quot;),&quot;)" office:value-type="string" office:string-value="(5,137)," calcext:value-type="string">
            <text:p>(5,137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63" calcext:value-type="float">
            <text:p>163</text:p>
          </table:table-cell>
          <table:table-cell table:formula="of:=CONCATENATE(&quot;(&quot;;[.A239];&quot;,&quot;;[.B239];&quot;),&quot;)" office:value-type="string" office:string-value="(2,163)," calcext:value-type="string">
            <text:p>(2,163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240];&quot;,&quot;;[.B240];&quot;),&quot;)" office:value-type="string" office:string-value="(10,22)," calcext:value-type="string">
            <text:p>(10,22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86" calcext:value-type="float">
            <text:p>86</text:p>
          </table:table-cell>
          <table:table-cell table:formula="of:=CONCATENATE(&quot;(&quot;;[.A241];&quot;,&quot;;[.B241];&quot;),&quot;)" office:value-type="string" office:string-value="(19,86)," calcext:value-type="string">
            <text:p>(19,86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81" calcext:value-type="float">
            <text:p>81</text:p>
          </table:table-cell>
          <table:table-cell table:formula="of:=CONCATENATE(&quot;(&quot;;[.A242];&quot;,&quot;;[.B242];&quot;),&quot;)" office:value-type="string" office:string-value="(14,81)," calcext:value-type="string">
            <text:p>(14,8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243];&quot;,&quot;;[.B243];&quot;),&quot;)" office:value-type="string" office:string-value="(14,186)," calcext:value-type="string">
            <text:p>(14,18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92" calcext:value-type="float">
            <text:p>92</text:p>
          </table:table-cell>
          <table:table-cell table:formula="of:=CONCATENATE(&quot;(&quot;;[.A244];&quot;,&quot;;[.B244];&quot;),&quot;)" office:value-type="string" office:string-value="(19,92)," calcext:value-type="string">
            <text:p>(19,92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4" calcext:value-type="float">
            <text:p>14</text:p>
          </table:table-cell>
          <table:table-cell table:formula="of:=CONCATENATE(&quot;(&quot;;[.A245];&quot;,&quot;;[.B245];&quot;),&quot;)" office:value-type="string" office:string-value="(12,14)," calcext:value-type="string">
            <text:p>(12,1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73" calcext:value-type="float">
            <text:p>73</text:p>
          </table:table-cell>
          <table:table-cell table:formula="of:=CONCATENATE(&quot;(&quot;;[.A246];&quot;,&quot;;[.B246];&quot;),&quot;)" office:value-type="string" office:string-value="(8,73)," calcext:value-type="string">
            <text:p>(8,73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8" calcext:value-type="float">
            <text:p>8</text:p>
          </table:table-cell>
          <table:table-cell table:formula="of:=CONCATENATE(&quot;(&quot;;[.A247];&quot;,&quot;;[.B247];&quot;),&quot;)" office:value-type="string" office:string-value="(1,8)," calcext:value-type="string">
            <text:p>(1,8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67" calcext:value-type="float">
            <text:p>167</text:p>
          </table:table-cell>
          <table:table-cell table:formula="of:=CONCATENATE(&quot;(&quot;;[.A248];&quot;,&quot;;[.B248];&quot;),&quot;)" office:value-type="string" office:string-value="(12,167)," calcext:value-type="string">
            <text:p>(12,167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81" calcext:value-type="float">
            <text:p>81</text:p>
          </table:table-cell>
          <table:table-cell table:formula="of:=CONCATENATE(&quot;(&quot;;[.A249];&quot;,&quot;;[.B249];&quot;),&quot;)" office:value-type="string" office:string-value="(3,81)," calcext:value-type="string">
            <text:p>(3,8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23" calcext:value-type="float">
            <text:p>23</text:p>
          </table:table-cell>
          <table:table-cell table:formula="of:=CONCATENATE(&quot;(&quot;;[.A250];&quot;,&quot;;[.B250];&quot;),&quot;)" office:value-type="string" office:string-value="(14,23)," calcext:value-type="string">
            <text:p>(14,2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79" calcext:value-type="float">
            <text:p>79</text:p>
          </table:table-cell>
          <table:table-cell table:formula="of:=CONCATENATE(&quot;(&quot;;[.A251];&quot;,&quot;;[.B251];&quot;),&quot;)" office:value-type="string" office:string-value="(7,79)," calcext:value-type="string">
            <text:p>(7,79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82" calcext:value-type="float">
            <text:p>182</text:p>
          </table:table-cell>
          <table:table-cell table:formula="of:=CONCATENATE(&quot;(&quot;;[.A252];&quot;,&quot;;[.B252];&quot;),&quot;)" office:value-type="string" office:string-value="(17,182)," calcext:value-type="string">
            <text:p>(17,182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94" calcext:value-type="float">
            <text:p>94</text:p>
          </table:table-cell>
          <table:table-cell table:formula="of:=CONCATENATE(&quot;(&quot;;[.A253];&quot;,&quot;;[.B253];&quot;),&quot;)" office:value-type="string" office:string-value="(15,94)," calcext:value-type="string">
            <text:p>(15,94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24" calcext:value-type="float">
            <text:p>124</text:p>
          </table:table-cell>
          <table:table-cell table:formula="of:=CONCATENATE(&quot;(&quot;;[.A254];&quot;,&quot;;[.B254];&quot;),&quot;)" office:value-type="string" office:string-value="(1,124)," calcext:value-type="string">
            <text:p>(1,124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255];&quot;,&quot;;[.B255];&quot;),&quot;)" office:value-type="string" office:string-value="(18,120)," calcext:value-type="string">
            <text:p>(18,120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3" calcext:value-type="float">
            <text:p>13</text:p>
          </table:table-cell>
          <table:table-cell table:formula="of:=CONCATENATE(&quot;(&quot;;[.A256];&quot;,&quot;;[.B256];&quot;),&quot;)" office:value-type="string" office:string-value="(9,13)," calcext:value-type="string">
            <text:p>(9,13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257];&quot;,&quot;;[.B257];&quot;),&quot;)" office:value-type="string" office:string-value="(5,131)," calcext:value-type="string">
            <text:p>(5,131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25" calcext:value-type="float">
            <text:p>25</text:p>
          </table:table-cell>
          <table:table-cell table:formula="of:=CONCATENATE(&quot;(&quot;;[.A258];&quot;,&quot;;[.B258];&quot;),&quot;)" office:value-type="string" office:string-value="(3,25)," calcext:value-type="string">
            <text:p>(3,25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50" calcext:value-type="float">
            <text:p>50</text:p>
          </table:table-cell>
          <table:table-cell table:formula="of:=CONCATENATE(&quot;(&quot;;[.A259];&quot;,&quot;;[.B259];&quot;),&quot;)" office:value-type="string" office:string-value="(12,50)," calcext:value-type="string">
            <text:p>(12,50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69" calcext:value-type="float">
            <text:p>169</text:p>
          </table:table-cell>
          <table:table-cell table:formula="of:=CONCATENATE(&quot;(&quot;;[.A260];&quot;,&quot;;[.B260];&quot;),&quot;)" office:value-type="string" office:string-value="(12,169)," calcext:value-type="string">
            <text:p>(12,169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23" calcext:value-type="float">
            <text:p>123</text:p>
          </table:table-cell>
          <table:table-cell table:formula="of:=CONCATENATE(&quot;(&quot;;[.A261];&quot;,&quot;;[.B261];&quot;),&quot;)" office:value-type="string" office:string-value="(9,123)," calcext:value-type="string">
            <text:p>(9,123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70" calcext:value-type="float">
            <text:p>170</text:p>
          </table:table-cell>
          <table:table-cell table:formula="of:=CONCATENATE(&quot;(&quot;;[.A262];&quot;,&quot;;[.B262];&quot;),&quot;)" office:value-type="string" office:string-value="(15,170)," calcext:value-type="string">
            <text:p>(15,17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48" calcext:value-type="float">
            <text:p>48</text:p>
          </table:table-cell>
          <table:table-cell table:formula="of:=CONCATENATE(&quot;(&quot;;[.A263];&quot;,&quot;;[.B263];&quot;),&quot;)" office:value-type="string" office:string-value="(13,48)," calcext:value-type="string">
            <text:p>(13,48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88" calcext:value-type="float">
            <text:p>188</text:p>
          </table:table-cell>
          <table:table-cell table:formula="of:=CONCATENATE(&quot;(&quot;;[.A264];&quot;,&quot;;[.B264];&quot;),&quot;)" office:value-type="string" office:string-value="(12,188)," calcext:value-type="string">
            <text:p>(12,188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73" calcext:value-type="float">
            <text:p>73</text:p>
          </table:table-cell>
          <table:table-cell table:formula="of:=CONCATENATE(&quot;(&quot;;[.A265];&quot;,&quot;;[.B265];&quot;),&quot;)" office:value-type="string" office:string-value="(3,73)," calcext:value-type="string">
            <text:p>(3,73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25" calcext:value-type="float">
            <text:p>125</text:p>
          </table:table-cell>
          <table:table-cell table:formula="of:=CONCATENATE(&quot;(&quot;;[.A266];&quot;,&quot;;[.B266];&quot;),&quot;)" office:value-type="string" office:string-value="(20,125)," calcext:value-type="string">
            <text:p>(20,125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01" calcext:value-type="float">
            <text:p>101</text:p>
          </table:table-cell>
          <table:table-cell table:formula="of:=CONCATENATE(&quot;(&quot;;[.A267];&quot;,&quot;;[.B267];&quot;),&quot;)" office:value-type="string" office:string-value="(12,101)," calcext:value-type="string">
            <text:p>(12,101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74" calcext:value-type="float">
            <text:p>174</text:p>
          </table:table-cell>
          <table:table-cell table:formula="of:=CONCATENATE(&quot;(&quot;;[.A268];&quot;,&quot;;[.B268];&quot;),&quot;)" office:value-type="string" office:string-value="(5,174)," calcext:value-type="string">
            <text:p>(5,174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28" calcext:value-type="float">
            <text:p>28</text:p>
          </table:table-cell>
          <table:table-cell table:formula="of:=CONCATENATE(&quot;(&quot;;[.A269];&quot;,&quot;;[.B269];&quot;),&quot;)" office:value-type="string" office:string-value="(12,28)," calcext:value-type="string">
            <text:p>(12,28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270];&quot;,&quot;;[.B270];&quot;),&quot;)" office:value-type="string" office:string-value="(14,186)," calcext:value-type="string">
            <text:p>(14,186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79" calcext:value-type="float">
            <text:p>179</text:p>
          </table:table-cell>
          <table:table-cell table:formula="of:=CONCATENATE(&quot;(&quot;;[.A271];&quot;,&quot;;[.B271];&quot;),&quot;)" office:value-type="string" office:string-value="(14,179)," calcext:value-type="string">
            <text:p>(14,179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90" calcext:value-type="float">
            <text:p>90</text:p>
          </table:table-cell>
          <table:table-cell table:formula="of:=CONCATENATE(&quot;(&quot;;[.A272];&quot;,&quot;;[.B272];&quot;),&quot;)" office:value-type="string" office:string-value="(5,90)," calcext:value-type="string">
            <text:p>(5,9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64" calcext:value-type="float">
            <text:p>64</text:p>
          </table:table-cell>
          <table:table-cell table:formula="of:=CONCATENATE(&quot;(&quot;;[.A273];&quot;,&quot;;[.B273];&quot;),&quot;)" office:value-type="string" office:string-value="(13,64)," calcext:value-type="string">
            <text:p>(13,6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55" calcext:value-type="float">
            <text:p>55</text:p>
          </table:table-cell>
          <table:table-cell table:formula="of:=CONCATENATE(&quot;(&quot;;[.A274];&quot;,&quot;;[.B274];&quot;),&quot;)" office:value-type="string" office:string-value="(8,55)," calcext:value-type="string">
            <text:p>(8,55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82" calcext:value-type="float">
            <text:p>82</text:p>
          </table:table-cell>
          <table:table-cell table:formula="of:=CONCATENATE(&quot;(&quot;;[.A275];&quot;,&quot;;[.B275];&quot;),&quot;)" office:value-type="string" office:string-value="(6,82)," calcext:value-type="string">
            <text:p>(6,82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92" calcext:value-type="float">
            <text:p>92</text:p>
          </table:table-cell>
          <table:table-cell table:formula="of:=CONCATENATE(&quot;(&quot;;[.A276];&quot;,&quot;;[.B276];&quot;),&quot;)" office:value-type="string" office:string-value="(12,92)," calcext:value-type="string">
            <text:p>(12,92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52" calcext:value-type="float">
            <text:p>52</text:p>
          </table:table-cell>
          <table:table-cell table:formula="of:=CONCATENATE(&quot;(&quot;;[.A277];&quot;,&quot;;[.B277];&quot;),&quot;)" office:value-type="string" office:string-value="(13,52)," calcext:value-type="string">
            <text:p>(13,5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27" calcext:value-type="float">
            <text:p>127</text:p>
          </table:table-cell>
          <table:table-cell table:formula="of:=CONCATENATE(&quot;(&quot;;[.A278];&quot;,&quot;;[.B278];&quot;),&quot;)" office:value-type="string" office:string-value="(6,127)," calcext:value-type="string">
            <text:p>(6,127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93" calcext:value-type="float">
            <text:p>193</text:p>
          </table:table-cell>
          <table:table-cell table:formula="of:=CONCATENATE(&quot;(&quot;;[.A279];&quot;,&quot;;[.B279];&quot;),&quot;)" office:value-type="string" office:string-value="(18,193)," calcext:value-type="string">
            <text:p>(18,19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62" calcext:value-type="float">
            <text:p>162</text:p>
          </table:table-cell>
          <table:table-cell table:formula="of:=CONCATENATE(&quot;(&quot;;[.A280];&quot;,&quot;;[.B280];&quot;),&quot;)" office:value-type="string" office:string-value="(8,162)," calcext:value-type="string">
            <text:p>(8,16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35" calcext:value-type="float">
            <text:p>135</text:p>
          </table:table-cell>
          <table:table-cell table:formula="of:=CONCATENATE(&quot;(&quot;;[.A281];&quot;,&quot;;[.B281];&quot;),&quot;)" office:value-type="string" office:string-value="(6,135)," calcext:value-type="string">
            <text:p>(6,135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282];&quot;,&quot;;[.B282];&quot;),&quot;)" office:value-type="string" office:string-value="(1,98)," calcext:value-type="string">
            <text:p>(1,98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08" calcext:value-type="float">
            <text:p>108</text:p>
          </table:table-cell>
          <table:table-cell table:formula="of:=CONCATENATE(&quot;(&quot;;[.A283];&quot;,&quot;;[.B283];&quot;),&quot;)" office:value-type="string" office:string-value="(16,108)," calcext:value-type="string">
            <text:p>(16,108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03" calcext:value-type="float">
            <text:p>103</text:p>
          </table:table-cell>
          <table:table-cell table:formula="of:=CONCATENATE(&quot;(&quot;;[.A284];&quot;,&quot;;[.B284];&quot;),&quot;)" office:value-type="string" office:string-value="(13,103)," calcext:value-type="string">
            <text:p>(13,10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74" calcext:value-type="float">
            <text:p>74</text:p>
          </table:table-cell>
          <table:table-cell table:formula="of:=CONCATENATE(&quot;(&quot;;[.A285];&quot;,&quot;;[.B285];&quot;),&quot;)" office:value-type="string" office:string-value="(6,74)," calcext:value-type="string">
            <text:p>(6,74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20" calcext:value-type="float">
            <text:p>20</text:p>
          </table:table-cell>
          <table:table-cell table:formula="of:=CONCATENATE(&quot;(&quot;;[.A286];&quot;,&quot;;[.B286];&quot;),&quot;)" office:value-type="string" office:string-value="(13,20)," calcext:value-type="string">
            <text:p>(13,20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67" calcext:value-type="float">
            <text:p>167</text:p>
          </table:table-cell>
          <table:table-cell table:formula="of:=CONCATENATE(&quot;(&quot;;[.A287];&quot;,&quot;;[.B287];&quot;),&quot;)" office:value-type="string" office:string-value="(9,167)," calcext:value-type="string">
            <text:p>(9,16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288];&quot;,&quot;;[.B288];&quot;),&quot;)" office:value-type="string" office:string-value="(19,16)," calcext:value-type="string">
            <text:p>(19,1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65" calcext:value-type="float">
            <text:p>65</text:p>
          </table:table-cell>
          <table:table-cell table:formula="of:=CONCATENATE(&quot;(&quot;;[.A289];&quot;,&quot;;[.B289];&quot;),&quot;)" office:value-type="string" office:string-value="(4,65)," calcext:value-type="string">
            <text:p>(4,65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40" calcext:value-type="float">
            <text:p>140</text:p>
          </table:table-cell>
          <table:table-cell table:formula="of:=CONCATENATE(&quot;(&quot;;[.A290];&quot;,&quot;;[.B290];&quot;),&quot;)" office:value-type="string" office:string-value="(2,140)," calcext:value-type="string">
            <text:p>(2,140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291];&quot;,&quot;;[.B291];&quot;),&quot;)" office:value-type="string" office:string-value="(10,131)," calcext:value-type="string">
            <text:p>(10,131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25" calcext:value-type="float">
            <text:p>25</text:p>
          </table:table-cell>
          <table:table-cell table:formula="of:=CONCATENATE(&quot;(&quot;;[.A292];&quot;,&quot;;[.B292];&quot;),&quot;)" office:value-type="string" office:string-value="(12,25)," calcext:value-type="string">
            <text:p>(12,25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55" calcext:value-type="float">
            <text:p>55</text:p>
          </table:table-cell>
          <table:table-cell table:formula="of:=CONCATENATE(&quot;(&quot;;[.A293];&quot;,&quot;;[.B293];&quot;),&quot;)" office:value-type="string" office:string-value="(10,55)," calcext:value-type="string">
            <text:p>(10,55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294];&quot;,&quot;;[.B294];&quot;),&quot;)" office:value-type="string" office:string-value="(14,186)," calcext:value-type="string">
            <text:p>(14,186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00" calcext:value-type="float">
            <text:p>100</text:p>
          </table:table-cell>
          <table:table-cell table:formula="of:=CONCATENATE(&quot;(&quot;;[.A295];&quot;,&quot;;[.B295];&quot;),&quot;)" office:value-type="string" office:string-value="(16,100)," calcext:value-type="string">
            <text:p>(16,100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58" calcext:value-type="float">
            <text:p>158</text:p>
          </table:table-cell>
          <table:table-cell table:formula="of:=CONCATENATE(&quot;(&quot;;[.A296];&quot;,&quot;;[.B296];&quot;),&quot;)" office:value-type="string" office:string-value="(12,158)," calcext:value-type="string">
            <text:p>(12,158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297];&quot;,&quot;;[.B297];&quot;),&quot;)" office:value-type="string" office:string-value="(10,102)," calcext:value-type="string">
            <text:p>(10,102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63" calcext:value-type="float">
            <text:p>63</text:p>
          </table:table-cell>
          <table:table-cell table:formula="of:=CONCATENATE(&quot;(&quot;;[.A298];&quot;,&quot;;[.B298];&quot;),&quot;)" office:value-type="string" office:string-value="(9,63)," calcext:value-type="string">
            <text:p>(9,63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68" calcext:value-type="float">
            <text:p>68</text:p>
          </table:table-cell>
          <table:table-cell table:formula="of:=CONCATENATE(&quot;(&quot;;[.A299];&quot;,&quot;;[.B299];&quot;),&quot;)" office:value-type="string" office:string-value="(16,68)," calcext:value-type="string">
            <text:p>(16,6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44" calcext:value-type="float">
            <text:p>144</text:p>
          </table:table-cell>
          <table:table-cell table:formula="of:=CONCATENATE(&quot;(&quot;;[.A300];&quot;,&quot;;[.B300];&quot;),&quot;)" office:value-type="string" office:string-value="(1,144)," calcext:value-type="string">
            <text:p>(1,144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0" calcext:value-type="float">
            <text:p>10</text:p>
          </table:table-cell>
          <table:table-cell table:formula="of:=CONCATENATE(&quot;(&quot;;[.A301];&quot;,&quot;;[.B301];&quot;),&quot;)" office:value-type="string" office:string-value="(17,10)," calcext:value-type="string">
            <text:p>(17,10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87" calcext:value-type="float">
            <text:p>187</text:p>
          </table:table-cell>
          <table:table-cell table:formula="of:=CONCATENATE(&quot;(&quot;;[.A302];&quot;,&quot;;[.B302];&quot;),&quot;)" office:value-type="string" office:string-value="(11,187)," calcext:value-type="string">
            <text:p>(11,187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53" calcext:value-type="float">
            <text:p>53</text:p>
          </table:table-cell>
          <table:table-cell table:formula="of:=CONCATENATE(&quot;(&quot;;[.A303];&quot;,&quot;;[.B303];&quot;),&quot;)" office:value-type="string" office:string-value="(10,53)," calcext:value-type="string">
            <text:p>(10,5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24" calcext:value-type="float">
            <text:p>24</text:p>
          </table:table-cell>
          <table:table-cell table:formula="of:=CONCATENATE(&quot;(&quot;;[.A304];&quot;,&quot;;[.B304];&quot;),&quot;)" office:value-type="string" office:string-value="(6,24)," calcext:value-type="string">
            <text:p>(6,24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9" calcext:value-type="float">
            <text:p>9</text:p>
          </table:table-cell>
          <table:table-cell table:formula="of:=CONCATENATE(&quot;(&quot;;[.A305];&quot;,&quot;;[.B305];&quot;),&quot;)" office:value-type="string" office:string-value="(17,9)," calcext:value-type="string">
            <text:p>(17,9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9" calcext:value-type="float">
            <text:p>9</text:p>
          </table:table-cell>
          <table:table-cell table:formula="of:=CONCATENATE(&quot;(&quot;;[.A306];&quot;,&quot;;[.B306];&quot;),&quot;)" office:value-type="string" office:string-value="(20,9)," calcext:value-type="string">
            <text:p>(20,9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41" calcext:value-type="float">
            <text:p>41</text:p>
          </table:table-cell>
          <table:table-cell table:formula="of:=CONCATENATE(&quot;(&quot;;[.A307];&quot;,&quot;;[.B307];&quot;),&quot;)" office:value-type="string" office:string-value="(1,41)," calcext:value-type="string">
            <text:p>(1,41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97" calcext:value-type="float">
            <text:p>97</text:p>
          </table:table-cell>
          <table:table-cell table:formula="of:=CONCATENATE(&quot;(&quot;;[.A308];&quot;,&quot;;[.B308];&quot;),&quot;)" office:value-type="string" office:string-value="(19,97)," calcext:value-type="string">
            <text:p>(19,97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90" calcext:value-type="float">
            <text:p>90</text:p>
          </table:table-cell>
          <table:table-cell table:formula="of:=CONCATENATE(&quot;(&quot;;[.A309];&quot;,&quot;;[.B309];&quot;),&quot;)" office:value-type="string" office:string-value="(15,90)," calcext:value-type="string">
            <text:p>(15,9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03" calcext:value-type="float">
            <text:p>103</text:p>
          </table:table-cell>
          <table:table-cell table:formula="of:=CONCATENATE(&quot;(&quot;;[.A310];&quot;,&quot;;[.B310];&quot;),&quot;)" office:value-type="string" office:string-value="(15,103)," calcext:value-type="string">
            <text:p>(15,103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10" calcext:value-type="float">
            <text:p>110</text:p>
          </table:table-cell>
          <table:table-cell table:formula="of:=CONCATENATE(&quot;(&quot;;[.A311];&quot;,&quot;;[.B311];&quot;),&quot;)" office:value-type="string" office:string-value="(20,110)," calcext:value-type="string">
            <text:p>(20,110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09" calcext:value-type="float">
            <text:p>109</text:p>
          </table:table-cell>
          <table:table-cell table:formula="of:=CONCATENATE(&quot;(&quot;;[.A312];&quot;,&quot;;[.B312];&quot;),&quot;)" office:value-type="string" office:string-value="(14,109)," calcext:value-type="string">
            <text:p>(14,109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28" calcext:value-type="float">
            <text:p>28</text:p>
          </table:table-cell>
          <table:table-cell table:formula="of:=CONCATENATE(&quot;(&quot;;[.A313];&quot;,&quot;;[.B313];&quot;),&quot;)" office:value-type="string" office:string-value="(4,28)," calcext:value-type="string">
            <text:p>(4,2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56" calcext:value-type="float">
            <text:p>56</text:p>
          </table:table-cell>
          <table:table-cell table:formula="of:=CONCATENATE(&quot;(&quot;;[.A314];&quot;,&quot;;[.B314];&quot;),&quot;)" office:value-type="string" office:string-value="(1,56)," calcext:value-type="string">
            <text:p>(1,56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85" calcext:value-type="float">
            <text:p>85</text:p>
          </table:table-cell>
          <table:table-cell table:formula="of:=CONCATENATE(&quot;(&quot;;[.A315];&quot;,&quot;;[.B315];&quot;),&quot;)" office:value-type="string" office:string-value="(3,85)," calcext:value-type="string">
            <text:p>(3,85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72" calcext:value-type="float">
            <text:p>172</text:p>
          </table:table-cell>
          <table:table-cell table:formula="of:=CONCATENATE(&quot;(&quot;;[.A316];&quot;,&quot;;[.B316];&quot;),&quot;)" office:value-type="string" office:string-value="(9,172)," calcext:value-type="string">
            <text:p>(9,172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69" calcext:value-type="float">
            <text:p>69</text:p>
          </table:table-cell>
          <table:table-cell table:formula="of:=CONCATENATE(&quot;(&quot;;[.A317];&quot;,&quot;;[.B317];&quot;),&quot;)" office:value-type="string" office:string-value="(5,69)," calcext:value-type="string">
            <text:p>(5,69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44" calcext:value-type="float">
            <text:p>44</text:p>
          </table:table-cell>
          <table:table-cell table:formula="of:=CONCATENATE(&quot;(&quot;;[.A318];&quot;,&quot;;[.B318];&quot;),&quot;)" office:value-type="string" office:string-value="(3,44)," calcext:value-type="string">
            <text:p>(3,44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39" calcext:value-type="float">
            <text:p>39</text:p>
          </table:table-cell>
          <table:table-cell table:formula="of:=CONCATENATE(&quot;(&quot;;[.A319];&quot;,&quot;;[.B319];&quot;),&quot;)" office:value-type="string" office:string-value="(19,39)," calcext:value-type="string">
            <text:p>(19,39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53" calcext:value-type="float">
            <text:p>53</text:p>
          </table:table-cell>
          <table:table-cell table:formula="of:=CONCATENATE(&quot;(&quot;;[.A320];&quot;,&quot;;[.B320];&quot;),&quot;)" office:value-type="string" office:string-value="(3,53)," calcext:value-type="string">
            <text:p>(3,53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23" calcext:value-type="float">
            <text:p>123</text:p>
          </table:table-cell>
          <table:table-cell table:formula="of:=CONCATENATE(&quot;(&quot;;[.A321];&quot;,&quot;;[.B321];&quot;),&quot;)" office:value-type="string" office:string-value="(18,123)," calcext:value-type="string">
            <text:p>(18,12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00" calcext:value-type="float">
            <text:p>100</text:p>
          </table:table-cell>
          <table:table-cell table:formula="of:=CONCATENATE(&quot;(&quot;;[.A322];&quot;,&quot;;[.B322];&quot;),&quot;)" office:value-type="string" office:string-value="(7,100)," calcext:value-type="string">
            <text:p>(7,100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95" calcext:value-type="float">
            <text:p>95</text:p>
          </table:table-cell>
          <table:table-cell table:formula="of:=CONCATENATE(&quot;(&quot;;[.A323];&quot;,&quot;;[.B323];&quot;),&quot;)" office:value-type="string" office:string-value="(9,95)," calcext:value-type="string">
            <text:p>(9,95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85" calcext:value-type="float">
            <text:p>85</text:p>
          </table:table-cell>
          <table:table-cell table:formula="of:=CONCATENATE(&quot;(&quot;;[.A324];&quot;,&quot;;[.B324];&quot;),&quot;)" office:value-type="string" office:string-value="(12,85)," calcext:value-type="string">
            <text:p>(12,85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72" calcext:value-type="float">
            <text:p>172</text:p>
          </table:table-cell>
          <table:table-cell table:formula="of:=CONCATENATE(&quot;(&quot;;[.A325];&quot;,&quot;;[.B325];&quot;),&quot;)" office:value-type="string" office:string-value="(7,172)," calcext:value-type="string">
            <text:p>(7,172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76" calcext:value-type="float">
            <text:p>76</text:p>
          </table:table-cell>
          <table:table-cell table:formula="of:=CONCATENATE(&quot;(&quot;;[.A326];&quot;,&quot;;[.B326];&quot;),&quot;)" office:value-type="string" office:string-value="(5,76)," calcext:value-type="string">
            <text:p>(5,7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56" calcext:value-type="float">
            <text:p>156</text:p>
          </table:table-cell>
          <table:table-cell table:formula="of:=CONCATENATE(&quot;(&quot;;[.A327];&quot;,&quot;;[.B327];&quot;),&quot;)" office:value-type="string" office:string-value="(19,156)," calcext:value-type="string">
            <text:p>(19,156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42" calcext:value-type="float">
            <text:p>42</text:p>
          </table:table-cell>
          <table:table-cell table:formula="of:=CONCATENATE(&quot;(&quot;;[.A328];&quot;,&quot;;[.B328];&quot;),&quot;)" office:value-type="string" office:string-value="(16,42)," calcext:value-type="string">
            <text:p>(16,42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78" calcext:value-type="float">
            <text:p>78</text:p>
          </table:table-cell>
          <table:table-cell table:formula="of:=CONCATENATE(&quot;(&quot;;[.A329];&quot;,&quot;;[.B329];&quot;),&quot;)" office:value-type="string" office:string-value="(20,78)," calcext:value-type="string">
            <text:p>(20,78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330];&quot;,&quot;;[.B330];&quot;),&quot;)" office:value-type="string" office:string-value="(15,118)," calcext:value-type="string">
            <text:p>(15,118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331];&quot;,&quot;;[.B331];&quot;),&quot;)" office:value-type="string" office:string-value="(7,6)," calcext:value-type="string">
            <text:p>(7,6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35" calcext:value-type="float">
            <text:p>135</text:p>
          </table:table-cell>
          <table:table-cell table:formula="of:=CONCATENATE(&quot;(&quot;;[.A332];&quot;,&quot;;[.B332];&quot;),&quot;)" office:value-type="string" office:string-value="(2,135)," calcext:value-type="string">
            <text:p>(2,135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40" calcext:value-type="float">
            <text:p>40</text:p>
          </table:table-cell>
          <table:table-cell table:formula="of:=CONCATENATE(&quot;(&quot;;[.A333];&quot;,&quot;;[.B333];&quot;),&quot;)" office:value-type="string" office:string-value="(12,40)," calcext:value-type="string">
            <text:p>(12,40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4" calcext:value-type="float">
            <text:p>14</text:p>
          </table:table-cell>
          <table:table-cell table:formula="of:=CONCATENATE(&quot;(&quot;;[.A334];&quot;,&quot;;[.B334];&quot;),&quot;)" office:value-type="string" office:string-value="(17,14)," calcext:value-type="string">
            <text:p>(17,14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19" calcext:value-type="float">
            <text:p>119</text:p>
          </table:table-cell>
          <table:table-cell table:formula="of:=CONCATENATE(&quot;(&quot;;[.A335];&quot;,&quot;;[.B335];&quot;),&quot;)" office:value-type="string" office:string-value="(3,119)," calcext:value-type="string">
            <text:p>(3,119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41" calcext:value-type="float">
            <text:p>141</text:p>
          </table:table-cell>
          <table:table-cell table:formula="of:=CONCATENATE(&quot;(&quot;;[.A336];&quot;,&quot;;[.B336];&quot;),&quot;)" office:value-type="string" office:string-value="(9,141)," calcext:value-type="string">
            <text:p>(9,141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57" calcext:value-type="float">
            <text:p>157</text:p>
          </table:table-cell>
          <table:table-cell table:formula="of:=CONCATENATE(&quot;(&quot;;[.A337];&quot;,&quot;;[.B337];&quot;),&quot;)" office:value-type="string" office:string-value="(20,157)," calcext:value-type="string">
            <text:p>(20,157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47" calcext:value-type="float">
            <text:p>47</text:p>
          </table:table-cell>
          <table:table-cell table:formula="of:=CONCATENATE(&quot;(&quot;;[.A338];&quot;,&quot;;[.B338];&quot;),&quot;)" office:value-type="string" office:string-value="(14,47)," calcext:value-type="string">
            <text:p>(14,47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88" calcext:value-type="float">
            <text:p>88</text:p>
          </table:table-cell>
          <table:table-cell table:formula="of:=CONCATENATE(&quot;(&quot;;[.A339];&quot;,&quot;;[.B339];&quot;),&quot;)" office:value-type="string" office:string-value="(15,88)," calcext:value-type="string">
            <text:p>(15,88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15" calcext:value-type="float">
            <text:p>115</text:p>
          </table:table-cell>
          <table:table-cell table:formula="of:=CONCATENATE(&quot;(&quot;;[.A340];&quot;,&quot;;[.B340];&quot;),&quot;)" office:value-type="string" office:string-value="(9,115)," calcext:value-type="string">
            <text:p>(9,115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86" calcext:value-type="float">
            <text:p>86</text:p>
          </table:table-cell>
          <table:table-cell table:formula="of:=CONCATENATE(&quot;(&quot;;[.A341];&quot;,&quot;;[.B341];&quot;),&quot;)" office:value-type="string" office:string-value="(10,86)," calcext:value-type="string">
            <text:p>(10,86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37" calcext:value-type="float">
            <text:p>37</text:p>
          </table:table-cell>
          <table:table-cell table:formula="of:=CONCATENATE(&quot;(&quot;;[.A342];&quot;,&quot;;[.B342];&quot;),&quot;)" office:value-type="string" office:string-value="(14,37)," calcext:value-type="string">
            <text:p>(14,3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63" calcext:value-type="float">
            <text:p>163</text:p>
          </table:table-cell>
          <table:table-cell table:formula="of:=CONCATENATE(&quot;(&quot;;[.A343];&quot;,&quot;;[.B343];&quot;),&quot;)" office:value-type="string" office:string-value="(19,163)," calcext:value-type="string">
            <text:p>(19,163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78" calcext:value-type="float">
            <text:p>178</text:p>
          </table:table-cell>
          <table:table-cell table:formula="of:=CONCATENATE(&quot;(&quot;;[.A344];&quot;,&quot;;[.B344];&quot;),&quot;)" office:value-type="string" office:string-value="(1,178)," calcext:value-type="string">
            <text:p>(1,178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24" calcext:value-type="float">
            <text:p>24</text:p>
          </table:table-cell>
          <table:table-cell table:formula="of:=CONCATENATE(&quot;(&quot;;[.A345];&quot;,&quot;;[.B345];&quot;),&quot;)" office:value-type="string" office:string-value="(19,24)," calcext:value-type="string">
            <text:p>(19,24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09" calcext:value-type="float">
            <text:p>109</text:p>
          </table:table-cell>
          <table:table-cell table:formula="of:=CONCATENATE(&quot;(&quot;;[.A346];&quot;,&quot;;[.B346];&quot;),&quot;)" office:value-type="string" office:string-value="(6,109)," calcext:value-type="string">
            <text:p>(6,109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65" calcext:value-type="float">
            <text:p>65</text:p>
          </table:table-cell>
          <table:table-cell table:formula="of:=CONCATENATE(&quot;(&quot;;[.A347];&quot;,&quot;;[.B347];&quot;),&quot;)" office:value-type="string" office:string-value="(2,65)," calcext:value-type="string">
            <text:p>(2,65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34" calcext:value-type="float">
            <text:p>34</text:p>
          </table:table-cell>
          <table:table-cell table:formula="of:=CONCATENATE(&quot;(&quot;;[.A348];&quot;,&quot;;[.B348];&quot;),&quot;)" office:value-type="string" office:string-value="(16,34)," calcext:value-type="string">
            <text:p>(16,34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60" calcext:value-type="float">
            <text:p>160</text:p>
          </table:table-cell>
          <table:table-cell table:formula="of:=CONCATENATE(&quot;(&quot;;[.A349];&quot;,&quot;;[.B349];&quot;),&quot;)" office:value-type="string" office:string-value="(7,160)," calcext:value-type="string">
            <text:p>(7,16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0" calcext:value-type="float">
            <text:p>10</text:p>
          </table:table-cell>
          <table:table-cell table:formula="of:=CONCATENATE(&quot;(&quot;;[.A350];&quot;,&quot;;[.B350];&quot;),&quot;)" office:value-type="string" office:string-value="(13,10)," calcext:value-type="string">
            <text:p>(13,10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75" calcext:value-type="float">
            <text:p>175</text:p>
          </table:table-cell>
          <table:table-cell table:formula="of:=CONCATENATE(&quot;(&quot;;[.A351];&quot;,&quot;;[.B351];&quot;),&quot;)" office:value-type="string" office:string-value="(9,175)," calcext:value-type="string">
            <text:p>(9,175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25" calcext:value-type="float">
            <text:p>125</text:p>
          </table:table-cell>
          <table:table-cell table:formula="of:=CONCATENATE(&quot;(&quot;;[.A352];&quot;,&quot;;[.B352];&quot;),&quot;)" office:value-type="string" office:string-value="(15,125)," calcext:value-type="string">
            <text:p>(15,125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6" calcext:value-type="float">
            <text:p>36</text:p>
          </table:table-cell>
          <table:table-cell table:formula="of:=CONCATENATE(&quot;(&quot;;[.A353];&quot;,&quot;;[.B353];&quot;),&quot;)" office:value-type="string" office:string-value="(9,36)," calcext:value-type="string">
            <text:p>(9,36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85" calcext:value-type="float">
            <text:p>185</text:p>
          </table:table-cell>
          <table:table-cell table:formula="of:=CONCATENATE(&quot;(&quot;;[.A354];&quot;,&quot;;[.B354];&quot;),&quot;)" office:value-type="string" office:string-value="(10,185)," calcext:value-type="string">
            <text:p>(10,185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355];&quot;,&quot;;[.B355];&quot;),&quot;)" office:value-type="string" office:string-value="(19,6)," calcext:value-type="string">
            <text:p>(19,6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03" calcext:value-type="float">
            <text:p>103</text:p>
          </table:table-cell>
          <table:table-cell table:formula="of:=CONCATENATE(&quot;(&quot;;[.A356];&quot;,&quot;;[.B356];&quot;),&quot;)" office:value-type="string" office:string-value="(18,103)," calcext:value-type="string">
            <text:p>(18,103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357];&quot;,&quot;;[.B357];&quot;),&quot;)" office:value-type="string" office:string-value="(14,118)," calcext:value-type="string">
            <text:p>(14,118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358];&quot;,&quot;;[.B358];&quot;),&quot;)" office:value-type="string" office:string-value="(19,120)," calcext:value-type="string">
            <text:p>(19,120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94" calcext:value-type="float">
            <text:p>94</text:p>
          </table:table-cell>
          <table:table-cell table:formula="of:=CONCATENATE(&quot;(&quot;;[.A359];&quot;,&quot;;[.B359];&quot;),&quot;)" office:value-type="string" office:string-value="(11,94)," calcext:value-type="string">
            <text:p>(11,94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54" calcext:value-type="float">
            <text:p>54</text:p>
          </table:table-cell>
          <table:table-cell table:formula="of:=CONCATENATE(&quot;(&quot;;[.A360];&quot;,&quot;;[.B360];&quot;),&quot;)" office:value-type="string" office:string-value="(14,54)," calcext:value-type="string">
            <text:p>(14,54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35" calcext:value-type="float">
            <text:p>135</text:p>
          </table:table-cell>
          <table:table-cell table:formula="of:=CONCATENATE(&quot;(&quot;;[.A361];&quot;,&quot;;[.B361];&quot;),&quot;)" office:value-type="string" office:string-value="(14,135)," calcext:value-type="string">
            <text:p>(14,135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362];&quot;,&quot;;[.B362];&quot;),&quot;)" office:value-type="string" office:string-value="(2,118)," calcext:value-type="string">
            <text:p>(2,118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363];&quot;,&quot;;[.B363];&quot;),&quot;)" office:value-type="string" office:string-value="(13,98)," calcext:value-type="string">
            <text:p>(13,98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40" calcext:value-type="float">
            <text:p>140</text:p>
          </table:table-cell>
          <table:table-cell table:formula="of:=CONCATENATE(&quot;(&quot;;[.A364];&quot;,&quot;;[.B364];&quot;),&quot;)" office:value-type="string" office:string-value="(18,140)," calcext:value-type="string">
            <text:p>(18,140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55" calcext:value-type="float">
            <text:p>155</text:p>
          </table:table-cell>
          <table:table-cell table:formula="of:=CONCATENATE(&quot;(&quot;;[.A365];&quot;,&quot;;[.B365];&quot;),&quot;)" office:value-type="string" office:string-value="(19,155)," calcext:value-type="string">
            <text:p>(19,155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85" calcext:value-type="float">
            <text:p>185</text:p>
          </table:table-cell>
          <table:table-cell table:formula="of:=CONCATENATE(&quot;(&quot;;[.A366];&quot;,&quot;;[.B366];&quot;),&quot;)" office:value-type="string" office:string-value="(6,185)," calcext:value-type="string">
            <text:p>(6,185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78" calcext:value-type="float">
            <text:p>178</text:p>
          </table:table-cell>
          <table:table-cell table:formula="of:=CONCATENATE(&quot;(&quot;;[.A367];&quot;,&quot;;[.B367];&quot;),&quot;)" office:value-type="string" office:string-value="(12,178)," calcext:value-type="string">
            <text:p>(12,178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34" calcext:value-type="float">
            <text:p>134</text:p>
          </table:table-cell>
          <table:table-cell table:formula="of:=CONCATENATE(&quot;(&quot;;[.A368];&quot;,&quot;;[.B368];&quot;),&quot;)" office:value-type="string" office:string-value="(6,134)," calcext:value-type="string">
            <text:p>(6,13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78" calcext:value-type="float">
            <text:p>178</text:p>
          </table:table-cell>
          <table:table-cell table:formula="of:=CONCATENATE(&quot;(&quot;;[.A369];&quot;,&quot;;[.B369];&quot;),&quot;)" office:value-type="string" office:string-value="(8,178)," calcext:value-type="string">
            <text:p>(8,178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36" calcext:value-type="float">
            <text:p>36</text:p>
          </table:table-cell>
          <table:table-cell table:formula="of:=CONCATENATE(&quot;(&quot;;[.A370];&quot;,&quot;;[.B370];&quot;),&quot;)" office:value-type="string" office:string-value="(4,36)," calcext:value-type="string">
            <text:p>(4,36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86" calcext:value-type="float">
            <text:p>86</text:p>
          </table:table-cell>
          <table:table-cell table:formula="of:=CONCATENATE(&quot;(&quot;;[.A371];&quot;,&quot;;[.B371];&quot;),&quot;)" office:value-type="string" office:string-value="(5,86)," calcext:value-type="string">
            <text:p>(5,8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12" calcext:value-type="float">
            <text:p>112</text:p>
          </table:table-cell>
          <table:table-cell table:formula="of:=CONCATENATE(&quot;(&quot;;[.A372];&quot;,&quot;;[.B372];&quot;),&quot;)" office:value-type="string" office:string-value="(4,112)," calcext:value-type="string">
            <text:p>(4,112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96" calcext:value-type="float">
            <text:p>96</text:p>
          </table:table-cell>
          <table:table-cell table:formula="of:=CONCATENATE(&quot;(&quot;;[.A373];&quot;,&quot;;[.B373];&quot;),&quot;)" office:value-type="string" office:string-value="(3,96)," calcext:value-type="string">
            <text:p>(3,96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374];&quot;,&quot;;[.B374];&quot;),&quot;)" office:value-type="string" office:string-value="(20,102)," calcext:value-type="string">
            <text:p>(20,102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39" calcext:value-type="float">
            <text:p>39</text:p>
          </table:table-cell>
          <table:table-cell table:formula="of:=CONCATENATE(&quot;(&quot;;[.A375];&quot;,&quot;;[.B375];&quot;),&quot;)" office:value-type="string" office:string-value="(16,39)," calcext:value-type="string">
            <text:p>(16,39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75" calcext:value-type="float">
            <text:p>175</text:p>
          </table:table-cell>
          <table:table-cell table:formula="of:=CONCATENATE(&quot;(&quot;;[.A376];&quot;,&quot;;[.B376];&quot;),&quot;)" office:value-type="string" office:string-value="(8,175)," calcext:value-type="string">
            <text:p>(8,175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58" calcext:value-type="float">
            <text:p>58</text:p>
          </table:table-cell>
          <table:table-cell table:formula="of:=CONCATENATE(&quot;(&quot;;[.A377];&quot;,&quot;;[.B377];&quot;),&quot;)" office:value-type="string" office:string-value="(2,58)," calcext:value-type="string">
            <text:p>(2,5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38" calcext:value-type="float">
            <text:p>38</text:p>
          </table:table-cell>
          <table:table-cell table:formula="of:=CONCATENATE(&quot;(&quot;;[.A378];&quot;,&quot;;[.B378];&quot;),&quot;)" office:value-type="string" office:string-value="(1,38)," calcext:value-type="string">
            <text:p>(1,38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92" calcext:value-type="float">
            <text:p>192</text:p>
          </table:table-cell>
          <table:table-cell table:formula="of:=CONCATENATE(&quot;(&quot;;[.A379];&quot;,&quot;;[.B379];&quot;),&quot;)" office:value-type="string" office:string-value="(5,192)," calcext:value-type="string">
            <text:p>(5,192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27" calcext:value-type="float">
            <text:p>127</text:p>
          </table:table-cell>
          <table:table-cell table:formula="of:=CONCATENATE(&quot;(&quot;;[.A380];&quot;,&quot;;[.B380];&quot;),&quot;)" office:value-type="string" office:string-value="(15,127)," calcext:value-type="string">
            <text:p>(15,127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381];&quot;,&quot;;[.B381];&quot;),&quot;)" office:value-type="string" office:string-value="(18,186)," calcext:value-type="string">
            <text:p>(18,186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15" calcext:value-type="float">
            <text:p>115</text:p>
          </table:table-cell>
          <table:table-cell table:formula="of:=CONCATENATE(&quot;(&quot;;[.A382];&quot;,&quot;;[.B382];&quot;),&quot;)" office:value-type="string" office:string-value="(12,115)," calcext:value-type="string">
            <text:p>(12,115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15" calcext:value-type="float">
            <text:p>115</text:p>
          </table:table-cell>
          <table:table-cell table:formula="of:=CONCATENATE(&quot;(&quot;;[.A383];&quot;,&quot;;[.B383];&quot;),&quot;)" office:value-type="string" office:string-value="(19,115)," calcext:value-type="string">
            <text:p>(19,115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384];&quot;,&quot;;[.B384];&quot;),&quot;)" office:value-type="string" office:string-value="(5,7)," calcext:value-type="string">
            <text:p>(5,7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26" calcext:value-type="float">
            <text:p>26</text:p>
          </table:table-cell>
          <table:table-cell table:formula="of:=CONCATENATE(&quot;(&quot;;[.A385];&quot;,&quot;;[.B385];&quot;),&quot;)" office:value-type="string" office:string-value="(3,26)," calcext:value-type="string">
            <text:p>(3,26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38" calcext:value-type="float">
            <text:p>138</text:p>
          </table:table-cell>
          <table:table-cell table:formula="of:=CONCATENATE(&quot;(&quot;;[.A386];&quot;,&quot;;[.B386];&quot;),&quot;)" office:value-type="string" office:string-value="(3,138)," calcext:value-type="string">
            <text:p>(3,138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80" calcext:value-type="float">
            <text:p>180</text:p>
          </table:table-cell>
          <table:table-cell table:formula="of:=CONCATENATE(&quot;(&quot;;[.A387];&quot;,&quot;;[.B387];&quot;),&quot;)" office:value-type="string" office:string-value="(8,180)," calcext:value-type="string">
            <text:p>(8,180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388];&quot;,&quot;;[.B388];&quot;),&quot;)" office:value-type="string" office:string-value="(12,186)," calcext:value-type="string">
            <text:p>(12,18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82" calcext:value-type="float">
            <text:p>82</text:p>
          </table:table-cell>
          <table:table-cell table:formula="of:=CONCATENATE(&quot;(&quot;;[.A389];&quot;,&quot;;[.B389];&quot;),&quot;)" office:value-type="string" office:string-value="(4,82)," calcext:value-type="string">
            <text:p>(4,82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390];&quot;,&quot;;[.B390];&quot;),&quot;)" office:value-type="string" office:string-value="(7,102)," calcext:value-type="string">
            <text:p>(7,102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9" calcext:value-type="float">
            <text:p>9</text:p>
          </table:table-cell>
          <table:table-cell table:formula="of:=CONCATENATE(&quot;(&quot;;[.A391];&quot;,&quot;;[.B391];&quot;),&quot;)" office:value-type="string" office:string-value="(15,9)," calcext:value-type="string">
            <text:p>(15,9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73" calcext:value-type="float">
            <text:p>173</text:p>
          </table:table-cell>
          <table:table-cell table:formula="of:=CONCATENATE(&quot;(&quot;;[.A392];&quot;,&quot;;[.B392];&quot;),&quot;)" office:value-type="string" office:string-value="(8,173)," calcext:value-type="string">
            <text:p>(8,17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62" calcext:value-type="float">
            <text:p>162</text:p>
          </table:table-cell>
          <table:table-cell table:formula="of:=CONCATENATE(&quot;(&quot;;[.A393];&quot;,&quot;;[.B393];&quot;),&quot;)" office:value-type="string" office:string-value="(7,162)," calcext:value-type="string">
            <text:p>(7,162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39" calcext:value-type="float">
            <text:p>39</text:p>
          </table:table-cell>
          <table:table-cell table:formula="of:=CONCATENATE(&quot;(&quot;;[.A394];&quot;,&quot;;[.B394];&quot;),&quot;)" office:value-type="string" office:string-value="(13,39)," calcext:value-type="string">
            <text:p>(13,39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41" calcext:value-type="float">
            <text:p>141</text:p>
          </table:table-cell>
          <table:table-cell table:formula="of:=CONCATENATE(&quot;(&quot;;[.A395];&quot;,&quot;;[.B395];&quot;),&quot;)" office:value-type="string" office:string-value="(12,141)," calcext:value-type="string">
            <text:p>(12,141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77" calcext:value-type="float">
            <text:p>177</text:p>
          </table:table-cell>
          <table:table-cell table:formula="of:=CONCATENATE(&quot;(&quot;;[.A396];&quot;,&quot;;[.B396];&quot;),&quot;)" office:value-type="string" office:string-value="(17,177)," calcext:value-type="string">
            <text:p>(17,177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59" calcext:value-type="float">
            <text:p>159</text:p>
          </table:table-cell>
          <table:table-cell table:formula="of:=CONCATENATE(&quot;(&quot;;[.A397];&quot;,&quot;;[.B397];&quot;),&quot;)" office:value-type="string" office:string-value="(1,159)," calcext:value-type="string">
            <text:p>(1,159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93" calcext:value-type="float">
            <text:p>193</text:p>
          </table:table-cell>
          <table:table-cell table:formula="of:=CONCATENATE(&quot;(&quot;;[.A398];&quot;,&quot;;[.B398];&quot;),&quot;)" office:value-type="string" office:string-value="(15,193)," calcext:value-type="string">
            <text:p>(15,19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89" calcext:value-type="float">
            <text:p>189</text:p>
          </table:table-cell>
          <table:table-cell table:formula="of:=CONCATENATE(&quot;(&quot;;[.A399];&quot;,&quot;;[.B399];&quot;),&quot;)" office:value-type="string" office:string-value="(6,189)," calcext:value-type="string">
            <text:p>(6,189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72" calcext:value-type="float">
            <text:p>72</text:p>
          </table:table-cell>
          <table:table-cell table:formula="of:=CONCATENATE(&quot;(&quot;;[.A400];&quot;,&quot;;[.B400];&quot;),&quot;)" office:value-type="string" office:string-value="(11,72)," calcext:value-type="string">
            <text:p>(11,72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25" calcext:value-type="float">
            <text:p>125</text:p>
          </table:table-cell>
          <table:table-cell table:formula="of:=CONCATENATE(&quot;(&quot;;[.A401];&quot;,&quot;;[.B401];&quot;),&quot;)" office:value-type="string" office:string-value="(7,125)," calcext:value-type="string">
            <text:p>(7,125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402];&quot;,&quot;;[.B402];&quot;),&quot;)" office:value-type="string" office:string-value="(5,16)," calcext:value-type="string">
            <text:p>(5,16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91" calcext:value-type="float">
            <text:p>91</text:p>
          </table:table-cell>
          <table:table-cell table:formula="of:=CONCATENATE(&quot;(&quot;;[.A403];&quot;,&quot;;[.B403];&quot;),&quot;)" office:value-type="string" office:string-value="(4,91)," calcext:value-type="string">
            <text:p>(4,91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7" calcext:value-type="float">
            <text:p>17</text:p>
          </table:table-cell>
          <table:table-cell table:formula="of:=CONCATENATE(&quot;(&quot;;[.A404];&quot;,&quot;;[.B404];&quot;),&quot;)" office:value-type="string" office:string-value="(13,17)," calcext:value-type="string">
            <text:p>(13,17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43" calcext:value-type="float">
            <text:p>143</text:p>
          </table:table-cell>
          <table:table-cell table:formula="of:=CONCATENATE(&quot;(&quot;;[.A405];&quot;,&quot;;[.B405];&quot;),&quot;)" office:value-type="string" office:string-value="(8,143)," calcext:value-type="string">
            <text:p>(8,143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68" calcext:value-type="float">
            <text:p>68</text:p>
          </table:table-cell>
          <table:table-cell table:formula="of:=CONCATENATE(&quot;(&quot;;[.A406];&quot;,&quot;;[.B406];&quot;),&quot;)" office:value-type="string" office:string-value="(4,68)," calcext:value-type="string">
            <text:p>(4,68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73" calcext:value-type="float">
            <text:p>173</text:p>
          </table:table-cell>
          <table:table-cell table:formula="of:=CONCATENATE(&quot;(&quot;;[.A407];&quot;,&quot;;[.B407];&quot;),&quot;)" office:value-type="string" office:string-value="(17,173)," calcext:value-type="string">
            <text:p>(17,173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34" calcext:value-type="float">
            <text:p>134</text:p>
          </table:table-cell>
          <table:table-cell table:formula="of:=CONCATENATE(&quot;(&quot;;[.A408];&quot;,&quot;;[.B408];&quot;),&quot;)" office:value-type="string" office:string-value="(9,134)," calcext:value-type="string">
            <text:p>(9,134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3" calcext:value-type="float">
            <text:p>13</text:p>
          </table:table-cell>
          <table:table-cell table:formula="of:=CONCATENATE(&quot;(&quot;;[.A409];&quot;,&quot;;[.B409];&quot;),&quot;)" office:value-type="string" office:string-value="(9,13)," calcext:value-type="string">
            <text:p>(9,13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94" calcext:value-type="float">
            <text:p>94</text:p>
          </table:table-cell>
          <table:table-cell table:formula="of:=CONCATENATE(&quot;(&quot;;[.A410];&quot;,&quot;;[.B410];&quot;),&quot;)" office:value-type="string" office:string-value="(13,94)," calcext:value-type="string">
            <text:p>(13,94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23" calcext:value-type="float">
            <text:p>123</text:p>
          </table:table-cell>
          <table:table-cell table:formula="of:=CONCATENATE(&quot;(&quot;;[.A411];&quot;,&quot;;[.B411];&quot;),&quot;)" office:value-type="string" office:string-value="(20,123)," calcext:value-type="string">
            <text:p>(20,123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46" calcext:value-type="float">
            <text:p>146</text:p>
          </table:table-cell>
          <table:table-cell table:formula="of:=CONCATENATE(&quot;(&quot;;[.A412];&quot;,&quot;;[.B412];&quot;),&quot;)" office:value-type="string" office:string-value="(1,146)," calcext:value-type="string">
            <text:p>(1,146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91" calcext:value-type="float">
            <text:p>91</text:p>
          </table:table-cell>
          <table:table-cell table:formula="of:=CONCATENATE(&quot;(&quot;;[.A413];&quot;,&quot;;[.B413];&quot;),&quot;)" office:value-type="string" office:string-value="(15,91)," calcext:value-type="string">
            <text:p>(15,91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14" calcext:value-type="float">
            <text:p>114</text:p>
          </table:table-cell>
          <table:table-cell table:formula="of:=CONCATENATE(&quot;(&quot;;[.A414];&quot;,&quot;;[.B414];&quot;),&quot;)" office:value-type="string" office:string-value="(7,114)," calcext:value-type="string">
            <text:p>(7,114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99" calcext:value-type="float">
            <text:p>99</text:p>
          </table:table-cell>
          <table:table-cell table:formula="of:=CONCATENATE(&quot;(&quot;;[.A415];&quot;,&quot;;[.B415];&quot;),&quot;)" office:value-type="string" office:string-value="(19,99)," calcext:value-type="string">
            <text:p>(19,99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06" calcext:value-type="float">
            <text:p>106</text:p>
          </table:table-cell>
          <table:table-cell table:formula="of:=CONCATENATE(&quot;(&quot;;[.A416];&quot;,&quot;;[.B416];&quot;),&quot;)" office:value-type="string" office:string-value="(4,106)," calcext:value-type="string">
            <text:p>(4,106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55" calcext:value-type="float">
            <text:p>155</text:p>
          </table:table-cell>
          <table:table-cell table:formula="of:=CONCATENATE(&quot;(&quot;;[.A417];&quot;,&quot;;[.B417];&quot;),&quot;)" office:value-type="string" office:string-value="(18,155)," calcext:value-type="string">
            <text:p>(18,155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63" calcext:value-type="float">
            <text:p>163</text:p>
          </table:table-cell>
          <table:table-cell table:formula="of:=CONCATENATE(&quot;(&quot;;[.A418];&quot;,&quot;;[.B418];&quot;),&quot;)" office:value-type="string" office:string-value="(15,163)," calcext:value-type="string">
            <text:p>(15,163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71" calcext:value-type="float">
            <text:p>71</text:p>
          </table:table-cell>
          <table:table-cell table:formula="of:=CONCATENATE(&quot;(&quot;;[.A419];&quot;,&quot;;[.B419];&quot;),&quot;)" office:value-type="string" office:string-value="(16,71)," calcext:value-type="string">
            <text:p>(16,71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38" calcext:value-type="float">
            <text:p>138</text:p>
          </table:table-cell>
          <table:table-cell table:formula="of:=CONCATENATE(&quot;(&quot;;[.A420];&quot;,&quot;;[.B420];&quot;),&quot;)" office:value-type="string" office:string-value="(16,138)," calcext:value-type="string">
            <text:p>(16,138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421];&quot;,&quot;;[.B421];&quot;),&quot;)" office:value-type="string" office:string-value="(8,131)," calcext:value-type="string">
            <text:p>(8,131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83" calcext:value-type="float">
            <text:p>83</text:p>
          </table:table-cell>
          <table:table-cell table:formula="of:=CONCATENATE(&quot;(&quot;;[.A422];&quot;,&quot;;[.B422];&quot;),&quot;)" office:value-type="string" office:string-value="(20,83)," calcext:value-type="string">
            <text:p>(20,83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69" calcext:value-type="float">
            <text:p>169</text:p>
          </table:table-cell>
          <table:table-cell table:formula="of:=CONCATENATE(&quot;(&quot;;[.A423];&quot;,&quot;;[.B423];&quot;),&quot;)" office:value-type="string" office:string-value="(12,169)," calcext:value-type="string">
            <text:p>(12,169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42" calcext:value-type="float">
            <text:p>42</text:p>
          </table:table-cell>
          <table:table-cell table:formula="of:=CONCATENATE(&quot;(&quot;;[.A424];&quot;,&quot;;[.B424];&quot;),&quot;)" office:value-type="string" office:string-value="(8,42)," calcext:value-type="string">
            <text:p>(8,42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58" calcext:value-type="float">
            <text:p>58</text:p>
          </table:table-cell>
          <table:table-cell table:formula="of:=CONCATENATE(&quot;(&quot;;[.A425];&quot;,&quot;;[.B425];&quot;),&quot;)" office:value-type="string" office:string-value="(7,58)," calcext:value-type="string">
            <text:p>(7,58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74" calcext:value-type="float">
            <text:p>174</text:p>
          </table:table-cell>
          <table:table-cell table:formula="of:=CONCATENATE(&quot;(&quot;;[.A426];&quot;,&quot;;[.B426];&quot;),&quot;)" office:value-type="string" office:string-value="(12,174)," calcext:value-type="string">
            <text:p>(12,174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23" calcext:value-type="float">
            <text:p>23</text:p>
          </table:table-cell>
          <table:table-cell table:formula="of:=CONCATENATE(&quot;(&quot;;[.A427];&quot;,&quot;;[.B427];&quot;),&quot;)" office:value-type="string" office:string-value="(16,23)," calcext:value-type="string">
            <text:p>(16,2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47" calcext:value-type="float">
            <text:p>147</text:p>
          </table:table-cell>
          <table:table-cell table:formula="of:=CONCATENATE(&quot;(&quot;;[.A428];&quot;,&quot;;[.B428];&quot;),&quot;)" office:value-type="string" office:string-value="(8,147)," calcext:value-type="string">
            <text:p>(8,14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24" calcext:value-type="float">
            <text:p>24</text:p>
          </table:table-cell>
          <table:table-cell table:formula="of:=CONCATENATE(&quot;(&quot;;[.A429];&quot;,&quot;;[.B429];&quot;),&quot;)" office:value-type="string" office:string-value="(5,24)," calcext:value-type="string">
            <text:p>(5,2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430];&quot;,&quot;;[.B430];&quot;),&quot;)" office:value-type="string" office:string-value="(8,6)," calcext:value-type="string">
            <text:p>(8,6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42" calcext:value-type="float">
            <text:p>142</text:p>
          </table:table-cell>
          <table:table-cell table:formula="of:=CONCATENATE(&quot;(&quot;;[.A431];&quot;,&quot;;[.B431];&quot;),&quot;)" office:value-type="string" office:string-value="(7,142)," calcext:value-type="string">
            <text:p>(7,142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432];&quot;,&quot;;[.B432];&quot;),&quot;)" office:value-type="string" office:string-value="(2,22)," calcext:value-type="string">
            <text:p>(2,22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03" calcext:value-type="float">
            <text:p>103</text:p>
          </table:table-cell>
          <table:table-cell table:formula="of:=CONCATENATE(&quot;(&quot;;[.A433];&quot;,&quot;;[.B433];&quot;),&quot;)" office:value-type="string" office:string-value="(14,103)," calcext:value-type="string">
            <text:p>(14,10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77" calcext:value-type="float">
            <text:p>77</text:p>
          </table:table-cell>
          <table:table-cell table:formula="of:=CONCATENATE(&quot;(&quot;;[.A434];&quot;,&quot;;[.B434];&quot;),&quot;)" office:value-type="string" office:string-value="(7,77)," calcext:value-type="string">
            <text:p>(7,77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59" calcext:value-type="float">
            <text:p>59</text:p>
          </table:table-cell>
          <table:table-cell table:formula="of:=CONCATENATE(&quot;(&quot;;[.A435];&quot;,&quot;;[.B435];&quot;),&quot;)" office:value-type="string" office:string-value="(11,59)," calcext:value-type="string">
            <text:p>(11,59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71" calcext:value-type="float">
            <text:p>71</text:p>
          </table:table-cell>
          <table:table-cell table:formula="of:=CONCATENATE(&quot;(&quot;;[.A436];&quot;,&quot;;[.B436];&quot;),&quot;)" office:value-type="string" office:string-value="(19,71)," calcext:value-type="string">
            <text:p>(19,71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64" calcext:value-type="float">
            <text:p>64</text:p>
          </table:table-cell>
          <table:table-cell table:formula="of:=CONCATENATE(&quot;(&quot;;[.A437];&quot;,&quot;;[.B437];&quot;),&quot;)" office:value-type="string" office:string-value="(5,64)," calcext:value-type="string">
            <text:p>(5,64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31" calcext:value-type="float">
            <text:p>31</text:p>
          </table:table-cell>
          <table:table-cell table:formula="of:=CONCATENATE(&quot;(&quot;;[.A438];&quot;,&quot;;[.B438];&quot;),&quot;)" office:value-type="string" office:string-value="(14,31)," calcext:value-type="string">
            <text:p>(14,31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31" calcext:value-type="float">
            <text:p>31</text:p>
          </table:table-cell>
          <table:table-cell table:formula="of:=CONCATENATE(&quot;(&quot;;[.A439];&quot;,&quot;;[.B439];&quot;),&quot;)" office:value-type="string" office:string-value="(7,31)," calcext:value-type="string">
            <text:p>(7,31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07" calcext:value-type="float">
            <text:p>107</text:p>
          </table:table-cell>
          <table:table-cell table:formula="of:=CONCATENATE(&quot;(&quot;;[.A440];&quot;,&quot;;[.B440];&quot;),&quot;)" office:value-type="string" office:string-value="(15,107)," calcext:value-type="string">
            <text:p>(15,107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441];&quot;,&quot;;[.B441];&quot;),&quot;)" office:value-type="string" office:string-value="(2,102)," calcext:value-type="string">
            <text:p>(2,102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93" calcext:value-type="float">
            <text:p>93</text:p>
          </table:table-cell>
          <table:table-cell table:formula="of:=CONCATENATE(&quot;(&quot;;[.A442];&quot;,&quot;;[.B442];&quot;),&quot;)" office:value-type="string" office:string-value="(18,93)," calcext:value-type="string">
            <text:p>(18,93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71" calcext:value-type="float">
            <text:p>171</text:p>
          </table:table-cell>
          <table:table-cell table:formula="of:=CONCATENATE(&quot;(&quot;;[.A443];&quot;,&quot;;[.B443];&quot;),&quot;)" office:value-type="string" office:string-value="(12,171)," calcext:value-type="string">
            <text:p>(12,171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86" calcext:value-type="float">
            <text:p>86</text:p>
          </table:table-cell>
          <table:table-cell table:formula="of:=CONCATENATE(&quot;(&quot;;[.A444];&quot;,&quot;;[.B444];&quot;),&quot;)" office:value-type="string" office:string-value="(18,86)," calcext:value-type="string">
            <text:p>(18,86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40" calcext:value-type="float">
            <text:p>140</text:p>
          </table:table-cell>
          <table:table-cell table:formula="of:=CONCATENATE(&quot;(&quot;;[.A445];&quot;,&quot;;[.B445];&quot;),&quot;)" office:value-type="string" office:string-value="(14,140)," calcext:value-type="string">
            <text:p>(14,14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9" calcext:value-type="float">
            <text:p>9</text:p>
          </table:table-cell>
          <table:table-cell table:formula="of:=CONCATENATE(&quot;(&quot;;[.A446];&quot;,&quot;;[.B446];&quot;),&quot;)" office:value-type="string" office:string-value="(13,9)," calcext:value-type="string">
            <text:p>(13,9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447];&quot;,&quot;;[.B447];&quot;),&quot;)" office:value-type="string" office:string-value="(4,6)," calcext:value-type="string">
            <text:p>(4,6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35" calcext:value-type="float">
            <text:p>35</text:p>
          </table:table-cell>
          <table:table-cell table:formula="of:=CONCATENATE(&quot;(&quot;;[.A448];&quot;,&quot;;[.B448];&quot;),&quot;)" office:value-type="string" office:string-value="(10,35)," calcext:value-type="string">
            <text:p>(10,35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28" calcext:value-type="float">
            <text:p>128</text:p>
          </table:table-cell>
          <table:table-cell table:formula="of:=CONCATENATE(&quot;(&quot;;[.A449];&quot;,&quot;;[.B449];&quot;),&quot;)" office:value-type="string" office:string-value="(3,128)," calcext:value-type="string">
            <text:p>(3,128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58" calcext:value-type="float">
            <text:p>158</text:p>
          </table:table-cell>
          <table:table-cell table:formula="of:=CONCATENATE(&quot;(&quot;;[.A450];&quot;,&quot;;[.B450];&quot;),&quot;)" office:value-type="string" office:string-value="(14,158)," calcext:value-type="string">
            <text:p>(14,158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3" calcext:value-type="float">
            <text:p>13</text:p>
          </table:table-cell>
          <table:table-cell table:formula="of:=CONCATENATE(&quot;(&quot;;[.A451];&quot;,&quot;;[.B451];&quot;),&quot;)" office:value-type="string" office:string-value="(8,13)," calcext:value-type="string">
            <text:p>(8,13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90" calcext:value-type="float">
            <text:p>90</text:p>
          </table:table-cell>
          <table:table-cell table:formula="of:=CONCATENATE(&quot;(&quot;;[.A452];&quot;,&quot;;[.B452];&quot;),&quot;)" office:value-type="string" office:string-value="(19,90)," calcext:value-type="string">
            <text:p>(19,90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39" calcext:value-type="float">
            <text:p>139</text:p>
          </table:table-cell>
          <table:table-cell table:formula="of:=CONCATENATE(&quot;(&quot;;[.A453];&quot;,&quot;;[.B453];&quot;),&quot;)" office:value-type="string" office:string-value="(20,139)," calcext:value-type="string">
            <text:p>(20,139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80" calcext:value-type="float">
            <text:p>180</text:p>
          </table:table-cell>
          <table:table-cell table:formula="of:=CONCATENATE(&quot;(&quot;;[.A454];&quot;,&quot;;[.B454];&quot;),&quot;)" office:value-type="string" office:string-value="(6,180)," calcext:value-type="string">
            <text:p>(6,18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46" calcext:value-type="float">
            <text:p>46</text:p>
          </table:table-cell>
          <table:table-cell table:formula="of:=CONCATENATE(&quot;(&quot;;[.A455];&quot;,&quot;;[.B455];&quot;),&quot;)" office:value-type="string" office:string-value="(13,46)," calcext:value-type="string">
            <text:p>(13,4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63" calcext:value-type="float">
            <text:p>63</text:p>
          </table:table-cell>
          <table:table-cell table:formula="of:=CONCATENATE(&quot;(&quot;;[.A456];&quot;,&quot;;[.B456];&quot;),&quot;)" office:value-type="string" office:string-value="(19,63)," calcext:value-type="string">
            <text:p>(19,6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0" calcext:value-type="float">
            <text:p>10</text:p>
          </table:table-cell>
          <table:table-cell table:formula="of:=CONCATENATE(&quot;(&quot;;[.A457];&quot;,&quot;;[.B457];&quot;),&quot;)" office:value-type="string" office:string-value="(8,10)," calcext:value-type="string">
            <text:p>(8,1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49" calcext:value-type="float">
            <text:p>149</text:p>
          </table:table-cell>
          <table:table-cell table:formula="of:=CONCATENATE(&quot;(&quot;;[.A458];&quot;,&quot;;[.B458];&quot;),&quot;)" office:value-type="string" office:string-value="(3,149)," calcext:value-type="string">
            <text:p>(3,149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51" calcext:value-type="float">
            <text:p>151</text:p>
          </table:table-cell>
          <table:table-cell table:formula="of:=CONCATENATE(&quot;(&quot;;[.A459];&quot;,&quot;;[.B459];&quot;),&quot;)" office:value-type="string" office:string-value="(11,151)," calcext:value-type="string">
            <text:p>(11,151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85" calcext:value-type="float">
            <text:p>185</text:p>
          </table:table-cell>
          <table:table-cell table:formula="of:=CONCATENATE(&quot;(&quot;;[.A460];&quot;,&quot;;[.B460];&quot;),&quot;)" office:value-type="string" office:string-value="(18,185)," calcext:value-type="string">
            <text:p>(18,185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85" calcext:value-type="float">
            <text:p>85</text:p>
          </table:table-cell>
          <table:table-cell table:formula="of:=CONCATENATE(&quot;(&quot;;[.A461];&quot;,&quot;;[.B461];&quot;),&quot;)" office:value-type="string" office:string-value="(5,85)," calcext:value-type="string">
            <text:p>(5,85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462];&quot;,&quot;;[.B462];&quot;),&quot;)" office:value-type="string" office:string-value="(6,98)," calcext:value-type="string">
            <text:p>(6,98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39" calcext:value-type="float">
            <text:p>139</text:p>
          </table:table-cell>
          <table:table-cell table:formula="of:=CONCATENATE(&quot;(&quot;;[.A463];&quot;,&quot;;[.B463];&quot;),&quot;)" office:value-type="string" office:string-value="(6,139)," calcext:value-type="string">
            <text:p>(6,139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93" calcext:value-type="float">
            <text:p>93</text:p>
          </table:table-cell>
          <table:table-cell table:formula="of:=CONCATENATE(&quot;(&quot;;[.A464];&quot;,&quot;;[.B464];&quot;),&quot;)" office:value-type="string" office:string-value="(18,93)," calcext:value-type="string">
            <text:p>(18,9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63" calcext:value-type="float">
            <text:p>63</text:p>
          </table:table-cell>
          <table:table-cell table:formula="of:=CONCATENATE(&quot;(&quot;;[.A465];&quot;,&quot;;[.B465];&quot;),&quot;)" office:value-type="string" office:string-value="(6,63)," calcext:value-type="string">
            <text:p>(6,63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23" calcext:value-type="float">
            <text:p>123</text:p>
          </table:table-cell>
          <table:table-cell table:formula="of:=CONCATENATE(&quot;(&quot;;[.A466];&quot;,&quot;;[.B466];&quot;),&quot;)" office:value-type="string" office:string-value="(12,123)," calcext:value-type="string">
            <text:p>(12,123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92" calcext:value-type="float">
            <text:p>92</text:p>
          </table:table-cell>
          <table:table-cell table:formula="of:=CONCATENATE(&quot;(&quot;;[.A467];&quot;,&quot;;[.B467];&quot;),&quot;)" office:value-type="string" office:string-value="(10,92)," calcext:value-type="string">
            <text:p>(10,92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90" calcext:value-type="float">
            <text:p>190</text:p>
          </table:table-cell>
          <table:table-cell table:formula="of:=CONCATENATE(&quot;(&quot;;[.A468];&quot;,&quot;;[.B468];&quot;),&quot;)" office:value-type="string" office:string-value="(9,190)," calcext:value-type="string">
            <text:p>(9,190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469];&quot;,&quot;;[.B469];&quot;),&quot;)" office:value-type="string" office:string-value="(11,118)," calcext:value-type="string">
            <text:p>(11,118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64" calcext:value-type="float">
            <text:p>164</text:p>
          </table:table-cell>
          <table:table-cell table:formula="of:=CONCATENATE(&quot;(&quot;;[.A470];&quot;,&quot;;[.B470];&quot;),&quot;)" office:value-type="string" office:string-value="(7,164)," calcext:value-type="string">
            <text:p>(7,164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78" calcext:value-type="float">
            <text:p>78</text:p>
          </table:table-cell>
          <table:table-cell table:formula="of:=CONCATENATE(&quot;(&quot;;[.A471];&quot;,&quot;;[.B471];&quot;),&quot;)" office:value-type="string" office:string-value="(13,78)," calcext:value-type="string">
            <text:p>(13,78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63" calcext:value-type="float">
            <text:p>163</text:p>
          </table:table-cell>
          <table:table-cell table:formula="of:=CONCATENATE(&quot;(&quot;;[.A472];&quot;,&quot;;[.B472];&quot;),&quot;)" office:value-type="string" office:string-value="(17,163)," calcext:value-type="string">
            <text:p>(17,16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38" calcext:value-type="float">
            <text:p>138</text:p>
          </table:table-cell>
          <table:table-cell table:formula="of:=CONCATENATE(&quot;(&quot;;[.A473];&quot;,&quot;;[.B473];&quot;),&quot;)" office:value-type="string" office:string-value="(8,138)," calcext:value-type="string">
            <text:p>(8,138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20" calcext:value-type="float">
            <text:p>20</text:p>
          </table:table-cell>
          <table:table-cell table:formula="of:=CONCATENATE(&quot;(&quot;;[.A474];&quot;,&quot;;[.B474];&quot;),&quot;)" office:value-type="string" office:string-value="(11,20)," calcext:value-type="string">
            <text:p>(11,20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55" calcext:value-type="float">
            <text:p>55</text:p>
          </table:table-cell>
          <table:table-cell table:formula="of:=CONCATENATE(&quot;(&quot;;[.A475];&quot;,&quot;;[.B475];&quot;),&quot;)" office:value-type="string" office:string-value="(1,55)," calcext:value-type="string">
            <text:p>(1,55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57" calcext:value-type="float">
            <text:p>57</text:p>
          </table:table-cell>
          <table:table-cell table:formula="of:=CONCATENATE(&quot;(&quot;;[.A476];&quot;,&quot;;[.B476];&quot;),&quot;)" office:value-type="string" office:string-value="(16,57)," calcext:value-type="string">
            <text:p>(16,57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87" calcext:value-type="float">
            <text:p>87</text:p>
          </table:table-cell>
          <table:table-cell table:formula="of:=CONCATENATE(&quot;(&quot;;[.A477];&quot;,&quot;;[.B477];&quot;),&quot;)" office:value-type="string" office:string-value="(12,87)," calcext:value-type="string">
            <text:p>(12,87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85" calcext:value-type="float">
            <text:p>185</text:p>
          </table:table-cell>
          <table:table-cell table:formula="of:=CONCATENATE(&quot;(&quot;;[.A478];&quot;,&quot;;[.B478];&quot;),&quot;)" office:value-type="string" office:string-value="(10,185)," calcext:value-type="string">
            <text:p>(10,185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4" calcext:value-type="float">
            <text:p>4</text:p>
          </table:table-cell>
          <table:table-cell table:formula="of:=CONCATENATE(&quot;(&quot;;[.A479];&quot;,&quot;;[.B479];&quot;),&quot;)" office:value-type="string" office:string-value="(4,4)," calcext:value-type="string">
            <text:p>(4,4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78" calcext:value-type="float">
            <text:p>178</text:p>
          </table:table-cell>
          <table:table-cell table:formula="of:=CONCATENATE(&quot;(&quot;;[.A480];&quot;,&quot;;[.B480];&quot;),&quot;)" office:value-type="string" office:string-value="(12,178)," calcext:value-type="string">
            <text:p>(12,178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7" calcext:value-type="float">
            <text:p>17</text:p>
          </table:table-cell>
          <table:table-cell table:formula="of:=CONCATENATE(&quot;(&quot;;[.A481];&quot;,&quot;;[.B481];&quot;),&quot;)" office:value-type="string" office:string-value="(5,17)," calcext:value-type="string">
            <text:p>(5,17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65" calcext:value-type="float">
            <text:p>65</text:p>
          </table:table-cell>
          <table:table-cell table:formula="of:=CONCATENATE(&quot;(&quot;;[.A482];&quot;,&quot;;[.B482];&quot;),&quot;)" office:value-type="string" office:string-value="(18,65)," calcext:value-type="string">
            <text:p>(18,65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20" calcext:value-type="float">
            <text:p>20</text:p>
          </table:table-cell>
          <table:table-cell table:formula="of:=CONCATENATE(&quot;(&quot;;[.A483];&quot;,&quot;;[.B483];&quot;),&quot;)" office:value-type="string" office:string-value="(15,20)," calcext:value-type="string">
            <text:p>(15,20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83" calcext:value-type="float">
            <text:p>83</text:p>
          </table:table-cell>
          <table:table-cell table:formula="of:=CONCATENATE(&quot;(&quot;;[.A484];&quot;,&quot;;[.B484];&quot;),&quot;)" office:value-type="string" office:string-value="(6,83)," calcext:value-type="string">
            <text:p>(6,83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42" calcext:value-type="float">
            <text:p>42</text:p>
          </table:table-cell>
          <table:table-cell table:formula="of:=CONCATENATE(&quot;(&quot;;[.A485];&quot;,&quot;;[.B485];&quot;),&quot;)" office:value-type="string" office:string-value="(17,42)," calcext:value-type="string">
            <text:p>(17,42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3" calcext:value-type="float">
            <text:p>13</text:p>
          </table:table-cell>
          <table:table-cell table:formula="of:=CONCATENATE(&quot;(&quot;;[.A486];&quot;,&quot;;[.B486];&quot;),&quot;)" office:value-type="string" office:string-value="(11,13)," calcext:value-type="string">
            <text:p>(11,13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487];&quot;,&quot;;[.B487];&quot;),&quot;)" office:value-type="string" office:string-value="(10,131)," calcext:value-type="string">
            <text:p>(10,131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488];&quot;,&quot;;[.B488];&quot;),&quot;)" office:value-type="string" office:string-value="(9,7)," calcext:value-type="string">
            <text:p>(9,7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2" calcext:value-type="float">
            <text:p>12</text:p>
          </table:table-cell>
          <table:table-cell table:formula="of:=CONCATENATE(&quot;(&quot;;[.A489];&quot;,&quot;;[.B489];&quot;),&quot;)" office:value-type="string" office:string-value="(16,12)," calcext:value-type="string">
            <text:p>(16,12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3" calcext:value-type="float">
            <text:p>3</text:p>
          </table:table-cell>
          <table:table-cell table:formula="of:=CONCATENATE(&quot;(&quot;;[.A490];&quot;,&quot;;[.B490];&quot;),&quot;)" office:value-type="string" office:string-value="(15,3)," calcext:value-type="string">
            <text:p>(15,3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27" calcext:value-type="float">
            <text:p>27</text:p>
          </table:table-cell>
          <table:table-cell table:formula="of:=CONCATENATE(&quot;(&quot;;[.A491];&quot;,&quot;;[.B491];&quot;),&quot;)" office:value-type="string" office:string-value="(14,27)," calcext:value-type="string">
            <text:p>(14,27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06" calcext:value-type="float">
            <text:p>106</text:p>
          </table:table-cell>
          <table:table-cell table:formula="of:=CONCATENATE(&quot;(&quot;;[.A492];&quot;,&quot;;[.B492];&quot;),&quot;)" office:value-type="string" office:string-value="(10,106)," calcext:value-type="string">
            <text:p>(10,106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493];&quot;,&quot;;[.B493];&quot;),&quot;)" office:value-type="string" office:string-value="(15,186)," calcext:value-type="string">
            <text:p>(15,186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3" calcext:value-type="float">
            <text:p>3</text:p>
          </table:table-cell>
          <table:table-cell table:formula="of:=CONCATENATE(&quot;(&quot;;[.A494];&quot;,&quot;;[.B494];&quot;),&quot;)" office:value-type="string" office:string-value="(13,3)," calcext:value-type="string">
            <text:p>(13,3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51" calcext:value-type="float">
            <text:p>51</text:p>
          </table:table-cell>
          <table:table-cell table:formula="of:=CONCATENATE(&quot;(&quot;;[.A495];&quot;,&quot;;[.B495];&quot;),&quot;)" office:value-type="string" office:string-value="(3,51)," calcext:value-type="string">
            <text:p>(3,51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86" calcext:value-type="float">
            <text:p>86</text:p>
          </table:table-cell>
          <table:table-cell table:formula="of:=CONCATENATE(&quot;(&quot;;[.A496];&quot;,&quot;;[.B496];&quot;),&quot;)" office:value-type="string" office:string-value="(17,86)," calcext:value-type="string">
            <text:p>(17,8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53" calcext:value-type="float">
            <text:p>153</text:p>
          </table:table-cell>
          <table:table-cell table:formula="of:=CONCATENATE(&quot;(&quot;;[.A497];&quot;,&quot;;[.B497];&quot;),&quot;)" office:value-type="string" office:string-value="(19,153)," calcext:value-type="string">
            <text:p>(19,15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11" calcext:value-type="float">
            <text:p>111</text:p>
          </table:table-cell>
          <table:table-cell table:formula="of:=CONCATENATE(&quot;(&quot;;[.A498];&quot;,&quot;;[.B498];&quot;),&quot;)" office:value-type="string" office:string-value="(6,111)," calcext:value-type="string">
            <text:p>(6,111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68" calcext:value-type="float">
            <text:p>168</text:p>
          </table:table-cell>
          <table:table-cell table:formula="of:=CONCATENATE(&quot;(&quot;;[.A499];&quot;,&quot;;[.B499];&quot;),&quot;)" office:value-type="string" office:string-value="(10,168)," calcext:value-type="string">
            <text:p>(10,168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30" calcext:value-type="float">
            <text:p>130</text:p>
          </table:table-cell>
          <table:table-cell table:formula="of:=CONCATENATE(&quot;(&quot;;[.A500];&quot;,&quot;;[.B500];&quot;),&quot;)" office:value-type="string" office:string-value="(7,130)," calcext:value-type="string">
            <text:p>(7,130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52" calcext:value-type="float">
            <text:p>152</text:p>
          </table:table-cell>
          <table:table-cell table:formula="of:=CONCATENATE(&quot;(&quot;;[.A501];&quot;,&quot;;[.B501];&quot;),&quot;)" office:value-type="string" office:string-value="(18,152)," calcext:value-type="string">
            <text:p>(18,152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60" calcext:value-type="float">
            <text:p>160</text:p>
          </table:table-cell>
          <table:table-cell table:formula="of:=CONCATENATE(&quot;(&quot;;[.A502];&quot;,&quot;;[.B502];&quot;),&quot;)" office:value-type="string" office:string-value="(3,160)," calcext:value-type="string">
            <text:p>(3,160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39" calcext:value-type="float">
            <text:p>139</text:p>
          </table:table-cell>
          <table:table-cell table:formula="of:=CONCATENATE(&quot;(&quot;;[.A503];&quot;,&quot;;[.B503];&quot;),&quot;)" office:value-type="string" office:string-value="(17,139)," calcext:value-type="string">
            <text:p>(17,139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27" calcext:value-type="float">
            <text:p>27</text:p>
          </table:table-cell>
          <table:table-cell table:formula="of:=CONCATENATE(&quot;(&quot;;[.A504];&quot;,&quot;;[.B504];&quot;),&quot;)" office:value-type="string" office:string-value="(9,27)," calcext:value-type="string">
            <text:p>(9,27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5" calcext:value-type="float">
            <text:p>5</text:p>
          </table:table-cell>
          <table:table-cell table:formula="of:=CONCATENATE(&quot;(&quot;;[.A505];&quot;,&quot;;[.B505];&quot;),&quot;)" office:value-type="string" office:string-value="(14,5)," calcext:value-type="string">
            <text:p>(14,5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33" calcext:value-type="float">
            <text:p>133</text:p>
          </table:table-cell>
          <table:table-cell table:formula="of:=CONCATENATE(&quot;(&quot;;[.A506];&quot;,&quot;;[.B506];&quot;),&quot;)" office:value-type="string" office:string-value="(19,133)," calcext:value-type="string">
            <text:p>(19,133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70" calcext:value-type="float">
            <text:p>70</text:p>
          </table:table-cell>
          <table:table-cell table:formula="of:=CONCATENATE(&quot;(&quot;;[.A507];&quot;,&quot;;[.B507];&quot;),&quot;)" office:value-type="string" office:string-value="(13,70)," calcext:value-type="string">
            <text:p>(13,7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97" calcext:value-type="float">
            <text:p>97</text:p>
          </table:table-cell>
          <table:table-cell table:formula="of:=CONCATENATE(&quot;(&quot;;[.A508];&quot;,&quot;;[.B508];&quot;),&quot;)" office:value-type="string" office:string-value="(15,97)," calcext:value-type="string">
            <text:p>(15,9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07" calcext:value-type="float">
            <text:p>107</text:p>
          </table:table-cell>
          <table:table-cell table:formula="of:=CONCATENATE(&quot;(&quot;;[.A509];&quot;,&quot;;[.B509];&quot;),&quot;)" office:value-type="string" office:string-value="(19,107)," calcext:value-type="string">
            <text:p>(19,107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69" calcext:value-type="float">
            <text:p>169</text:p>
          </table:table-cell>
          <table:table-cell table:formula="of:=CONCATENATE(&quot;(&quot;;[.A510];&quot;,&quot;;[.B510];&quot;),&quot;)" office:value-type="string" office:string-value="(19,169)," calcext:value-type="string">
            <text:p>(19,169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87" calcext:value-type="float">
            <text:p>187</text:p>
          </table:table-cell>
          <table:table-cell table:formula="of:=CONCATENATE(&quot;(&quot;;[.A511];&quot;,&quot;;[.B511];&quot;),&quot;)" office:value-type="string" office:string-value="(20,187)," calcext:value-type="string">
            <text:p>(20,187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57" calcext:value-type="float">
            <text:p>157</text:p>
          </table:table-cell>
          <table:table-cell table:formula="of:=CONCATENATE(&quot;(&quot;;[.A512];&quot;,&quot;;[.B512];&quot;),&quot;)" office:value-type="string" office:string-value="(4,157)," calcext:value-type="string">
            <text:p>(4,157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08" calcext:value-type="float">
            <text:p>108</text:p>
          </table:table-cell>
          <table:table-cell table:formula="of:=CONCATENATE(&quot;(&quot;;[.A513];&quot;,&quot;;[.B513];&quot;),&quot;)" office:value-type="string" office:string-value="(6,108)," calcext:value-type="string">
            <text:p>(6,108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57" calcext:value-type="float">
            <text:p>57</text:p>
          </table:table-cell>
          <table:table-cell table:formula="of:=CONCATENATE(&quot;(&quot;;[.A514];&quot;,&quot;;[.B514];&quot;),&quot;)" office:value-type="string" office:string-value="(4,57)," calcext:value-type="string">
            <text:p>(4,57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45" calcext:value-type="float">
            <text:p>145</text:p>
          </table:table-cell>
          <table:table-cell table:formula="of:=CONCATENATE(&quot;(&quot;;[.A515];&quot;,&quot;;[.B515];&quot;),&quot;)" office:value-type="string" office:string-value="(6,145)," calcext:value-type="string">
            <text:p>(6,145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59" calcext:value-type="float">
            <text:p>159</text:p>
          </table:table-cell>
          <table:table-cell table:formula="of:=CONCATENATE(&quot;(&quot;;[.A516];&quot;,&quot;;[.B516];&quot;),&quot;)" office:value-type="string" office:string-value="(3,159)," calcext:value-type="string">
            <text:p>(3,159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70" calcext:value-type="float">
            <text:p>70</text:p>
          </table:table-cell>
          <table:table-cell table:formula="of:=CONCATENATE(&quot;(&quot;;[.A517];&quot;,&quot;;[.B517];&quot;),&quot;)" office:value-type="string" office:string-value="(12,70)," calcext:value-type="string">
            <text:p>(12,70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63" calcext:value-type="float">
            <text:p>63</text:p>
          </table:table-cell>
          <table:table-cell table:formula="of:=CONCATENATE(&quot;(&quot;;[.A518];&quot;,&quot;;[.B518];&quot;),&quot;)" office:value-type="string" office:string-value="(19,63)," calcext:value-type="string">
            <text:p>(19,63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519];&quot;,&quot;;[.B519];&quot;),&quot;)" office:value-type="string" office:string-value="(11,7)," calcext:value-type="string">
            <text:p>(11,7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56" calcext:value-type="float">
            <text:p>156</text:p>
          </table:table-cell>
          <table:table-cell table:formula="of:=CONCATENATE(&quot;(&quot;;[.A520];&quot;,&quot;;[.B520];&quot;),&quot;)" office:value-type="string" office:string-value="(2,156)," calcext:value-type="string">
            <text:p>(2,156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81" calcext:value-type="float">
            <text:p>181</text:p>
          </table:table-cell>
          <table:table-cell table:formula="of:=CONCATENATE(&quot;(&quot;;[.A521];&quot;,&quot;;[.B521];&quot;),&quot;)" office:value-type="string" office:string-value="(8,181)," calcext:value-type="string">
            <text:p>(8,181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64" calcext:value-type="float">
            <text:p>164</text:p>
          </table:table-cell>
          <table:table-cell table:formula="of:=CONCATENATE(&quot;(&quot;;[.A522];&quot;,&quot;;[.B522];&quot;),&quot;)" office:value-type="string" office:string-value="(19,164)," calcext:value-type="string">
            <text:p>(19,164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523];&quot;,&quot;;[.B523];&quot;),&quot;)" office:value-type="string" office:string-value="(13,131)," calcext:value-type="string">
            <text:p>(13,13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23" calcext:value-type="float">
            <text:p>23</text:p>
          </table:table-cell>
          <table:table-cell table:formula="of:=CONCATENATE(&quot;(&quot;;[.A524];&quot;,&quot;;[.B524];&quot;),&quot;)" office:value-type="string" office:string-value="(14,23)," calcext:value-type="string">
            <text:p>(14,23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2" calcext:value-type="float">
            <text:p>2</text:p>
          </table:table-cell>
          <table:table-cell table:formula="of:=CONCATENATE(&quot;(&quot;;[.A525];&quot;,&quot;;[.B525];&quot;),&quot;)" office:value-type="string" office:string-value="(5,2)," calcext:value-type="string">
            <text:p>(5,2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526];&quot;,&quot;;[.B526];&quot;),&quot;)" office:value-type="string" office:string-value="(17,7)," calcext:value-type="string">
            <text:p>(17,7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4" calcext:value-type="float">
            <text:p>34</text:p>
          </table:table-cell>
          <table:table-cell table:formula="of:=CONCATENATE(&quot;(&quot;;[.A527];&quot;,&quot;;[.B527];&quot;),&quot;)" office:value-type="string" office:string-value="(9,34)," calcext:value-type="string">
            <text:p>(9,34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28" calcext:value-type="float">
            <text:p>128</text:p>
          </table:table-cell>
          <table:table-cell table:formula="of:=CONCATENATE(&quot;(&quot;;[.A528];&quot;,&quot;;[.B528];&quot;),&quot;)" office:value-type="string" office:string-value="(6,128)," calcext:value-type="string">
            <text:p>(6,128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72" calcext:value-type="float">
            <text:p>72</text:p>
          </table:table-cell>
          <table:table-cell table:formula="of:=CONCATENATE(&quot;(&quot;;[.A529];&quot;,&quot;;[.B529];&quot;),&quot;)" office:value-type="string" office:string-value="(16,72)," calcext:value-type="string">
            <text:p>(16,72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69" calcext:value-type="float">
            <text:p>169</text:p>
          </table:table-cell>
          <table:table-cell table:formula="of:=CONCATENATE(&quot;(&quot;;[.A530];&quot;,&quot;;[.B530];&quot;),&quot;)" office:value-type="string" office:string-value="(10,169)," calcext:value-type="string">
            <text:p>(10,169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21" calcext:value-type="float">
            <text:p>21</text:p>
          </table:table-cell>
          <table:table-cell table:formula="of:=CONCATENATE(&quot;(&quot;;[.A531];&quot;,&quot;;[.B531];&quot;),&quot;)" office:value-type="string" office:string-value="(1,21)," calcext:value-type="string">
            <text:p>(1,21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532];&quot;,&quot;;[.B532];&quot;),&quot;)" office:value-type="string" office:string-value="(6,33)," calcext:value-type="string">
            <text:p>(6,33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70" calcext:value-type="float">
            <text:p>170</text:p>
          </table:table-cell>
          <table:table-cell table:formula="of:=CONCATENATE(&quot;(&quot;;[.A533];&quot;,&quot;;[.B533];&quot;),&quot;)" office:value-type="string" office:string-value="(5,170)," calcext:value-type="string">
            <text:p>(5,170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85" calcext:value-type="float">
            <text:p>185</text:p>
          </table:table-cell>
          <table:table-cell table:formula="of:=CONCATENATE(&quot;(&quot;;[.A534];&quot;,&quot;;[.B534];&quot;),&quot;)" office:value-type="string" office:string-value="(13,185)," calcext:value-type="string">
            <text:p>(13,185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535];&quot;,&quot;;[.B535];&quot;),&quot;)" office:value-type="string" office:string-value="(6,98)," calcext:value-type="string">
            <text:p>(6,9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00" calcext:value-type="float">
            <text:p>100</text:p>
          </table:table-cell>
          <table:table-cell table:formula="of:=CONCATENATE(&quot;(&quot;;[.A536];&quot;,&quot;;[.B536];&quot;),&quot;)" office:value-type="string" office:string-value="(1,100)," calcext:value-type="string">
            <text:p>(1,100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80" calcext:value-type="float">
            <text:p>80</text:p>
          </table:table-cell>
          <table:table-cell table:formula="of:=CONCATENATE(&quot;(&quot;;[.A537];&quot;,&quot;;[.B537];&quot;),&quot;)" office:value-type="string" office:string-value="(20,80)," calcext:value-type="string">
            <text:p>(20,80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58" calcext:value-type="float">
            <text:p>158</text:p>
          </table:table-cell>
          <table:table-cell table:formula="of:=CONCATENATE(&quot;(&quot;;[.A538];&quot;,&quot;;[.B538];&quot;),&quot;)" office:value-type="string" office:string-value="(16,158)," calcext:value-type="string">
            <text:p>(16,158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89" calcext:value-type="float">
            <text:p>189</text:p>
          </table:table-cell>
          <table:table-cell table:formula="of:=CONCATENATE(&quot;(&quot;;[.A539];&quot;,&quot;;[.B539];&quot;),&quot;)" office:value-type="string" office:string-value="(4,189)," calcext:value-type="string">
            <text:p>(4,189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16" calcext:value-type="float">
            <text:p>116</text:p>
          </table:table-cell>
          <table:table-cell table:formula="of:=CONCATENATE(&quot;(&quot;;[.A540];&quot;,&quot;;[.B540];&quot;),&quot;)" office:value-type="string" office:string-value="(6,116)," calcext:value-type="string">
            <text:p>(6,116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95" calcext:value-type="float">
            <text:p>195</text:p>
          </table:table-cell>
          <table:table-cell table:formula="of:=CONCATENATE(&quot;(&quot;;[.A541];&quot;,&quot;;[.B541];&quot;),&quot;)" office:value-type="string" office:string-value="(14,195)," calcext:value-type="string">
            <text:p>(14,195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88" calcext:value-type="float">
            <text:p>88</text:p>
          </table:table-cell>
          <table:table-cell table:formula="of:=CONCATENATE(&quot;(&quot;;[.A542];&quot;,&quot;;[.B542];&quot;),&quot;)" office:value-type="string" office:string-value="(2,88)," calcext:value-type="string">
            <text:p>(2,88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80" calcext:value-type="float">
            <text:p>180</text:p>
          </table:table-cell>
          <table:table-cell table:formula="of:=CONCATENATE(&quot;(&quot;;[.A543];&quot;,&quot;;[.B543];&quot;),&quot;)" office:value-type="string" office:string-value="(14,180)," calcext:value-type="string">
            <text:p>(14,180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21" calcext:value-type="float">
            <text:p>121</text:p>
          </table:table-cell>
          <table:table-cell table:formula="of:=CONCATENATE(&quot;(&quot;;[.A544];&quot;,&quot;;[.B544];&quot;),&quot;)" office:value-type="string" office:string-value="(12,121)," calcext:value-type="string">
            <text:p>(12,121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17" calcext:value-type="float">
            <text:p>117</text:p>
          </table:table-cell>
          <table:table-cell table:formula="of:=CONCATENATE(&quot;(&quot;;[.A545];&quot;,&quot;;[.B545];&quot;),&quot;)" office:value-type="string" office:string-value="(5,117)," calcext:value-type="string">
            <text:p>(5,117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5" calcext:value-type="float">
            <text:p>15</text:p>
          </table:table-cell>
          <table:table-cell table:formula="of:=CONCATENATE(&quot;(&quot;;[.A546];&quot;,&quot;;[.B546];&quot;),&quot;)" office:value-type="string" office:string-value="(13,15)," calcext:value-type="string">
            <text:p>(13,15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70" calcext:value-type="float">
            <text:p>70</text:p>
          </table:table-cell>
          <table:table-cell table:formula="of:=CONCATENATE(&quot;(&quot;;[.A547];&quot;,&quot;;[.B547];&quot;),&quot;)" office:value-type="string" office:string-value="(10,70)," calcext:value-type="string">
            <text:p>(10,70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81" calcext:value-type="float">
            <text:p>81</text:p>
          </table:table-cell>
          <table:table-cell table:formula="of:=CONCATENATE(&quot;(&quot;;[.A548];&quot;,&quot;;[.B548];&quot;),&quot;)" office:value-type="string" office:string-value="(10,81)," calcext:value-type="string">
            <text:p>(10,81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8" calcext:value-type="float">
            <text:p>18</text:p>
          </table:table-cell>
          <table:table-cell table:formula="of:=CONCATENATE(&quot;(&quot;;[.A549];&quot;,&quot;;[.B549];&quot;),&quot;)" office:value-type="string" office:string-value="(2,18)," calcext:value-type="string">
            <text:p>(2,18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95" calcext:value-type="float">
            <text:p>195</text:p>
          </table:table-cell>
          <table:table-cell table:formula="of:=CONCATENATE(&quot;(&quot;;[.A550];&quot;,&quot;;[.B550];&quot;),&quot;)" office:value-type="string" office:string-value="(2,195)," calcext:value-type="string">
            <text:p>(2,195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1" calcext:value-type="float">
            <text:p>31</text:p>
          </table:table-cell>
          <table:table-cell table:formula="of:=CONCATENATE(&quot;(&quot;;[.A551];&quot;,&quot;;[.B551];&quot;),&quot;)" office:value-type="string" office:string-value="(9,31)," calcext:value-type="string">
            <text:p>(9,31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56" calcext:value-type="float">
            <text:p>56</text:p>
          </table:table-cell>
          <table:table-cell table:formula="of:=CONCATENATE(&quot;(&quot;;[.A552];&quot;,&quot;;[.B552];&quot;),&quot;)" office:value-type="string" office:string-value="(4,56)," calcext:value-type="string">
            <text:p>(4,56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76" calcext:value-type="float">
            <text:p>176</text:p>
          </table:table-cell>
          <table:table-cell table:formula="of:=CONCATENATE(&quot;(&quot;;[.A553];&quot;,&quot;;[.B553];&quot;),&quot;)" office:value-type="string" office:string-value="(5,176)," calcext:value-type="string">
            <text:p>(5,176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554];&quot;,&quot;;[.B554];&quot;),&quot;)" office:value-type="string" office:string-value="(10,120)," calcext:value-type="string">
            <text:p>(10,120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64" calcext:value-type="float">
            <text:p>64</text:p>
          </table:table-cell>
          <table:table-cell table:formula="of:=CONCATENATE(&quot;(&quot;;[.A555];&quot;,&quot;;[.B555];&quot;),&quot;)" office:value-type="string" office:string-value="(11,64)," calcext:value-type="string">
            <text:p>(11,64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3" calcext:value-type="float">
            <text:p>13</text:p>
          </table:table-cell>
          <table:table-cell table:formula="of:=CONCATENATE(&quot;(&quot;;[.A556];&quot;,&quot;;[.B556];&quot;),&quot;)" office:value-type="string" office:string-value="(5,13)," calcext:value-type="string">
            <text:p>(5,13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69" calcext:value-type="float">
            <text:p>169</text:p>
          </table:table-cell>
          <table:table-cell table:formula="of:=CONCATENATE(&quot;(&quot;;[.A557];&quot;,&quot;;[.B557];&quot;),&quot;)" office:value-type="string" office:string-value="(3,169)," calcext:value-type="string">
            <text:p>(3,169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36" calcext:value-type="float">
            <text:p>36</text:p>
          </table:table-cell>
          <table:table-cell table:formula="of:=CONCATENATE(&quot;(&quot;;[.A558];&quot;,&quot;;[.B558];&quot;),&quot;)" office:value-type="string" office:string-value="(6,36)," calcext:value-type="string">
            <text:p>(6,36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9" calcext:value-type="float">
            <text:p>19</text:p>
          </table:table-cell>
          <table:table-cell table:formula="of:=CONCATENATE(&quot;(&quot;;[.A559];&quot;,&quot;;[.B559];&quot;),&quot;)" office:value-type="string" office:string-value="(19,19)," calcext:value-type="string">
            <text:p>(19,19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85" calcext:value-type="float">
            <text:p>185</text:p>
          </table:table-cell>
          <table:table-cell table:formula="of:=CONCATENATE(&quot;(&quot;;[.A560];&quot;,&quot;;[.B560];&quot;),&quot;)" office:value-type="string" office:string-value="(9,185)," calcext:value-type="string">
            <text:p>(9,185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73" calcext:value-type="float">
            <text:p>173</text:p>
          </table:table-cell>
          <table:table-cell table:formula="of:=CONCATENATE(&quot;(&quot;;[.A561];&quot;,&quot;;[.B561];&quot;),&quot;)" office:value-type="string" office:string-value="(3,173)," calcext:value-type="string">
            <text:p>(3,173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70" calcext:value-type="float">
            <text:p>70</text:p>
          </table:table-cell>
          <table:table-cell table:formula="of:=CONCATENATE(&quot;(&quot;;[.A562];&quot;,&quot;;[.B562];&quot;),&quot;)" office:value-type="string" office:string-value="(2,70)," calcext:value-type="string">
            <text:p>(2,70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563];&quot;,&quot;;[.B563];&quot;),&quot;)" office:value-type="string" office:string-value="(15,22)," calcext:value-type="string">
            <text:p>(15,22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564];&quot;,&quot;;[.B564];&quot;),&quot;)" office:value-type="string" office:string-value="(11,131)," calcext:value-type="string">
            <text:p>(11,131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8" calcext:value-type="float">
            <text:p>18</text:p>
          </table:table-cell>
          <table:table-cell table:formula="of:=CONCATENATE(&quot;(&quot;;[.A565];&quot;,&quot;;[.B565];&quot;),&quot;)" office:value-type="string" office:string-value="(11,18)," calcext:value-type="string">
            <text:p>(11,18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65" calcext:value-type="float">
            <text:p>65</text:p>
          </table:table-cell>
          <table:table-cell table:formula="of:=CONCATENATE(&quot;(&quot;;[.A566];&quot;,&quot;;[.B566];&quot;),&quot;)" office:value-type="string" office:string-value="(3,65)," calcext:value-type="string">
            <text:p>(3,65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50" calcext:value-type="float">
            <text:p>50</text:p>
          </table:table-cell>
          <table:table-cell table:formula="of:=CONCATENATE(&quot;(&quot;;[.A567];&quot;,&quot;;[.B567];&quot;),&quot;)" office:value-type="string" office:string-value="(2,50)," calcext:value-type="string">
            <text:p>(2,5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61" calcext:value-type="float">
            <text:p>161</text:p>
          </table:table-cell>
          <table:table-cell table:formula="of:=CONCATENATE(&quot;(&quot;;[.A568];&quot;,&quot;;[.B568];&quot;),&quot;)" office:value-type="string" office:string-value="(3,161)," calcext:value-type="string">
            <text:p>(3,161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" calcext:value-type="float">
            <text:p>1</text:p>
          </table:table-cell>
          <table:table-cell table:formula="of:=CONCATENATE(&quot;(&quot;;[.A569];&quot;,&quot;;[.B569];&quot;),&quot;)" office:value-type="string" office:string-value="(11,1)," calcext:value-type="string">
            <text:p>(11,1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570];&quot;,&quot;;[.B570];&quot;),&quot;)" office:value-type="string" office:string-value="(4,16)," calcext:value-type="string">
            <text:p>(4,16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55" calcext:value-type="float">
            <text:p>55</text:p>
          </table:table-cell>
          <table:table-cell table:formula="of:=CONCATENATE(&quot;(&quot;;[.A571];&quot;,&quot;;[.B571];&quot;),&quot;)" office:value-type="string" office:string-value="(18,55)," calcext:value-type="string">
            <text:p>(18,55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34" calcext:value-type="float">
            <text:p>134</text:p>
          </table:table-cell>
          <table:table-cell table:formula="of:=CONCATENATE(&quot;(&quot;;[.A572];&quot;,&quot;;[.B572];&quot;),&quot;)" office:value-type="string" office:string-value="(2,134)," calcext:value-type="string">
            <text:p>(2,134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80" calcext:value-type="float">
            <text:p>80</text:p>
          </table:table-cell>
          <table:table-cell table:formula="of:=CONCATENATE(&quot;(&quot;;[.A573];&quot;,&quot;;[.B573];&quot;),&quot;)" office:value-type="string" office:string-value="(14,80)," calcext:value-type="string">
            <text:p>(14,80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76" calcext:value-type="float">
            <text:p>76</text:p>
          </table:table-cell>
          <table:table-cell table:formula="of:=CONCATENATE(&quot;(&quot;;[.A574];&quot;,&quot;;[.B574];&quot;),&quot;)" office:value-type="string" office:string-value="(14,76)," calcext:value-type="string">
            <text:p>(14,76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94" calcext:value-type="float">
            <text:p>194</text:p>
          </table:table-cell>
          <table:table-cell table:formula="of:=CONCATENATE(&quot;(&quot;;[.A575];&quot;,&quot;;[.B575];&quot;),&quot;)" office:value-type="string" office:string-value="(17,194)," calcext:value-type="string">
            <text:p>(17,194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576];&quot;,&quot;;[.B576];&quot;),&quot;)" office:value-type="string" office:string-value="(9,33)," calcext:value-type="string">
            <text:p>(9,3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10" calcext:value-type="float">
            <text:p>110</text:p>
          </table:table-cell>
          <table:table-cell table:formula="of:=CONCATENATE(&quot;(&quot;;[.A577];&quot;,&quot;;[.B577];&quot;),&quot;)" office:value-type="string" office:string-value="(7,110)," calcext:value-type="string">
            <text:p>(7,110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14" calcext:value-type="float">
            <text:p>114</text:p>
          </table:table-cell>
          <table:table-cell table:formula="of:=CONCATENATE(&quot;(&quot;;[.A578];&quot;,&quot;;[.B578];&quot;),&quot;)" office:value-type="string" office:string-value="(2,114)," calcext:value-type="string">
            <text:p>(2,114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579];&quot;,&quot;;[.B579];&quot;),&quot;)" office:value-type="string" office:string-value="(6,132)," calcext:value-type="string">
            <text:p>(6,132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92" calcext:value-type="float">
            <text:p>192</text:p>
          </table:table-cell>
          <table:table-cell table:formula="of:=CONCATENATE(&quot;(&quot;;[.A580];&quot;,&quot;;[.B580];&quot;),&quot;)" office:value-type="string" office:string-value="(20,192)," calcext:value-type="string">
            <text:p>(20,192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50" calcext:value-type="float">
            <text:p>150</text:p>
          </table:table-cell>
          <table:table-cell table:formula="of:=CONCATENATE(&quot;(&quot;;[.A581];&quot;,&quot;;[.B581];&quot;),&quot;)" office:value-type="string" office:string-value="(16,150)," calcext:value-type="string">
            <text:p>(16,150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20" calcext:value-type="float">
            <text:p>20</text:p>
          </table:table-cell>
          <table:table-cell table:formula="of:=CONCATENATE(&quot;(&quot;;[.A582];&quot;,&quot;;[.B582];&quot;),&quot;)" office:value-type="string" office:string-value="(17,20)," calcext:value-type="string">
            <text:p>(17,20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67" calcext:value-type="float">
            <text:p>67</text:p>
          </table:table-cell>
          <table:table-cell table:formula="of:=CONCATENATE(&quot;(&quot;;[.A583];&quot;,&quot;;[.B583];&quot;),&quot;)" office:value-type="string" office:string-value="(9,67)," calcext:value-type="string">
            <text:p>(9,67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8" calcext:value-type="float">
            <text:p>8</text:p>
          </table:table-cell>
          <table:table-cell table:formula="of:=CONCATENATE(&quot;(&quot;;[.A584];&quot;,&quot;;[.B584];&quot;),&quot;)" office:value-type="string" office:string-value="(14,8)," calcext:value-type="string">
            <text:p>(14,8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12" calcext:value-type="float">
            <text:p>12</text:p>
          </table:table-cell>
          <table:table-cell table:formula="of:=CONCATENATE(&quot;(&quot;;[.A585];&quot;,&quot;;[.B585];&quot;),&quot;)" office:value-type="string" office:string-value="(10,12)," calcext:value-type="string">
            <text:p>(10,12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46" calcext:value-type="float">
            <text:p>46</text:p>
          </table:table-cell>
          <table:table-cell table:formula="of:=CONCATENATE(&quot;(&quot;;[.A586];&quot;,&quot;;[.B586];&quot;),&quot;)" office:value-type="string" office:string-value="(5,46)," calcext:value-type="string">
            <text:p>(5,46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71" calcext:value-type="float">
            <text:p>71</text:p>
          </table:table-cell>
          <table:table-cell table:formula="of:=CONCATENATE(&quot;(&quot;;[.A587];&quot;,&quot;;[.B587];&quot;),&quot;)" office:value-type="string" office:string-value="(8,71)," calcext:value-type="string">
            <text:p>(8,71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54" calcext:value-type="float">
            <text:p>154</text:p>
          </table:table-cell>
          <table:table-cell table:formula="of:=CONCATENATE(&quot;(&quot;;[.A588];&quot;,&quot;;[.B588];&quot;),&quot;)" office:value-type="string" office:string-value="(17,154)," calcext:value-type="string">
            <text:p>(17,154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3" calcext:value-type="float">
            <text:p>3</text:p>
          </table:table-cell>
          <table:table-cell table:formula="of:=CONCATENATE(&quot;(&quot;;[.A589];&quot;,&quot;;[.B589];&quot;),&quot;)" office:value-type="string" office:string-value="(2,3)," calcext:value-type="string">
            <text:p>(2,3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68" calcext:value-type="float">
            <text:p>168</text:p>
          </table:table-cell>
          <table:table-cell table:formula="of:=CONCATENATE(&quot;(&quot;;[.A590];&quot;,&quot;;[.B590];&quot;),&quot;)" office:value-type="string" office:string-value="(18,168)," calcext:value-type="string">
            <text:p>(18,16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71" calcext:value-type="float">
            <text:p>171</text:p>
          </table:table-cell>
          <table:table-cell table:formula="of:=CONCATENATE(&quot;(&quot;;[.A591];&quot;,&quot;;[.B591];&quot;),&quot;)" office:value-type="string" office:string-value="(1,171)," calcext:value-type="string">
            <text:p>(1,171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592];&quot;,&quot;;[.B592];&quot;),&quot;)" office:value-type="string" office:string-value="(6,16)," calcext:value-type="string">
            <text:p>(6,16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21" calcext:value-type="float">
            <text:p>21</text:p>
          </table:table-cell>
          <table:table-cell table:formula="of:=CONCATENATE(&quot;(&quot;;[.A593];&quot;,&quot;;[.B593];&quot;),&quot;)" office:value-type="string" office:string-value="(8,21)," calcext:value-type="string">
            <text:p>(8,2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36" calcext:value-type="float">
            <text:p>136</text:p>
          </table:table-cell>
          <table:table-cell table:formula="of:=CONCATENATE(&quot;(&quot;;[.A594];&quot;,&quot;;[.B594];&quot;),&quot;)" office:value-type="string" office:string-value="(14,136)," calcext:value-type="string">
            <text:p>(14,136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38" calcext:value-type="float">
            <text:p>138</text:p>
          </table:table-cell>
          <table:table-cell table:formula="of:=CONCATENATE(&quot;(&quot;;[.A595];&quot;,&quot;;[.B595];&quot;),&quot;)" office:value-type="string" office:string-value="(11,138)," calcext:value-type="string">
            <text:p>(11,138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596];&quot;,&quot;;[.B596];&quot;),&quot;)" office:value-type="string" office:string-value="(12,6)," calcext:value-type="string">
            <text:p>(12,6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25" calcext:value-type="float">
            <text:p>25</text:p>
          </table:table-cell>
          <table:table-cell table:formula="of:=CONCATENATE(&quot;(&quot;;[.A597];&quot;,&quot;;[.B597];&quot;),&quot;)" office:value-type="string" office:string-value="(12,25)," calcext:value-type="string">
            <text:p>(12,25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74" calcext:value-type="float">
            <text:p>174</text:p>
          </table:table-cell>
          <table:table-cell table:formula="of:=CONCATENATE(&quot;(&quot;;[.A598];&quot;,&quot;;[.B598];&quot;),&quot;)" office:value-type="string" office:string-value="(3,174)," calcext:value-type="string">
            <text:p>(3,174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51" calcext:value-type="float">
            <text:p>151</text:p>
          </table:table-cell>
          <table:table-cell table:formula="of:=CONCATENATE(&quot;(&quot;;[.A599];&quot;,&quot;;[.B599];&quot;),&quot;)" office:value-type="string" office:string-value="(6,151)," calcext:value-type="string">
            <text:p>(6,151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36" calcext:value-type="float">
            <text:p>136</text:p>
          </table:table-cell>
          <table:table-cell table:formula="of:=CONCATENATE(&quot;(&quot;;[.A600];&quot;,&quot;;[.B600];&quot;),&quot;)" office:value-type="string" office:string-value="(12,136)," calcext:value-type="string">
            <text:p>(12,136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07" calcext:value-type="float">
            <text:p>107</text:p>
          </table:table-cell>
          <table:table-cell table:formula="of:=CONCATENATE(&quot;(&quot;;[.A601];&quot;,&quot;;[.B601];&quot;),&quot;)" office:value-type="string" office:string-value="(6,107)," calcext:value-type="string">
            <text:p>(6,107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30" calcext:value-type="float">
            <text:p>30</text:p>
          </table:table-cell>
          <table:table-cell table:formula="of:=CONCATENATE(&quot;(&quot;;[.A602];&quot;,&quot;;[.B602];&quot;),&quot;)" office:value-type="string" office:string-value="(3,30)," calcext:value-type="string">
            <text:p>(3,30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41" calcext:value-type="float">
            <text:p>41</text:p>
          </table:table-cell>
          <table:table-cell table:formula="of:=CONCATENATE(&quot;(&quot;;[.A603];&quot;,&quot;;[.B603];&quot;),&quot;)" office:value-type="string" office:string-value="(1,41)," calcext:value-type="string">
            <text:p>(1,4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88" calcext:value-type="float">
            <text:p>188</text:p>
          </table:table-cell>
          <table:table-cell table:formula="of:=CONCATENATE(&quot;(&quot;;[.A604];&quot;,&quot;;[.B604];&quot;),&quot;)" office:value-type="string" office:string-value="(14,188)," calcext:value-type="string">
            <text:p>(14,188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51" calcext:value-type="float">
            <text:p>51</text:p>
          </table:table-cell>
          <table:table-cell table:formula="of:=CONCATENATE(&quot;(&quot;;[.A605];&quot;,&quot;;[.B605];&quot;),&quot;)" office:value-type="string" office:string-value="(11,51)," calcext:value-type="string">
            <text:p>(11,51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04" calcext:value-type="float">
            <text:p>104</text:p>
          </table:table-cell>
          <table:table-cell table:formula="of:=CONCATENATE(&quot;(&quot;;[.A606];&quot;,&quot;;[.B606];&quot;),&quot;)" office:value-type="string" office:string-value="(2,104)," calcext:value-type="string">
            <text:p>(2,104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21" calcext:value-type="float">
            <text:p>21</text:p>
          </table:table-cell>
          <table:table-cell table:formula="of:=CONCATENATE(&quot;(&quot;;[.A607];&quot;,&quot;;[.B607];&quot;),&quot;)" office:value-type="string" office:string-value="(20,21)," calcext:value-type="string">
            <text:p>(20,21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58" calcext:value-type="float">
            <text:p>158</text:p>
          </table:table-cell>
          <table:table-cell table:formula="of:=CONCATENATE(&quot;(&quot;;[.A608];&quot;,&quot;;[.B608];&quot;),&quot;)" office:value-type="string" office:string-value="(12,158)," calcext:value-type="string">
            <text:p>(12,158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35" calcext:value-type="float">
            <text:p>135</text:p>
          </table:table-cell>
          <table:table-cell table:formula="of:=CONCATENATE(&quot;(&quot;;[.A609];&quot;,&quot;;[.B609];&quot;),&quot;)" office:value-type="string" office:string-value="(1,135)," calcext:value-type="string">
            <text:p>(1,135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610];&quot;,&quot;;[.B610];&quot;),&quot;)" office:value-type="string" office:string-value="(8,132)," calcext:value-type="string">
            <text:p>(8,13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6" calcext:value-type="float">
            <text:p>16</text:p>
          </table:table-cell>
          <table:table-cell table:formula="of:=CONCATENATE(&quot;(&quot;;[.A611];&quot;,&quot;;[.B611];&quot;),&quot;)" office:value-type="string" office:string-value="(6,16)," calcext:value-type="string">
            <text:p>(6,16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612];&quot;,&quot;;[.B612];&quot;),&quot;)" office:value-type="string" office:string-value="(9,132)," calcext:value-type="string">
            <text:p>(9,13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613];&quot;,&quot;;[.B613];&quot;),&quot;)" office:value-type="string" office:string-value="(6,132)," calcext:value-type="string">
            <text:p>(6,132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1" calcext:value-type="float">
            <text:p>11</text:p>
          </table:table-cell>
          <table:table-cell table:formula="of:=CONCATENATE(&quot;(&quot;;[.A614];&quot;,&quot;;[.B614];&quot;),&quot;)" office:value-type="string" office:string-value="(2,11)," calcext:value-type="string">
            <text:p>(2,11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35" calcext:value-type="float">
            <text:p>35</text:p>
          </table:table-cell>
          <table:table-cell table:formula="of:=CONCATENATE(&quot;(&quot;;[.A615];&quot;,&quot;;[.B615];&quot;),&quot;)" office:value-type="string" office:string-value="(2,35)," calcext:value-type="string">
            <text:p>(2,35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23" calcext:value-type="float">
            <text:p>123</text:p>
          </table:table-cell>
          <table:table-cell table:formula="of:=CONCATENATE(&quot;(&quot;;[.A616];&quot;,&quot;;[.B616];&quot;),&quot;)" office:value-type="string" office:string-value="(14,123)," calcext:value-type="string">
            <text:p>(14,123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22" calcext:value-type="float">
            <text:p>122</text:p>
          </table:table-cell>
          <table:table-cell table:formula="of:=CONCATENATE(&quot;(&quot;;[.A617];&quot;,&quot;;[.B617];&quot;),&quot;)" office:value-type="string" office:string-value="(11,122)," calcext:value-type="string">
            <text:p>(11,122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53" calcext:value-type="float">
            <text:p>153</text:p>
          </table:table-cell>
          <table:table-cell table:formula="of:=CONCATENATE(&quot;(&quot;;[.A618];&quot;,&quot;;[.B618];&quot;),&quot;)" office:value-type="string" office:string-value="(20,153)," calcext:value-type="string">
            <text:p>(20,153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85" calcext:value-type="float">
            <text:p>85</text:p>
          </table:table-cell>
          <table:table-cell table:formula="of:=CONCATENATE(&quot;(&quot;;[.A619];&quot;,&quot;;[.B619];&quot;),&quot;)" office:value-type="string" office:string-value="(3,85)," calcext:value-type="string">
            <text:p>(3,85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10" calcext:value-type="float">
            <text:p>110</text:p>
          </table:table-cell>
          <table:table-cell table:formula="of:=CONCATENATE(&quot;(&quot;;[.A620];&quot;,&quot;;[.B620];&quot;),&quot;)" office:value-type="string" office:string-value="(4,110)," calcext:value-type="string">
            <text:p>(4,110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25" calcext:value-type="float">
            <text:p>125</text:p>
          </table:table-cell>
          <table:table-cell table:formula="of:=CONCATENATE(&quot;(&quot;;[.A621];&quot;,&quot;;[.B621];&quot;),&quot;)" office:value-type="string" office:string-value="(12,125)," calcext:value-type="string">
            <text:p>(12,125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57" calcext:value-type="float">
            <text:p>57</text:p>
          </table:table-cell>
          <table:table-cell table:formula="of:=CONCATENATE(&quot;(&quot;;[.A622];&quot;,&quot;;[.B622];&quot;),&quot;)" office:value-type="string" office:string-value="(19,57)," calcext:value-type="string">
            <text:p>(19,57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02" calcext:value-type="float">
            <text:p>102</text:p>
          </table:table-cell>
          <table:table-cell table:formula="of:=CONCATENATE(&quot;(&quot;;[.A623];&quot;,&quot;;[.B623];&quot;),&quot;)" office:value-type="string" office:string-value="(20,102)," calcext:value-type="string">
            <text:p>(20,102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39" calcext:value-type="float">
            <text:p>39</text:p>
          </table:table-cell>
          <table:table-cell table:formula="of:=CONCATENATE(&quot;(&quot;;[.A624];&quot;,&quot;;[.B624];&quot;),&quot;)" office:value-type="string" office:string-value="(4,39)," calcext:value-type="string">
            <text:p>(4,39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83" calcext:value-type="float">
            <text:p>183</text:p>
          </table:table-cell>
          <table:table-cell table:formula="of:=CONCATENATE(&quot;(&quot;;[.A625];&quot;,&quot;;[.B625];&quot;),&quot;)" office:value-type="string" office:string-value="(14,183)," calcext:value-type="string">
            <text:p>(14,18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42" calcext:value-type="float">
            <text:p>42</text:p>
          </table:table-cell>
          <table:table-cell table:formula="of:=CONCATENATE(&quot;(&quot;;[.A626];&quot;,&quot;;[.B626];&quot;),&quot;)" office:value-type="string" office:string-value="(7,42)," calcext:value-type="string">
            <text:p>(7,42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34" calcext:value-type="float">
            <text:p>134</text:p>
          </table:table-cell>
          <table:table-cell table:formula="of:=CONCATENATE(&quot;(&quot;;[.A627];&quot;,&quot;;[.B627];&quot;),&quot;)" office:value-type="string" office:string-value="(17,134)," calcext:value-type="string">
            <text:p>(17,134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87" calcext:value-type="float">
            <text:p>187</text:p>
          </table:table-cell>
          <table:table-cell table:formula="of:=CONCATENATE(&quot;(&quot;;[.A628];&quot;,&quot;;[.B628];&quot;),&quot;)" office:value-type="string" office:string-value="(7,187)," calcext:value-type="string">
            <text:p>(7,187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7" calcext:value-type="float">
            <text:p>7</text:p>
          </table:table-cell>
          <table:table-cell table:formula="of:=CONCATENATE(&quot;(&quot;;[.A629];&quot;,&quot;;[.B629];&quot;),&quot;)" office:value-type="string" office:string-value="(18,7)," calcext:value-type="string">
            <text:p>(18,7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62" calcext:value-type="float">
            <text:p>62</text:p>
          </table:table-cell>
          <table:table-cell table:formula="of:=CONCATENATE(&quot;(&quot;;[.A630];&quot;,&quot;;[.B630];&quot;),&quot;)" office:value-type="string" office:string-value="(6,62)," calcext:value-type="string">
            <text:p>(6,62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65" calcext:value-type="float">
            <text:p>65</text:p>
          </table:table-cell>
          <table:table-cell table:formula="of:=CONCATENATE(&quot;(&quot;;[.A631];&quot;,&quot;;[.B631];&quot;),&quot;)" office:value-type="string" office:string-value="(7,65)," calcext:value-type="string">
            <text:p>(7,65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63" calcext:value-type="float">
            <text:p>163</text:p>
          </table:table-cell>
          <table:table-cell table:formula="of:=CONCATENATE(&quot;(&quot;;[.A632];&quot;,&quot;;[.B632];&quot;),&quot;)" office:value-type="string" office:string-value="(18,163)," calcext:value-type="string">
            <text:p>(18,163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59" calcext:value-type="float">
            <text:p>159</text:p>
          </table:table-cell>
          <table:table-cell table:formula="of:=CONCATENATE(&quot;(&quot;;[.A633];&quot;,&quot;;[.B633];&quot;),&quot;)" office:value-type="string" office:string-value="(15,159)," calcext:value-type="string">
            <text:p>(15,159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83" calcext:value-type="float">
            <text:p>83</text:p>
          </table:table-cell>
          <table:table-cell table:formula="of:=CONCATENATE(&quot;(&quot;;[.A634];&quot;,&quot;;[.B634];&quot;),&quot;)" office:value-type="string" office:string-value="(11,83)," calcext:value-type="string">
            <text:p>(11,83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39" calcext:value-type="float">
            <text:p>39</text:p>
          </table:table-cell>
          <table:table-cell table:formula="of:=CONCATENATE(&quot;(&quot;;[.A635];&quot;,&quot;;[.B635];&quot;),&quot;)" office:value-type="string" office:string-value="(9,39)," calcext:value-type="string">
            <text:p>(9,39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75" calcext:value-type="float">
            <text:p>175</text:p>
          </table:table-cell>
          <table:table-cell table:formula="of:=CONCATENATE(&quot;(&quot;;[.A636];&quot;,&quot;;[.B636];&quot;),&quot;)" office:value-type="string" office:string-value="(19,175)," calcext:value-type="string">
            <text:p>(19,175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51" calcext:value-type="float">
            <text:p>51</text:p>
          </table:table-cell>
          <table:table-cell table:formula="of:=CONCATENATE(&quot;(&quot;;[.A637];&quot;,&quot;;[.B637];&quot;),&quot;)" office:value-type="string" office:string-value="(8,51)," calcext:value-type="string">
            <text:p>(8,5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26" calcext:value-type="float">
            <text:p>126</text:p>
          </table:table-cell>
          <table:table-cell table:formula="of:=CONCATENATE(&quot;(&quot;;[.A638];&quot;,&quot;;[.B638];&quot;),&quot;)" office:value-type="string" office:string-value="(14,126)," calcext:value-type="string">
            <text:p>(14,126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37" calcext:value-type="float">
            <text:p>137</text:p>
          </table:table-cell>
          <table:table-cell table:formula="of:=CONCATENATE(&quot;(&quot;;[.A639];&quot;,&quot;;[.B639];&quot;),&quot;)" office:value-type="string" office:string-value="(6,137)," calcext:value-type="string">
            <text:p>(6,137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54" calcext:value-type="float">
            <text:p>54</text:p>
          </table:table-cell>
          <table:table-cell table:formula="of:=CONCATENATE(&quot;(&quot;;[.A640];&quot;,&quot;;[.B640];&quot;),&quot;)" office:value-type="string" office:string-value="(15,54)," calcext:value-type="string">
            <text:p>(15,54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72" calcext:value-type="float">
            <text:p>72</text:p>
          </table:table-cell>
          <table:table-cell table:formula="of:=CONCATENATE(&quot;(&quot;;[.A641];&quot;,&quot;;[.B641];&quot;),&quot;)" office:value-type="string" office:string-value="(14,72)," calcext:value-type="string">
            <text:p>(14,72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43" calcext:value-type="float">
            <text:p>43</text:p>
          </table:table-cell>
          <table:table-cell table:formula="of:=CONCATENATE(&quot;(&quot;;[.A642];&quot;,&quot;;[.B642];&quot;),&quot;)" office:value-type="string" office:string-value="(12,43)," calcext:value-type="string">
            <text:p>(12,43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24" calcext:value-type="float">
            <text:p>124</text:p>
          </table:table-cell>
          <table:table-cell table:formula="of:=CONCATENATE(&quot;(&quot;;[.A643];&quot;,&quot;;[.B643];&quot;),&quot;)" office:value-type="string" office:string-value="(15,124)," calcext:value-type="string">
            <text:p>(15,124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79" calcext:value-type="float">
            <text:p>79</text:p>
          </table:table-cell>
          <table:table-cell table:formula="of:=CONCATENATE(&quot;(&quot;;[.A644];&quot;,&quot;;[.B644];&quot;),&quot;)" office:value-type="string" office:string-value="(11,79)," calcext:value-type="string">
            <text:p>(11,79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52" calcext:value-type="float">
            <text:p>52</text:p>
          </table:table-cell>
          <table:table-cell table:formula="of:=CONCATENATE(&quot;(&quot;;[.A645];&quot;,&quot;;[.B645];&quot;),&quot;)" office:value-type="string" office:string-value="(7,52)," calcext:value-type="string">
            <text:p>(7,52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98" calcext:value-type="float">
            <text:p>98</text:p>
          </table:table-cell>
          <table:table-cell table:formula="of:=CONCATENATE(&quot;(&quot;;[.A646];&quot;,&quot;;[.B646];&quot;),&quot;)" office:value-type="string" office:string-value="(5,98)," calcext:value-type="string">
            <text:p>(5,98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60" calcext:value-type="float">
            <text:p>60</text:p>
          </table:table-cell>
          <table:table-cell table:formula="of:=CONCATENATE(&quot;(&quot;;[.A647];&quot;,&quot;;[.B647];&quot;),&quot;)" office:value-type="string" office:string-value="(10,60)," calcext:value-type="string">
            <text:p>(10,6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86" calcext:value-type="float">
            <text:p>186</text:p>
          </table:table-cell>
          <table:table-cell table:formula="of:=CONCATENATE(&quot;(&quot;;[.A648];&quot;,&quot;;[.B648];&quot;),&quot;)" office:value-type="string" office:string-value="(3,186)," calcext:value-type="string">
            <text:p>(3,186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649];&quot;,&quot;;[.B649];&quot;),&quot;)" office:value-type="string" office:string-value="(12,120)," calcext:value-type="string">
            <text:p>(12,120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66" calcext:value-type="float">
            <text:p>66</text:p>
          </table:table-cell>
          <table:table-cell table:formula="of:=CONCATENATE(&quot;(&quot;;[.A650];&quot;,&quot;;[.B650];&quot;),&quot;)" office:value-type="string" office:string-value="(4,66)," calcext:value-type="string">
            <text:p>(4,66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14" calcext:value-type="float">
            <text:p>114</text:p>
          </table:table-cell>
          <table:table-cell table:formula="of:=CONCATENATE(&quot;(&quot;;[.A651];&quot;,&quot;;[.B651];&quot;),&quot;)" office:value-type="string" office:string-value="(11,114)," calcext:value-type="string">
            <text:p>(11,114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08" calcext:value-type="float">
            <text:p>108</text:p>
          </table:table-cell>
          <table:table-cell table:formula="of:=CONCATENATE(&quot;(&quot;;[.A652];&quot;,&quot;;[.B652];&quot;),&quot;)" office:value-type="string" office:string-value="(7,108)," calcext:value-type="string">
            <text:p>(7,108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653];&quot;,&quot;;[.B653];&quot;),&quot;)" office:value-type="string" office:string-value="(9,120)," calcext:value-type="string">
            <text:p>(9,120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3" calcext:value-type="float">
            <text:p>3</text:p>
          </table:table-cell>
          <table:table-cell table:formula="of:=CONCATENATE(&quot;(&quot;;[.A654];&quot;,&quot;;[.B654];&quot;),&quot;)" office:value-type="string" office:string-value="(5,3)," calcext:value-type="string">
            <text:p>(5,3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20" calcext:value-type="float">
            <text:p>120</text:p>
          </table:table-cell>
          <table:table-cell table:formula="of:=CONCATENATE(&quot;(&quot;;[.A655];&quot;,&quot;;[.B655];&quot;),&quot;)" office:value-type="string" office:string-value="(16,120)," calcext:value-type="string">
            <text:p>(16,120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28" calcext:value-type="float">
            <text:p>128</text:p>
          </table:table-cell>
          <table:table-cell table:formula="of:=CONCATENATE(&quot;(&quot;;[.A656];&quot;,&quot;;[.B656];&quot;),&quot;)" office:value-type="string" office:string-value="(12,128)," calcext:value-type="string">
            <text:p>(12,128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657];&quot;,&quot;;[.B657];&quot;),&quot;)" office:value-type="string" office:string-value="(15,131)," calcext:value-type="string">
            <text:p>(15,131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36" calcext:value-type="float">
            <text:p>36</text:p>
          </table:table-cell>
          <table:table-cell table:formula="of:=CONCATENATE(&quot;(&quot;;[.A658];&quot;,&quot;;[.B658];&quot;),&quot;)" office:value-type="string" office:string-value="(2,36)," calcext:value-type="string">
            <text:p>(2,36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79" calcext:value-type="float">
            <text:p>79</text:p>
          </table:table-cell>
          <table:table-cell table:formula="of:=CONCATENATE(&quot;(&quot;;[.A659];&quot;,&quot;;[.B659];&quot;),&quot;)" office:value-type="string" office:string-value="(13,79)," calcext:value-type="string">
            <text:p>(13,79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31" calcext:value-type="float">
            <text:p>31</text:p>
          </table:table-cell>
          <table:table-cell table:formula="of:=CONCATENATE(&quot;(&quot;;[.A660];&quot;,&quot;;[.B660];&quot;),&quot;)" office:value-type="string" office:string-value="(17,31)," calcext:value-type="string">
            <text:p>(17,31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72" calcext:value-type="float">
            <text:p>172</text:p>
          </table:table-cell>
          <table:table-cell table:formula="of:=CONCATENATE(&quot;(&quot;;[.A661];&quot;,&quot;;[.B661];&quot;),&quot;)" office:value-type="string" office:string-value="(1,172)," calcext:value-type="string">
            <text:p>(1,172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30" calcext:value-type="float">
            <text:p>30</text:p>
          </table:table-cell>
          <table:table-cell table:formula="of:=CONCATENATE(&quot;(&quot;;[.A662];&quot;,&quot;;[.B662];&quot;),&quot;)" office:value-type="string" office:string-value="(13,30)," calcext:value-type="string">
            <text:p>(13,30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25" calcext:value-type="float">
            <text:p>125</text:p>
          </table:table-cell>
          <table:table-cell table:formula="of:=CONCATENATE(&quot;(&quot;;[.A663];&quot;,&quot;;[.B663];&quot;),&quot;)" office:value-type="string" office:string-value="(2,125)," calcext:value-type="string">
            <text:p>(2,125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31" calcext:value-type="float">
            <text:p>131</text:p>
          </table:table-cell>
          <table:table-cell table:formula="of:=CONCATENATE(&quot;(&quot;;[.A664];&quot;,&quot;;[.B664];&quot;),&quot;)" office:value-type="string" office:string-value="(11,131)," calcext:value-type="string">
            <text:p>(11,131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81" calcext:value-type="float">
            <text:p>181</text:p>
          </table:table-cell>
          <table:table-cell table:formula="of:=CONCATENATE(&quot;(&quot;;[.A665];&quot;,&quot;;[.B665];&quot;),&quot;)" office:value-type="string" office:string-value="(7,181)," calcext:value-type="string">
            <text:p>(7,181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17" calcext:value-type="float">
            <text:p>117</text:p>
          </table:table-cell>
          <table:table-cell table:formula="of:=CONCATENATE(&quot;(&quot;;[.A666];&quot;,&quot;;[.B666];&quot;),&quot;)" office:value-type="string" office:string-value="(5,117)," calcext:value-type="string">
            <text:p>(5,117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71" calcext:value-type="float">
            <text:p>71</text:p>
          </table:table-cell>
          <table:table-cell table:formula="of:=CONCATENATE(&quot;(&quot;;[.A667];&quot;,&quot;;[.B667];&quot;),&quot;)" office:value-type="string" office:string-value="(1,71)," calcext:value-type="string">
            <text:p>(1,71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57" calcext:value-type="float">
            <text:p>57</text:p>
          </table:table-cell>
          <table:table-cell table:formula="of:=CONCATENATE(&quot;(&quot;;[.A668];&quot;,&quot;;[.B668];&quot;),&quot;)" office:value-type="string" office:string-value="(4,57)," calcext:value-type="string">
            <text:p>(4,57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106" calcext:value-type="float">
            <text:p>106</text:p>
          </table:table-cell>
          <table:table-cell table:formula="of:=CONCATENATE(&quot;(&quot;;[.A669];&quot;,&quot;;[.B669];&quot;),&quot;)" office:value-type="string" office:string-value="(5,106)," calcext:value-type="string">
            <text:p>(5,106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66" calcext:value-type="float">
            <text:p>166</text:p>
          </table:table-cell>
          <table:table-cell table:formula="of:=CONCATENATE(&quot;(&quot;;[.A670];&quot;,&quot;;[.B670];&quot;),&quot;)" office:value-type="string" office:string-value="(8,166)," calcext:value-type="string">
            <text:p>(8,166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671];&quot;,&quot;;[.B671];&quot;),&quot;)" office:value-type="string" office:string-value="(12,6)," calcext:value-type="string">
            <text:p>(12,6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11" calcext:value-type="float">
            <text:p>111</text:p>
          </table:table-cell>
          <table:table-cell table:formula="of:=CONCATENATE(&quot;(&quot;;[.A672];&quot;,&quot;;[.B672];&quot;),&quot;)" office:value-type="string" office:string-value="(3,111)," calcext:value-type="string">
            <text:p>(3,111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92" calcext:value-type="float">
            <text:p>92</text:p>
          </table:table-cell>
          <table:table-cell table:formula="of:=CONCATENATE(&quot;(&quot;;[.A673];&quot;,&quot;;[.B673];&quot;),&quot;)" office:value-type="string" office:string-value="(7,92)," calcext:value-type="string">
            <text:p>(7,9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72" calcext:value-type="float">
            <text:p>72</text:p>
          </table:table-cell>
          <table:table-cell table:formula="of:=CONCATENATE(&quot;(&quot;;[.A674];&quot;,&quot;;[.B674];&quot;),&quot;)" office:value-type="string" office:string-value="(6,72)," calcext:value-type="string">
            <text:p>(6,72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5" calcext:value-type="float">
            <text:p>15</text:p>
          </table:table-cell>
          <table:table-cell table:formula="of:=CONCATENATE(&quot;(&quot;;[.A675];&quot;,&quot;;[.B675];&quot;),&quot;)" office:value-type="string" office:string-value="(7,15)," calcext:value-type="string">
            <text:p>(7,15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28" calcext:value-type="float">
            <text:p>28</text:p>
          </table:table-cell>
          <table:table-cell table:formula="of:=CONCATENATE(&quot;(&quot;;[.A676];&quot;,&quot;;[.B676];&quot;),&quot;)" office:value-type="string" office:string-value="(15,28)," calcext:value-type="string">
            <text:p>(15,28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41" calcext:value-type="float">
            <text:p>141</text:p>
          </table:table-cell>
          <table:table-cell table:formula="of:=CONCATENATE(&quot;(&quot;;[.A677];&quot;,&quot;;[.B677];&quot;),&quot;)" office:value-type="string" office:string-value="(9,141)," calcext:value-type="string">
            <text:p>(9,141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00" calcext:value-type="float">
            <text:p>100</text:p>
          </table:table-cell>
          <table:table-cell table:formula="of:=CONCATENATE(&quot;(&quot;;[.A678];&quot;,&quot;;[.B678];&quot;),&quot;)" office:value-type="string" office:string-value="(2,100)," calcext:value-type="string">
            <text:p>(2,100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33" calcext:value-type="float">
            <text:p>133</text:p>
          </table:table-cell>
          <table:table-cell table:formula="of:=CONCATENATE(&quot;(&quot;;[.A679];&quot;,&quot;;[.B679];&quot;),&quot;)" office:value-type="string" office:string-value="(20,133)," calcext:value-type="string">
            <text:p>(20,133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66" calcext:value-type="float">
            <text:p>66</text:p>
          </table:table-cell>
          <table:table-cell table:formula="of:=CONCATENATE(&quot;(&quot;;[.A680];&quot;,&quot;;[.B680];&quot;),&quot;)" office:value-type="string" office:string-value="(4,66)," calcext:value-type="string">
            <text:p>(4,66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72" calcext:value-type="float">
            <text:p>72</text:p>
          </table:table-cell>
          <table:table-cell table:formula="of:=CONCATENATE(&quot;(&quot;;[.A681];&quot;,&quot;;[.B681];&quot;),&quot;)" office:value-type="string" office:string-value="(15,72)," calcext:value-type="string">
            <text:p>(15,72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75" calcext:value-type="float">
            <text:p>75</text:p>
          </table:table-cell>
          <table:table-cell table:formula="of:=CONCATENATE(&quot;(&quot;;[.A682];&quot;,&quot;;[.B682];&quot;),&quot;)" office:value-type="string" office:string-value="(6,75)," calcext:value-type="string">
            <text:p>(6,75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73" calcext:value-type="float">
            <text:p>173</text:p>
          </table:table-cell>
          <table:table-cell table:formula="of:=CONCATENATE(&quot;(&quot;;[.A683];&quot;,&quot;;[.B683];&quot;),&quot;)" office:value-type="string" office:string-value="(8,173)," calcext:value-type="string">
            <text:p>(8,173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133" calcext:value-type="float">
            <text:p>133</text:p>
          </table:table-cell>
          <table:table-cell table:formula="of:=CONCATENATE(&quot;(&quot;;[.A684];&quot;,&quot;;[.B684];&quot;),&quot;)" office:value-type="string" office:string-value="(8,133)," calcext:value-type="string">
            <text:p>(8,133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47" calcext:value-type="float">
            <text:p>147</text:p>
          </table:table-cell>
          <table:table-cell table:formula="of:=CONCATENATE(&quot;(&quot;;[.A685];&quot;,&quot;;[.B685];&quot;),&quot;)" office:value-type="string" office:string-value="(7,147)," calcext:value-type="string">
            <text:p>(7,147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41" calcext:value-type="float">
            <text:p>41</text:p>
          </table:table-cell>
          <table:table-cell table:formula="of:=CONCATENATE(&quot;(&quot;;[.A686];&quot;,&quot;;[.B686];&quot;),&quot;)" office:value-type="string" office:string-value="(6,41)," calcext:value-type="string">
            <text:p>(6,41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47" calcext:value-type="float">
            <text:p>147</text:p>
          </table:table-cell>
          <table:table-cell table:formula="of:=CONCATENATE(&quot;(&quot;;[.A687];&quot;,&quot;;[.B687];&quot;),&quot;)" office:value-type="string" office:string-value="(11,147)," calcext:value-type="string">
            <text:p>(11,147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78" calcext:value-type="float">
            <text:p>178</text:p>
          </table:table-cell>
          <table:table-cell table:formula="of:=CONCATENATE(&quot;(&quot;;[.A688];&quot;,&quot;;[.B688];&quot;),&quot;)" office:value-type="string" office:string-value="(3,178)," calcext:value-type="string">
            <text:p>(3,178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93" calcext:value-type="float">
            <text:p>93</text:p>
          </table:table-cell>
          <table:table-cell table:formula="of:=CONCATENATE(&quot;(&quot;;[.A689];&quot;,&quot;;[.B689];&quot;),&quot;)" office:value-type="string" office:string-value="(14,93)," calcext:value-type="string">
            <text:p>(14,93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28" calcext:value-type="float">
            <text:p>28</text:p>
          </table:table-cell>
          <table:table-cell table:formula="of:=CONCATENATE(&quot;(&quot;;[.A690];&quot;,&quot;;[.B690];&quot;),&quot;)" office:value-type="string" office:string-value="(6,28)," calcext:value-type="string">
            <text:p>(6,28),</text:p>
          </table:table-cell>
        </table:table-row>
        <table:table-row table:style-name="ro1">
          <table:table-cell table:formula="of:=RANDBETWEEN(1;20)" office:value-type="float" office:value="7" calcext:value-type="float">
            <text:p>7</text:p>
          </table:table-cell>
          <table:table-cell table:formula="of:=RANDBETWEEN(1;195)" office:value-type="float" office:value="105" calcext:value-type="float">
            <text:p>105</text:p>
          </table:table-cell>
          <table:table-cell table:formula="of:=CONCATENATE(&quot;(&quot;;[.A691];&quot;,&quot;;[.B691];&quot;),&quot;)" office:value-type="string" office:string-value="(7,105)," calcext:value-type="string">
            <text:p>(7,105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44" calcext:value-type="float">
            <text:p>144</text:p>
          </table:table-cell>
          <table:table-cell table:formula="of:=CONCATENATE(&quot;(&quot;;[.A692];&quot;,&quot;;[.B692];&quot;),&quot;)" office:value-type="string" office:string-value="(20,144)," calcext:value-type="string">
            <text:p>(20,144),</text:p>
          </table:table-cell>
        </table:table-row>
        <table:table-row table:style-name="ro1">
          <table:table-cell table:formula="of:=RANDBETWEEN(1;20)" office:value-type="float" office:value="15" calcext:value-type="float">
            <text:p>15</text:p>
          </table:table-cell>
          <table:table-cell table:formula="of:=RANDBETWEEN(1;195)" office:value-type="float" office:value="158" calcext:value-type="float">
            <text:p>158</text:p>
          </table:table-cell>
          <table:table-cell table:formula="of:=CONCATENATE(&quot;(&quot;;[.A693];&quot;,&quot;;[.B693];&quot;),&quot;)" office:value-type="string" office:string-value="(15,158)," calcext:value-type="string">
            <text:p>(15,158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43" calcext:value-type="float">
            <text:p>43</text:p>
          </table:table-cell>
          <table:table-cell table:formula="of:=CONCATENATE(&quot;(&quot;;[.A694];&quot;,&quot;;[.B694];&quot;),&quot;)" office:value-type="string" office:string-value="(9,43)," calcext:value-type="string">
            <text:p>(9,43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47" calcext:value-type="float">
            <text:p>147</text:p>
          </table:table-cell>
          <table:table-cell table:formula="of:=CONCATENATE(&quot;(&quot;;[.A695];&quot;,&quot;;[.B695];&quot;),&quot;)" office:value-type="string" office:string-value="(16,147)," calcext:value-type="string">
            <text:p>(16,147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72" calcext:value-type="float">
            <text:p>172</text:p>
          </table:table-cell>
          <table:table-cell table:formula="of:=CONCATENATE(&quot;(&quot;;[.A696];&quot;,&quot;;[.B696];&quot;),&quot;)" office:value-type="string" office:string-value="(1,172)," calcext:value-type="string">
            <text:p>(1,172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79" calcext:value-type="float">
            <text:p>179</text:p>
          </table:table-cell>
          <table:table-cell table:formula="of:=CONCATENATE(&quot;(&quot;;[.A697];&quot;,&quot;;[.B697];&quot;),&quot;)" office:value-type="string" office:string-value="(11,179)," calcext:value-type="string">
            <text:p>(11,179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151" calcext:value-type="float">
            <text:p>151</text:p>
          </table:table-cell>
          <table:table-cell table:formula="of:=CONCATENATE(&quot;(&quot;;[.A698];&quot;,&quot;;[.B698];&quot;),&quot;)" office:value-type="string" office:string-value="(12,151)," calcext:value-type="string">
            <text:p>(12,151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33" calcext:value-type="float">
            <text:p>33</text:p>
          </table:table-cell>
          <table:table-cell table:formula="of:=CONCATENATE(&quot;(&quot;;[.A699];&quot;,&quot;;[.B699];&quot;),&quot;)" office:value-type="string" office:string-value="(16,33)," calcext:value-type="string">
            <text:p>(16,33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65" calcext:value-type="float">
            <text:p>165</text:p>
          </table:table-cell>
          <table:table-cell table:formula="of:=CONCATENATE(&quot;(&quot;;[.A700];&quot;,&quot;;[.B700];&quot;),&quot;)" office:value-type="string" office:string-value="(19,165)," calcext:value-type="string">
            <text:p>(19,165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6" calcext:value-type="float">
            <text:p>6</text:p>
          </table:table-cell>
          <table:table-cell table:formula="of:=CONCATENATE(&quot;(&quot;;[.A701];&quot;,&quot;;[.B701];&quot;),&quot;)" office:value-type="string" office:string-value="(18,6)," calcext:value-type="string">
            <text:p>(18,6),</text:p>
          </table:table-cell>
        </table:table-row>
        <table:table-row table:style-name="ro1">
          <table:table-cell table:formula="of:=RANDBETWEEN(1;20)" office:value-type="float" office:value="6" calcext:value-type="float">
            <text:p>6</text:p>
          </table:table-cell>
          <table:table-cell table:formula="of:=RANDBETWEEN(1;195)" office:value-type="float" office:value="175" calcext:value-type="float">
            <text:p>175</text:p>
          </table:table-cell>
          <table:table-cell table:formula="of:=CONCATENATE(&quot;(&quot;;[.A702];&quot;,&quot;;[.B702];&quot;),&quot;)" office:value-type="string" office:string-value="(6,175)," calcext:value-type="string">
            <text:p>(6,175),</text:p>
          </table:table-cell>
        </table:table-row>
        <table:table-row table:style-name="ro1">
          <table:table-cell table:formula="of:=RANDBETWEEN(1;20)" office:value-type="float" office:value="1" calcext:value-type="float">
            <text:p>1</text:p>
          </table:table-cell>
          <table:table-cell table:formula="of:=RANDBETWEEN(1;195)" office:value-type="float" office:value="167" calcext:value-type="float">
            <text:p>167</text:p>
          </table:table-cell>
          <table:table-cell table:formula="of:=CONCATENATE(&quot;(&quot;;[.A703];&quot;,&quot;;[.B703];&quot;),&quot;)" office:value-type="string" office:string-value="(1,167)," calcext:value-type="string">
            <text:p>(1,167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24" calcext:value-type="float">
            <text:p>124</text:p>
          </table:table-cell>
          <table:table-cell table:formula="of:=CONCATENATE(&quot;(&quot;;[.A704];&quot;,&quot;;[.B704];&quot;),&quot;)" office:value-type="string" office:string-value="(16,124)," calcext:value-type="string">
            <text:p>(16,124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64" calcext:value-type="float">
            <text:p>64</text:p>
          </table:table-cell>
          <table:table-cell table:formula="of:=CONCATENATE(&quot;(&quot;;[.A705];&quot;,&quot;;[.B705];&quot;),&quot;)" office:value-type="string" office:string-value="(5,64)," calcext:value-type="string">
            <text:p>(5,64),</text:p>
          </table:table-cell>
        </table:table-row>
        <table:table-row table:style-name="ro1">
          <table:table-cell table:formula="of:=RANDBETWEEN(1;20)" office:value-type="float" office:value="8" calcext:value-type="float">
            <text:p>8</text:p>
          </table:table-cell>
          <table:table-cell table:formula="of:=RANDBETWEEN(1;195)" office:value-type="float" office:value="61" calcext:value-type="float">
            <text:p>61</text:p>
          </table:table-cell>
          <table:table-cell table:formula="of:=CONCATENATE(&quot;(&quot;;[.A706];&quot;,&quot;;[.B706];&quot;),&quot;)" office:value-type="string" office:string-value="(8,61)," calcext:value-type="string">
            <text:p>(8,61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01" calcext:value-type="float">
            <text:p>101</text:p>
          </table:table-cell>
          <table:table-cell table:formula="of:=CONCATENATE(&quot;(&quot;;[.A707];&quot;,&quot;;[.B707];&quot;),&quot;)" office:value-type="string" office:string-value="(17,101)," calcext:value-type="string">
            <text:p>(17,101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53" calcext:value-type="float">
            <text:p>153</text:p>
          </table:table-cell>
          <table:table-cell table:formula="of:=CONCATENATE(&quot;(&quot;;[.A708];&quot;,&quot;;[.B708];&quot;),&quot;)" office:value-type="string" office:string-value="(19,153)," calcext:value-type="string">
            <text:p>(19,153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83" calcext:value-type="float">
            <text:p>83</text:p>
          </table:table-cell>
          <table:table-cell table:formula="of:=CONCATENATE(&quot;(&quot;;[.A709];&quot;,&quot;;[.B709];&quot;),&quot;)" office:value-type="string" office:string-value="(20,83)," calcext:value-type="string">
            <text:p>(20,83),</text:p>
          </table:table-cell>
        </table:table-row>
        <table:table-row table:style-name="ro1">
          <table:table-cell table:formula="of:=RANDBETWEEN(1;20)" office:value-type="float" office:value="2" calcext:value-type="float">
            <text:p>2</text:p>
          </table:table-cell>
          <table:table-cell table:formula="of:=RANDBETWEEN(1;195)" office:value-type="float" office:value="181" calcext:value-type="float">
            <text:p>181</text:p>
          </table:table-cell>
          <table:table-cell table:formula="of:=CONCATENATE(&quot;(&quot;;[.A710];&quot;,&quot;;[.B710];&quot;),&quot;)" office:value-type="string" office:string-value="(2,181)," calcext:value-type="string">
            <text:p>(2,181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" calcext:value-type="float">
            <text:p>1</text:p>
          </table:table-cell>
          <table:table-cell table:formula="of:=CONCATENATE(&quot;(&quot;;[.A711];&quot;,&quot;;[.B711];&quot;),&quot;)" office:value-type="string" office:string-value="(4,1)," calcext:value-type="string">
            <text:p>(4,1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95" calcext:value-type="float">
            <text:p>95</text:p>
          </table:table-cell>
          <table:table-cell table:formula="of:=CONCATENATE(&quot;(&quot;;[.A712];&quot;,&quot;;[.B712];&quot;),&quot;)" office:value-type="string" office:string-value="(10,95)," calcext:value-type="string">
            <text:p>(10,95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52" calcext:value-type="float">
            <text:p>52</text:p>
          </table:table-cell>
          <table:table-cell table:formula="of:=CONCATENATE(&quot;(&quot;;[.A713];&quot;,&quot;;[.B713];&quot;),&quot;)" office:value-type="string" office:string-value="(10,52)," calcext:value-type="string">
            <text:p>(10,52),</text:p>
          </table:table-cell>
        </table:table-row>
        <table:table-row table:style-name="ro1">
          <table:table-cell table:formula="of:=RANDBETWEEN(1;20)" office:value-type="float" office:value="17" calcext:value-type="float">
            <text:p>17</text:p>
          </table:table-cell>
          <table:table-cell table:formula="of:=RANDBETWEEN(1;195)" office:value-type="float" office:value="12" calcext:value-type="float">
            <text:p>12</text:p>
          </table:table-cell>
          <table:table-cell table:formula="of:=CONCATENATE(&quot;(&quot;;[.A714];&quot;,&quot;;[.B714];&quot;),&quot;)" office:value-type="string" office:string-value="(17,12)," calcext:value-type="string">
            <text:p>(17,12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16" calcext:value-type="float">
            <text:p>116</text:p>
          </table:table-cell>
          <table:table-cell table:formula="of:=CONCATENATE(&quot;(&quot;;[.A715];&quot;,&quot;;[.B715];&quot;),&quot;)" office:value-type="string" office:string-value="(13,116)," calcext:value-type="string">
            <text:p>(13,116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100" calcext:value-type="float">
            <text:p>100</text:p>
          </table:table-cell>
          <table:table-cell table:formula="of:=CONCATENATE(&quot;(&quot;;[.A716];&quot;,&quot;;[.B716];&quot;),&quot;)" office:value-type="string" office:string-value="(14,100)," calcext:value-type="string">
            <text:p>(14,100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177" calcext:value-type="float">
            <text:p>177</text:p>
          </table:table-cell>
          <table:table-cell table:formula="of:=CONCATENATE(&quot;(&quot;;[.A717];&quot;,&quot;;[.B717];&quot;),&quot;)" office:value-type="string" office:string-value="(19,177)," calcext:value-type="string">
            <text:p>(19,177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39" calcext:value-type="float">
            <text:p>39</text:p>
          </table:table-cell>
          <table:table-cell table:formula="of:=CONCATENATE(&quot;(&quot;;[.A718];&quot;,&quot;;[.B718];&quot;),&quot;)" office:value-type="string" office:string-value="(4,39)," calcext:value-type="string">
            <text:p>(4,39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91" calcext:value-type="float">
            <text:p>191</text:p>
          </table:table-cell>
          <table:table-cell table:formula="of:=CONCATENATE(&quot;(&quot;;[.A719];&quot;,&quot;;[.B719];&quot;),&quot;)" office:value-type="string" office:string-value="(13,191)," calcext:value-type="string">
            <text:p>(13,191),</text:p>
          </table:table-cell>
        </table:table-row>
        <table:table-row table:style-name="ro1">
          <table:table-cell table:formula="of:=RANDBETWEEN(1;20)" office:value-type="float" office:value="14" calcext:value-type="float">
            <text:p>14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720];&quot;,&quot;;[.B720];&quot;),&quot;)" office:value-type="string" office:string-value="(14,22)," calcext:value-type="string">
            <text:p>(14,22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82" calcext:value-type="float">
            <text:p>182</text:p>
          </table:table-cell>
          <table:table-cell table:formula="of:=CONCATENATE(&quot;(&quot;;[.A721];&quot;,&quot;;[.B721];&quot;),&quot;)" office:value-type="string" office:string-value="(3,182)," calcext:value-type="string">
            <text:p>(3,182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7" calcext:value-type="float">
            <text:p>17</text:p>
          </table:table-cell>
          <table:table-cell table:formula="of:=CONCATENATE(&quot;(&quot;;[.A722];&quot;,&quot;;[.B722];&quot;),&quot;)" office:value-type="string" office:string-value="(4,17)," calcext:value-type="string">
            <text:p>(4,17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9" calcext:value-type="float">
            <text:p>9</text:p>
          </table:table-cell>
          <table:table-cell table:formula="of:=CONCATENATE(&quot;(&quot;;[.A723];&quot;,&quot;;[.B723];&quot;),&quot;)" office:value-type="string" office:string-value="(18,9)," calcext:value-type="string">
            <text:p>(18,9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32" calcext:value-type="float">
            <text:p>132</text:p>
          </table:table-cell>
          <table:table-cell table:formula="of:=CONCATENATE(&quot;(&quot;;[.A724];&quot;,&quot;;[.B724];&quot;),&quot;)" office:value-type="string" office:string-value="(20,132)," calcext:value-type="string">
            <text:p>(20,132),</text:p>
          </table:table-cell>
        </table:table-row>
        <table:table-row table:style-name="ro1">
          <table:table-cell table:formula="of:=RANDBETWEEN(1;20)" office:value-type="float" office:value="11" calcext:value-type="float">
            <text:p>11</text:p>
          </table:table-cell>
          <table:table-cell table:formula="of:=RANDBETWEEN(1;195)" office:value-type="float" office:value="165" calcext:value-type="float">
            <text:p>165</text:p>
          </table:table-cell>
          <table:table-cell table:formula="of:=CONCATENATE(&quot;(&quot;;[.A725];&quot;,&quot;;[.B725];&quot;),&quot;)" office:value-type="string" office:string-value="(11,165)," calcext:value-type="string">
            <text:p>(11,165),</text:p>
          </table:table-cell>
        </table:table-row>
        <table:table-row table:style-name="ro1">
          <table:table-cell table:formula="of:=RANDBETWEEN(1;20)" office:value-type="float" office:value="20" calcext:value-type="float">
            <text:p>20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726];&quot;,&quot;;[.B726];&quot;),&quot;)" office:value-type="string" office:string-value="(20,118)," calcext:value-type="string">
            <text:p>(20,118),</text:p>
          </table:table-cell>
        </table:table-row>
        <table:table-row table:style-name="ro1">
          <table:table-cell table:formula="of:=RANDBETWEEN(1;20)" office:value-type="float" office:value="19" calcext:value-type="float">
            <text:p>19</text:p>
          </table:table-cell>
          <table:table-cell table:formula="of:=RANDBETWEEN(1;195)" office:value-type="float" office:value="84" calcext:value-type="float">
            <text:p>84</text:p>
          </table:table-cell>
          <table:table-cell table:formula="of:=CONCATENATE(&quot;(&quot;;[.A727];&quot;,&quot;;[.B727];&quot;),&quot;)" office:value-type="string" office:string-value="(19,84)," calcext:value-type="string">
            <text:p>(19,84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118" calcext:value-type="float">
            <text:p>118</text:p>
          </table:table-cell>
          <table:table-cell table:formula="of:=CONCATENATE(&quot;(&quot;;[.A728];&quot;,&quot;;[.B728];&quot;),&quot;)" office:value-type="string" office:string-value="(3,118)," calcext:value-type="string">
            <text:p>(3,118),</text:p>
          </table:table-cell>
        </table:table-row>
        <table:table-row table:style-name="ro1">
          <table:table-cell table:formula="of:=RANDBETWEEN(1;20)" office:value-type="float" office:value="18" calcext:value-type="float">
            <text:p>18</text:p>
          </table:table-cell>
          <table:table-cell table:formula="of:=RANDBETWEEN(1;195)" office:value-type="float" office:value="128" calcext:value-type="float">
            <text:p>128</text:p>
          </table:table-cell>
          <table:table-cell table:formula="of:=CONCATENATE(&quot;(&quot;;[.A729];&quot;,&quot;;[.B729];&quot;),&quot;)" office:value-type="string" office:string-value="(18,128)," calcext:value-type="string">
            <text:p>(18,128),</text:p>
          </table:table-cell>
        </table:table-row>
        <table:table-row table:style-name="ro1">
          <table:table-cell table:formula="of:=RANDBETWEEN(1;20)" office:value-type="float" office:value="10" calcext:value-type="float">
            <text:p>10</text:p>
          </table:table-cell>
          <table:table-cell table:formula="of:=RANDBETWEEN(1;195)" office:value-type="float" office:value="88" calcext:value-type="float">
            <text:p>88</text:p>
          </table:table-cell>
          <table:table-cell table:formula="of:=CONCATENATE(&quot;(&quot;;[.A730];&quot;,&quot;;[.B730];&quot;),&quot;)" office:value-type="string" office:string-value="(10,88)," calcext:value-type="string">
            <text:p>(10,88),</text:p>
          </table:table-cell>
        </table:table-row>
        <table:table-row table:style-name="ro1">
          <table:table-cell table:formula="of:=RANDBETWEEN(1;20)" office:value-type="float" office:value="16" calcext:value-type="float">
            <text:p>16</text:p>
          </table:table-cell>
          <table:table-cell table:formula="of:=RANDBETWEEN(1;195)" office:value-type="float" office:value="124" calcext:value-type="float">
            <text:p>124</text:p>
          </table:table-cell>
          <table:table-cell table:formula="of:=CONCATENATE(&quot;(&quot;;[.A731];&quot;,&quot;;[.B731];&quot;),&quot;)" office:value-type="string" office:string-value="(16,124)," calcext:value-type="string">
            <text:p>(16,124),</text:p>
          </table:table-cell>
        </table:table-row>
        <table:table-row table:style-name="ro1">
          <table:table-cell table:formula="of:=RANDBETWEEN(1;20)" office:value-type="float" office:value="13" calcext:value-type="float">
            <text:p>13</text:p>
          </table:table-cell>
          <table:table-cell table:formula="of:=RANDBETWEEN(1;195)" office:value-type="float" office:value="10" calcext:value-type="float">
            <text:p>10</text:p>
          </table:table-cell>
          <table:table-cell table:formula="of:=CONCATENATE(&quot;(&quot;;[.A732];&quot;,&quot;;[.B732];&quot;),&quot;)" office:value-type="string" office:string-value="(13,10)," calcext:value-type="string">
            <text:p>(13,10),</text:p>
          </table:table-cell>
        </table:table-row>
        <table:table-row table:style-name="ro1">
          <table:table-cell table:formula="of:=RANDBETWEEN(1;20)" office:value-type="float" office:value="5" calcext:value-type="float">
            <text:p>5</text:p>
          </table:table-cell>
          <table:table-cell table:formula="of:=RANDBETWEEN(1;195)" office:value-type="float" office:value="70" calcext:value-type="float">
            <text:p>70</text:p>
          </table:table-cell>
          <table:table-cell table:formula="of:=CONCATENATE(&quot;(&quot;;[.A733];&quot;,&quot;;[.B733];&quot;),&quot;)" office:value-type="string" office:string-value="(5,70)," calcext:value-type="string">
            <text:p>(5,70),</text:p>
          </table:table-cell>
        </table:table-row>
        <table:table-row table:style-name="ro1">
          <table:table-cell table:formula="of:=RANDBETWEEN(1;20)" office:value-type="float" office:value="4" calcext:value-type="float">
            <text:p>4</text:p>
          </table:table-cell>
          <table:table-cell table:formula="of:=RANDBETWEEN(1;195)" office:value-type="float" office:value="161" calcext:value-type="float">
            <text:p>161</text:p>
          </table:table-cell>
          <table:table-cell table:formula="of:=CONCATENATE(&quot;(&quot;;[.A734];&quot;,&quot;;[.B734];&quot;),&quot;)" office:value-type="string" office:string-value="(4,161)," calcext:value-type="string">
            <text:p>(4,161),</text:p>
          </table:table-cell>
        </table:table-row>
        <table:table-row table:style-name="ro1">
          <table:table-cell table:formula="of:=RANDBETWEEN(1;20)" office:value-type="float" office:value="9" calcext:value-type="float">
            <text:p>9</text:p>
          </table:table-cell>
          <table:table-cell table:formula="of:=RANDBETWEEN(1;195)" office:value-type="float" office:value="149" calcext:value-type="float">
            <text:p>149</text:p>
          </table:table-cell>
          <table:table-cell table:formula="of:=CONCATENATE(&quot;(&quot;;[.A735];&quot;,&quot;;[.B735];&quot;),&quot;)" office:value-type="string" office:string-value="(9,149)," calcext:value-type="string">
            <text:p>(9,149),</text:p>
          </table:table-cell>
        </table:table-row>
        <table:table-row table:style-name="ro1">
          <table:table-cell table:formula="of:=RANDBETWEEN(1;20)" office:value-type="float" office:value="12" calcext:value-type="float">
            <text:p>12</text:p>
          </table:table-cell>
          <table:table-cell table:formula="of:=RANDBETWEEN(1;195)" office:value-type="float" office:value="50" calcext:value-type="float">
            <text:p>50</text:p>
          </table:table-cell>
          <table:table-cell table:formula="of:=CONCATENATE(&quot;(&quot;;[.A736];&quot;,&quot;;[.B736];&quot;),&quot;)" office:value-type="string" office:string-value="(12,50)," calcext:value-type="string">
            <text:p>(12,50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65" calcext:value-type="float">
            <text:p>65</text:p>
          </table:table-cell>
          <table:table-cell table:formula="of:=CONCATENATE(&quot;(&quot;;[.A737];&quot;,&quot;;[.B737];&quot;),&quot;)" office:value-type="string" office:string-value="(3,65)," calcext:value-type="string">
            <text:p>(3,65),</text:p>
          </table:table-cell>
        </table:table-row>
        <table:table-row table:style-name="ro1">
          <table:table-cell table:formula="of:=RANDBETWEEN(1;20)" office:value-type="float" office:value="3" calcext:value-type="float">
            <text:p>3</text:p>
          </table:table-cell>
          <table:table-cell table:formula="of:=RANDBETWEEN(1;195)" office:value-type="float" office:value="22" calcext:value-type="float">
            <text:p>22</text:p>
          </table:table-cell>
          <table:table-cell table:formula="of:=CONCATENATE(&quot;(&quot;;[.A738];&quot;,&quot;;[.B738];&quot;),&quot;)" office:value-type="string" office:string-value="(3,22)," calcext:value-type="string">
            <text:p>(3,22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2:57:36.741093713</meta:creation-date>
    <dc:date>2025-01-03T23:33:37.009589409</dc:date>
    <meta:editing-duration>PT25M37S</meta:editing-duration>
    <meta:editing-cycles>1</meta:editing-cycles>
    <meta:document-statistic meta:table-count="1" meta:cell-count="2212" meta:object-count="0"/>
    <meta:generator>LibreOffice/24.2.7.2$Linux_X86_64 LibreOffice_project/420$Build-2</meta:generator>
  </office:meta>
</office:document-meta>
</file>